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Singapore's suicide rate hit the highest record of 22 years</text:span>
</text:h>
      <text:p text:style-name="P4">
Publisher: 法新社</text:p>
      <text:p text:style-name="P4">
Published Time: 2023-07-01T-21:32:08+00:00</text:p>
      <text:p text:style-name="P4">
Modified Time: 2023-07-01T12:05:01+00:00</text:p>
      <text:p text:style-name="P4">
Description: (Agence France -Presse, Singapore, 1st) According to the Singapore Assistant Association, Singapore's suicide rate last year rose nearly 26%. It has reached the highest point in more than 20 years. "The pain of the spir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7-01T-21-32-08-00-00/000000.png" xlink:type="simple" xlink:show="embed" xlink:actuate="onLoad" draw:mime-type="image/png"/>
</draw:frame>
Samaritans of Singapore said in the annual press release that the suicide rate of young people aged 10 to 29 and the elderly aged aged 70 to 79 is particularly worrying.</text:p>
      <text:p text:style-name="P4">
The Singapore Assistant Association stated in the press release that a total of 476 people committed suicide in 2022, which is "the record with the largest number of suicide deaths in 2000", which is higher than the 378 people in the previous year.</text:p>
      <text:p text:style-name="P4">
Senior psychiatrist and mental health consultant Jerud. "Jared Ng) said:" The number of suicide in Singapore has risen unprecedentedly, which is extremely heartbreaking. "</text:p>
      <text:p text:style-name="P4">
He said: "The suicide rate is rising, and the invisible spiritual pain is penetrating our society, especially young people and the elderly. The most important thing is that we must be alert to the urgency of continuously affecting mental health, such as society The problem of isolation and loneliness. "</text:p>
      <text:p text:style-name="P4">
The press release pointed out that suicide "topped the cause of death of young people 10 to 29 years in a row for 4 consecutive years", accounting for 33.6%of the deaths of all deaths at the age. In 2022, a total of 125 people committed suicide, an increase of 11.6%from the 112 people in the previous year.</text:p>
      <text:p text:style-name="P4">
According to the Singapore Assistant Association, Singapore's suicide in Singapore's 70 to 79 -year -olds increased to 48, an increase of 60%from 30 in 2021.</text:p>
      <text:p text:style-name="P4">
According to the World Health Organization (WHO) data, suicide is the fourth cause of young people from 15 to 29 years in the world. More than 700,000 people in the world die of suicide each year.</text:p>
      <text:p text:style-name="P4">
News Source: <text:a xlink:type="simple" xlink:href="https://www.rfi.fr/cn/%E5%9B%BD%E9%99%85%E6%8A%A5%E9%81%93/20230701-%E6%96%B0%E5%8A%A0%E5%9D%A1%E8%87%AA%E6%9D%80%E7%8E%87-%E5%88%9B22%E5%B9%B4%E6%9C%80%E9%AB%98%E7%BA%AA%E5%BD%95" text:style-name="Internet_20_link" text:visited-style-name="Visited_20_Internet_20_Link">
https://www.rfi.fr/cn/%E5%9B%BD%E9%99%85%E6%8A%A5%E9%81%93/20230701-%E6%96%B0%E5%8A%A0%E5%9D%A1%E8%87%AA%E6%9D%80%E7%8E%87-%E5%88%9B22%E5%B9%B4%E6%9C%80%E9%AB%98%E7%BA%AA%E5%BD%95</text:a>
</text:p>
      <!--NEWS-->
      <text:h text:style-name="P10" text:outline-level="1">
<text:span text:style-name="T4">
Wagner rebellion, Beijing's "Okinawa card", China's employment situation is becoming more and more severe, and more important stories this week</text:span>
</text:h>
      <text:p text:style-name="P4">
Author: https://www.facebook.com/bbcworldservice/</text:p>
      <text:p text:style-name="P4">
Publisher: BBC News 中文</text:p>
      <text:p text:style-name="P4">
Published Time: 2023-07-01T02:12:44.000Z</text:p>
      <text:p text:style-name="P4">
Modified Time: 2023-07-01T02:12:44.000Z</text:p>
      <text:p text:style-name="P4">
Description: In the fourth week of June 2023, Russia experienced chaotic and dramatic episodes. In more than a day, Wagner's mercenaries launched a rebellion and marched towards Moscow, and then unexpectedly ended, the incident shocked the world.</text:p>
      <text:p text:style-name="P4">
Images: ["<text:a xlink:type="simple" xlink:href="https://ichef.bbci.co.uk/news/640/cpsprodpb/D6D8/production/_130200055_p0fx3qb2.jpg" text:style-name="Internet_20_link" text:visited-style-name="Visited_20_Internet_20_Link">
_130200055_p0...</text:a>
"]</text:p>
      <text:p text:style-name="P4">
Videos: ["<text:a xlink:type="simple" xlink:href="https://www.bbc.com/ws/av-embeds/cps/zhongwen/simp/press-review-66062900/p0fxcvv2/zh-hans" text:style-name="Internet_20_link" text:visited-style-name="Visited_20_Internet_20_Link">
zh-hans</text:a>
", "<text:a xlink:type="simple" xlink:href="https://www.bbc.com/ws/av-embeds/cps/zhongwen/simp/press-review-66062900/p0fv2hlx/zh-hans" text:style-name="Internet_20_link" text:visited-style-name="Visited_20_Internet_20_Link">
zh-hans</text:a>
", "<text:a xlink:type="simple" xlink:href="https://www.bbc.com/ws/av-embeds/cps/zhongwen/simp/press-review-66062900/p0fk1h0q/zh-hans" text:style-name="Internet_20_link" text:visited-style-name="Visited_20_Internet_20_Link">
zh-hans</text:a>
"]</text:p>
      <text:p text:style-name="P4">
Tags: ['中日关系', '乌克兰局势升温', '金融财经', '俄国', '日本', '中國', '台湾', '香港', '足球', '军事', '就业', '乌克兰']</text:p>
      <text:p text:style-name="P4">
Type: Article</text:p>
      <!--METADATA-->
      <text:h text:style-name="P12" text:outline-level="3">
<text:span text:style-name="T4">
Wagner rebellion, Beijing's "Okinawa card", China's employment situation is becoming more and more severe, and more important stories this week</text:span>
</text:h>
      <text:p text:style-name="P4">
July 1, 2023![] <text:a xlink:type="simple" xlink:href="Images/BBC Chinese/2023-07-01T02-12-44.000Z/_130200055_p0fx3qb2.jpg" text:style-name="Internet_20_link" text:visited-style-name="Visited_20_Internet_20_Link">
</text:a>
Image source, Concord Press Service</text:p>
      <text:p text:style-name="P4">
Image adding text,</text:p>
      <text:p text:style-name="P4">
Wagner's leader Yevgeny Prigozhin</text:p>
      <text:p text:style-name="P4">
<text:span text:style-name="T4">
 In the fourth week of June 2023, Russia has experienced chaotic and dramatic episodes. In more than a day, Wagner's mercenaries launched a rebellion and marched towards Moscow, and then unexpectedly ended, the incident shocked the world. How can this rebellion change the Russian and Ukraine War, and even global politics? In addition, Xi Jinping commented on "Ryukyu History" and analyzed that it touched the sensitive nerves of China and Japan. Will Beijing's "Okinawa Brand" be played? </text:span>
</text:p>
      <text:p text:style-name="P4">
In addition, in June, in June, where Argentina visited China in the New Science World Cup, Argentina triggered an upsurge in Beijing. A folk rural amateur football event "village super" in southwestern China had unexpectedly became popular. Ke Wenzhe, the former mayor of Taiwan, elected the 2024 President's Great President, on behalf of the third forces, causing the Kuomintang supporters to be anxious and the DPP's tension.</text:p>
      <text:p text:style-name="P4">
In the end, China's employment situation is becoming more and more serious. Young people find a way from the "blue -collar" work. Where are their way out? BBC Chinese has detailed analysis.</text:p>
      <text:p text:style-name="P4">
Just in the past week, the content of the BBC Chinese and above has attracted the attention of readers. If you missed them, we will take you to review one by one.</text:p>
      <text:h text:style-name="P12" text:outline-level="3">
<text:span text:style-name="T4">
1 . Wagner's rebellion ended Russia and Ukraine and even the world?</text:span>
</text:h>
      <text:p text:style-name="P4">
<text:a xlink:type="simple" xlink:href="https://www.bbc.com/ws/av-embeds/cps/zhongwen/simp/press-review-66062900/p0fxcvv2/zh-hans" text:style-name="Internet_20_link" text:visited-style-name="Visited_20_Internet_20_Link">
Video-1-Link:/WS/AV-EMBEDS/CPS/ZHONGWEN/SIMP/Press-Review-66062900/P0FXCVV2/ZH-Hans</text:a>
<text:span text:style-name="T4">
 Your equipment does not support playing multimedia materials </text:span>
 video plus injection text,</text:p>
      <text:p text:style-name="P4">
The five effects of the Wagner Group's military rebellion</text:p>
      <text:p text:style-name="P4">
<text:a xlink:type="simple" xlink:href="https://www.bbc.com/zhongwen/simp/world-66012863" text:style-name="Internet_20_link" text:visited-style-name="Visited_20_Internet_20_Link">
What is the impact of the end of the Wagner rebellion, Russia, Ukraine and the world? </text:a>
<text:span text:style-name="T5">
 <text:a xlink:type="simple" xlink:href="https://www.bbc.com/zhongwen/simp/world-66006680" text:style-name="Internet_20_link" text:visited-style-name="Visited_20_Internet_20_Link">
The head of the Wagner Group of Russia was accused of inciting rebellion: the second city has been controlled, Putin delivered an emergency speech</text:a>
</text:span>
 <text:a xlink:type="simple" xlink:href="https://www.bbc.com/zhongwen/simp/world-64314486" text:style-name="Internet_20_link" text:visited-style-name="Visited_20_Internet_20_Link">
Ukraine War: Who is the leader of the Russian mercenary "Wagner Group" who recruited criminals to participate in the war</text:a>
Russia has experienced chaotic and dramatic episodes. In more than a day, Wagner's mercenaries launched a rebellion and marched towards Moscow. However, the rebellion ended unexpectedly. An expert told the BBC that the head of Wagner's head of Porigjin to Belarus and the Wagner soldiers were absorbed to the Russian army, which may mean the end of this infamous mercenary organization.</text:p>
      <text:p text:style-name="P4">
Andrew D'Anieri, the Atlantic Council, said the information from Russia was chaotic and unclear, and it was difficult to say what would happen in the end. James Nixey, head of the Russian Eurasian project in the Chartham Institute, said Ukraine will benefit from the Russian crisis.</text:p>
      <text:h text:style-name="P12" text:outline-level="3">
<text:span text:style-name="T4">
2 . Sino -Japanese relations: Why did Beijing play "Okinawa"?</text:span>
</text:h>
      <text:p text:style-name="P4">
Image source, getty images</text:p>
      <text:p text:style-name="P4">
Image adding text,</text:p>
      <text:p text:style-name="P4">
From the bird's -eye view of the middle of Okinawa, we can see that the U.S. Air Force Base (left) and the Kaisa Air Force Base (information photo on December 12, 2021) can be seen.</text:p>
      <text:p text:style-name="P4">
<text:a xlink:type="simple" xlink:href="https://www.bbc.com/zhongwen/simp/world-66007382" text:style-name="Internet_20_link" text:visited-style-name="Visited_20_Internet_20_Link">
Sino -Japanese relations: Why does Xi Jinping mention the history of "Ryukyu"? Beijing's political strategy to play "Okinawa"</text:a>
<text:span text:style-name="T5">
 <text:a xlink:type="simple" xlink:href="https://www.bbc.com/zhongwen/simp/world-65529713" text:style-name="Internet_20_link" text:visited-style-name="Visited_20_Internet_20_Link">
The first island chain: Bynden re -connected the breakout of Asian allies and China</text:a>
</text:span>
 <text:a xlink:type="simple" xlink:href="https://www.bbc.com/zhongwen/simp/world-64100994" text:style-name="Internet_20_link" text:visited-style-name="Visited_20_Internet_20_Link">
Asia -Pacific arms race competition and Sino -Japanese relations under the influence of Japanese defense expenditures</text:a>
On June 4 this year, a headline news published the front page of the Chinese official media "People's Daily", which disclosed that the CCP leader Xi Jinping inspected the National Edition of the Chinese National Edition and mentioned that the independent "Ryukyu Kingdom" (now Okinawa) and Fujian from Fujian history. Relevant news accidentally touches the sensitive nerves of China and Japan.</text:p>
      <text:p text:style-name="P4">
Japanese expert Lin Quanzhong told the BBC Chinese that this time it should be a text that "consciously choosing" the history involving Ryukyu history and commented to Xi Jinping. It can be seen that the two information. "First of all, Beijing seems to emphasize that in the moment when China -Japan relations are not harmonious, China can have a special friendly relationship with Ryukyu; then it is that the status of Ryukyu belongs not to Japan, and it should be discussed. "</text:p>
      <text:h text:style-name="P12" text:outline-level="3">
<text:span text:style-name="T4">
3 . China's "Village Super" game played and became popular</text:span>
</text:h>
      <text:p text:style-name="P4">
[Video-Link:/WS/AV-EMBEDS/CPS/ZHONGWEN/SIMP/Press-Review-66062900/P0FV2HLX/ZH-HansS]](https://www.bbc.com/ws/av-embeds/cps/zhongwen/simp/press-review-66062900/p0fv2hlx/zh-hans)<text:span text:style-name="T4">
 Your equipment does not support playing multimedia materials </text:span>
 video plus injection text,</text:p>
      <text:p text:style-name="P4">
The "Village Super" football game of Guizhou, the popularity of popularityDuring the post -new championship epidemic period, the Chinese Super League returned to the normal state and the new World Cup champion Argentina visited China in June in Beijing that caused a fans in Beijing. A folk rural amateur football event in Southwest China accidentally became a focus of attention. According to Chinese media reports, Rongjiang County Football League, Rongjiang County, Guizhou Province, called "Village Super", was suddenly attracted a lot of attention online and offline with an incredible momentum.</text:p>
      <text:p text:style-name="P4">
This rural competition is accused of being organized by local villagers. Participants from the ages of 15 to 40 come from different occupations and from different ethnic groups.</text:p>
      <text:h text:style-name="P12" text:outline-level="3">
<text:span text:style-name="T4">
4 . Taiwan 2024 Presidential Election: Who is supporting "Critic" Ke Wenzhe</text:span>
</text:h>
      <text:p text:style-name="P4">
Image source, getty images</text:p>
      <text:p text:style-name="P4">
Image adding text,</text:p>
      <text:p text:style-name="P4">
The former Taipei Mayor Ke Wenzhe's support was unexpectedly led, and the New Taipei Mayor Hou Youyi, who was on behalf of the Kuomintang, fell third, causing heated discussions in Taiwan's political scene.</text:p>
      <text:p text:style-name="P4">
<text:a xlink:type="simple" xlink:href="https://www.bbc.com/zhongwen/simp/chinese-news-66039161" text:style-name="Internet_20_link" text:visited-style-name="Visited_20_Internet_20_Link">
Taiwan 2024 Presidential Election: Who is supporting "Critic" Ke Wenzhe</text:a>
<text:span text:style-name="T5">
 <text:a xlink:type="simple" xlink:href="https://www.bbc.com/zhongwen/simp/chinese-news-64261592" text:style-name="Internet_20_link" text:visited-style-name="Visited_20_Internet_20_Link">
Will Lai Qingde be elected as the Democratic Progressive Party Chairman "Practical Taiwan Independence", will he be the next president of Taiwan? </text:a>
</text:span>
 <text:a xlink:type="simple" xlink:href="https://www.bbc.com/zhongwen/simp/chinese-news-65618692" text:style-name="Internet_20_link" text:visited-style-name="Visited_20_Internet_20_Link">
Taiwan Election 2024: Why can Hou Youyi represent the Kuomintang to participate in the war</text:a>
It has been more than half a year since the Taiwan 2024 presidential election. A poll released by Taiwan TV TVBS last week showed that the presidential candidate for the third largest party of Taiwan and the former Taipei Mayor Ke Wenzhe's support was unexpectedly led. The New Taipei Mayor Hou Youyi, who was on behalf of the Kuomintang, fell third, causing heated discussions in Taiwan.</text:p>
      <text:p text:style-name="P4">
In addition, Ke Wenzhe recently threw the issue of the service trade agreement that caused Taiwan's "Sunflower Movement" nine years ago, and once again caused a debate.</text:p>
      <text:h text:style-name="P12" text:outline-level="3">
<text:span text:style-name="T4">
5 . China ’s employment situation is becoming more and more severe, and young people find the way from the“ blue -collar ”job</text:span>
</text:h>
      <text:p text:style-name="P4">
[Video-3-Link:/WS/AV-EMBEDS/CPS/ZHONGWEN/SIMP/PRESS-Review-66062900/P0FK1H0Q/ZH-HansS]](https://www.bbc.com/ws/av-embeds/cps/zhongwen/simp/press-review-66062900/p0fk1h0q/zh-hans)<text:span text:style-name="T4">
 Your equipment does not support playing multimedia materials </text:span>
 video plus injection text,</text:p>
      <text:p text:style-name="P4">
The most difficult graduation season in history in 2023: Chinese young people "squeeze" temples to pray for work</text:p>
      <text:p text:style-name="P4">
<text:a xlink:type="simple" xlink:href="https://www.bbc.com/zhongwen/simp/world-65995537" text:style-name="Internet_20_link" text:visited-style-name="Visited_20_Internet_20_Link">
China's employment situation is becoming more and more serious, young people find ways to find the way from the "blue -collar" work</text:a>
<text:span text:style-name="T5">
 <text:a xlink:type="simple" xlink:href="https://www.bbc.com/zhongwen/simp/chinese-news-65877454" text:style-name="Internet_20_link" text:visited-style-name="Visited_20_Internet_20_Link">
"Full -time children": Under China's severe employment situation, the reorganization of young people is the "self -anesthesia"? </text:a>
</text:span>
 <text:a xlink:type="simple" xlink:href="https://www.bbc.com/zhongwen/simp/chinese-news-61632336" text:style-name="Internet_20_link" text:visited-style-name="Visited_20_Internet_20_Link">
The first year of Chinese college graduates exceeds 10 million "this year is really difficult"</text:a>
* <text:a xlink:type="simple" xlink:href="https://www.bbc.com/zhongwen/simp/chinese-news-57304453" text:style-name="Internet_20_link" text:visited-style-name="Visited_20_Internet_20_Link">
Chinese young people struggling between "inner volume" and "lying flat"</text:a>
Since 2020, the unemployment rate of young people in China has been at a high level for several years. According to the latest data released by the official June, the unemployment rate of young people aged 16 to 24 reached a record high since 2018, up to 20.8%. More and more young people in China cannot find a suitable job, and have to choose a "blue -collar" job that requires physical labor, including delivery, going to the restaurant as a waiter, a online car driver, and so on.</text:p>
      <text:p text:style-name="P4">
Some experts say that for the entire Chinese society, graduating from university to do housekeeping represents the mismatch of human resources.</text:p>
      <text:h text:style-name="P12" text:outline-level="3">
<text:span text:style-name="T4">
Other important stories this week:</text:span>
</text:h>
      <text:p text:style-name="P4">
<text:a xlink:type="simple" xlink:href="https://www.bbc.com/zhongwen/simp/chinese-news-66051256" text:style-name="Internet_20_link" text:visited-style-name="Visited_20_Internet_20_Link">
The implementation of the Hong Kong National Security Law for three years: The Hong Kong Government finally sets the timetable for the 23 legislation of the Basic Law, which is different from the National Security Law</text:a>
<text:span text:style-name="T5">
 <text:a xlink:type="simple" xlink:href="https://www.bbc.com/zhongwen/simp/chinese-news-66051070" text:style-name="Internet_20_link" text:visited-style-name="Visited_20_Internet_20_Link">
Chinese ambassador Fu Cong said "not opposed" Ukraine recovered Crimea caused heated discussion</text:a>
</text:span>
 <text:a xlink:type="simple" xlink:href="https://www.bbc.com/zhongwen/simp/world-65981944" text:style-name="Internet_20_link" text:visited-style-name="Visited_20_Internet_20_Link">
Why does Gates and Musk receive a hypercodic reception in China</text:a>
* <text:a xlink:type="simple" xlink:href="https://www.bbc.com/zhongwen/simp/uk-66030122" text:style-name="Internet_20_link" text:visited-style-name="Visited_20_Internet_20_Link">
China Monitoring Products: BBC Survey to reveal the technical vulnerability of hackers to control the camera</text:a>
</text:p>
      <text:p text:style-name="P4">
News Source: <text:a xlink:type="simple" xlink:href="https://www.bbc.com/zhongwen/simp/press-review-66062900" text:style-name="Internet_20_link" text:visited-style-name="Visited_20_Internet_20_Link">
https://www.bbc.com/zhongwen/simp/press-review-66062900</text:a>
</text:p>
      <!--NEWS-->
      <text:h text:style-name="P10" text:outline-level="1">
<text:span text:style-name="T4">
The rising right -wing party rises throughout Europe</text:span>
</text:h>
      <text:p text:style-name="P4">
Author: https://www.facebook.com/bbcworldservice/</text:p>
      <text:p text:style-name="P4">
Publisher: BBC News 中文</text:p>
      <text:p text:style-name="P4">
Published Time: 2023-07-01T08:22:53.000Z</text:p>
      <text:p text:style-name="P4">
Modified Time: 2023-07-01T08:22:53.000Z</text:p>
      <text:p text:style-name="P4">
Description: The success of Germany and Greece has promoted tough right -wing parties; they are now staring at the Spanish elections.</text:p>
      <text:p text:style-name="P4">
Images: ["<text:a xlink:type="simple" xlink:href="https://ichef.bbci.co.uk/news/640/cpsprodpb/7318/production/_130246492_cc6d4c24c5796267f5ea4a6a8d4bed7bdfc949400_73_2546_14331000x563.jpg" text:style-name="Internet_20_link" text:visited-style-name="Visited_20_Internet_20_Link">
_130246492_cc...</text:a>
", "<text:a xlink:type="simple" xlink:href="https://ichef.bbci.co.uk/news/640/cpsprodpb/0234/production/_130246500_161ccd1f57146887f09782452a17279fa2364e1b0_313_3500_19691000x563.jpg" text:style-name="Internet_20_link" text:visited-style-name="Visited_20_Internet_20_Link">
_130246500_16...</text:a>
", "<text:a xlink:type="simple" xlink:href="https://ichef.bbci.co.uk/news/640/cpsprodpb/0608/production/_130244510_11447d7fda5f128a69314f18622a9a5d2094eac810_4_2169_12201000x563.jpg" text:style-name="Internet_20_link" text:visited-style-name="Visited_20_Internet_20_Link">
_130244510_11...</text:a>
", "<text:a xlink:type="simple" xlink:href="https://ichef.bbci.co.uk/news/640/cpsprodpb/13C94/production/_130244018_afd.jpg" text:style-name="Internet_20_link" text:visited-style-name="Visited_20_Internet_20_Link">
_130244018_af...</text:a>
", "<text:a xlink:type="simple" xlink:href="https://ichef.bbci.co.uk/news/640/cpsprodpb/E848/production/_130246495_cc2cabbc52ea4bdcdff4976bc5da70311b7e2eda0_357_3500_19701000x563.jpg" text:style-name="Internet_20_link" text:visited-style-name="Visited_20_Internet_20_Link">
_130246495_cc...</text:a>
"]</text:p>
      <text:p text:style-name="P4">
Videos: []</text:p>
      <text:p text:style-name="P4">
Tags: ['歐洲', '政治', '欧洲联盟', '英国脱欧']</text:p>
      <text:p text:style-name="P4">
Type: Article</text:p>
      <!--METADATA-->
      <text:h text:style-name="P12" text:outline-level="3">
<text:span text:style-name="T4">
Right -wing parties rose around Europe</text:span>
</text:h>
      <ul>
        <li>
Katya Adler * BBC European Affairs Editor</li>
      </ul>
      <text:p text:style-name="P4">
July 1, 2023![] <text:a xlink:type="simple" xlink:href="Images/BBC Chinese/2023-07-01T08-22-53.000Z/_130246492_cc6d4c24c5796267f5ea4a6a8d4bed7bdfc949400_73_2546_14331000x563.jpg" text:style-name="Internet_20_link" text:visited-style-name="Visited_20_Internet_20_Link">
</text:a>
Image source, reuters</text:p>
      <text:p text:style-name="P4">
<text:span text:style-name="T4">
 France is on the edge of crisis. </text:span>
</text:p>
      <text:p text:style-name="P4">
This week, a 17-year-old boy from the French-Algerian family was shot and killed by the police near Paris. The riots spread to all parts of the country. From the suburbs (usually ignored by society), people held their breath.</text:p>
      <text:p text:style-name="P4">
This type of riots are not unheard of in France. But strong emotions swept the whole country, whether they were sympathized with the police or sympathy for the suburbs and the family members of the victims. Since the summer of 2005, this emotion has never appeared in France.</text:p>
      <text:p text:style-name="P4">
Although President Macron is obviously working hard to control the situation, his right -wing political opponent Marine Lepen has a tough position and anti -immigrant theory on security issues, which is likely to eventually benefit from polls.</text:p>
      <text:p text:style-name="P4">
Looking at the south, north, east, and west of Europe, you will see the extreme right -wing parties of different styles -nostalgia nationalism, populist nationalism, extreme conservatives with a new fascist source, etc. -are clearly recovering.</text:p>
      <text:p text:style-name="P4">
<draw:frame draw:style-name="fr1" draw:name="Image8" text:anchor-type="as-char" svg:width="6.9236in" svg:height="3.894525in" draw:z-index="0">
<draw:image xlink:href="../Images/BBC Chinese/2023-07-01T08-22-53.000Z/_130246500_161ccd1f57146887f09782452a17279fa2364e1b0_313_3500_19691000x563.jpg" xlink:type="simple" xlink:show="embed" xlink:actuate="onLoad" draw:mime-type="image/jpeg"/>
</draw:frame>
Image source, reuters</text:p>
      <text:p text:style-name="P4">
Image adding text,</text:p>
      <text:p text:style-name="P4">
In 2016, the French National Front leader Marin Le Pen gave a speech at the National Front political rally held by Frejus.</text:p>
      <text:p text:style-name="P4">
It can be traced back to the ancient taboos of the devastating war of anti -Nazi and anti -fascist Italy in the 20th century -most voters believe that you should not vote to the right -wing, and the mainstream party refuses to cooperate with the extremely right -wing organization. This taboo is gradually eroding.</text:p>
      <text:p text:style-name="P4">
In 2000, I lived in Vienna. At that time, the right -wing for the first time with the Freedom Party of the Freedom Party. Become a headline news from all over the world. The European Union even imposed foreign sanctions on Vienna.</text:p>
      <text:p text:style-name="P4">
Now, the third -largest EU economy is led by Giorgiameloni, a leader in Giorgiameloni, who is a leader of a new fascist party. In Finland, after three months of debate, the Right -wing nationalist "Finnish Party" recently joined the United Government.</text:p>
      <text:p text:style-name="P4">
In Sweden, the "Swedish Democratic Party", which resolutely oppose immigration and multiculturalism, is the second largest party in parliament and supports the right -wing joint government.</text:p>
      <text:p text:style-name="P4">
Last Sunday, in Greece, three extremely right -wing parties won enough seats to enter the parliament. In Spain, the controversial nationalist party "VOX" (VOX) -since 1975 fascist dictator Francisco Franca The first successful right -wing party in Spain since the death of Franciscofranco -the performance in the recent regional elections exceeded everyone's expectations.</text:p>
      <text:p text:style-name="P4">
<draw:frame draw:style-name="fr1" draw:name="Image9" text:anchor-type="as-char" svg:width="6.9236in" svg:height="3.894525in" draw:z-index="0">
<draw:image xlink:href="../Images/BBC Chinese/2023-07-01T08-22-53.000Z/_130244510_11447d7fda5f128a69314f18622a9a5d2094eac810_4_2169_12201000x563.jpg" xlink:type="simple" xlink:show="embed" xlink:actuate="onLoad" draw:mime-type="image/jpeg"/>
</draw:frame>
Image source, JESUS MONROY/EPA-EFE/Rex/Shutterstock</text:p>
      <text:p text:style-name="P4">
Image adding text,</text:p>
      <text:p text:style-name="P4">
On May 21, 2023, the chairman of the "Sound of the People's Republic of China" San Diego Abaskal participated in a political rally in Laer City, Spain.</text:p>
      <text:p text:style-name="P4">
There are rumors that they may form a joint government with the Conservative Party after three weeks later.</text:p>
      <text:p text:style-name="P4">
Then there are Poland and Hungary's extremely conservative and dictatorship governments.</text:p>
      <text:p text:style-name="P4">
The list goes on.</text:p>
      <text:p text:style-name="P4">
Even Germany, which is so sensitive to its fascist history.</text:p>
      <text:p text:style-name="P4">
Police surveys show that the German "Alternative Selection Party" (AFD) in Germany is ahead of Prime Minister Schultz ’s“ Social Democratic Party ”(SPD), or it is on the same way. Last weekend, a German alternative selection of party candidates won the local leadership position for the first time. The Social Democratic Party calls it a "political dam."</text:p>
      <text:p text:style-name="P4">
In the end what happened? Is the millions of European voters really turned to the right wing? Or is this more like a protest vote? Or a sign of polarization between urban liberal voters and other conservative voters? What does it mean when we describe political parties as "extreme right wing"?</text:p>
      <text:p text:style-name="P4">
<draw:frame draw:style-name="fr1" draw:name="Image10" text:anchor-type="as-char" svg:width="6.9236in" svg:height="3.894525in" draw:z-index="0">
<draw:image xlink:href="../Images/BBC Chinese/2023-07-01T08-22-53.000Z/_130244018_afd.jpg" xlink:type="simple" xlink:show="embed" xlink:actuate="onLoad" draw:mime-type="image/jpeg"/>
</draw:frame>
Image source, Ferdinand Merzbach/News5/AFP</text:p>
      <text:p text:style-name="P4">
Image adding text,</text:p>
      <text:p text:style-name="P4">
On June 25, 2023, in eastern Germany, Robert Sesselmann of Robert Sesselman of the East of Germany, RobD, was given a speech at the election activity.</text:p>
      <text:p text:style-name="P4">
Take a look at the tough attitude of some mainstream politicians, especially before the election, on the issue of immigration, such as Markrutte, the right Dutch Prime Minister of the Right -wing, or a security issue. Er Macron.</text:p>
      <text:p text:style-name="P4">
Mark Leonard, director of the European Foreign Relations Commission, said we are facing a huge paradox.</text:p>
      <text:p text:style-name="P4">
On the one hand, in recent years, many mainstream politicians have grabbed slogans or positions from the extremely right -wing hands, hoping to snatch their supporters. But by doing so, they helped the right wing look more mainstream.</text:p>
      <text:p text:style-name="P4">
At the same time, some of the extremely right -wing parties in Europe are intending to move closer to political centers, hoping to attract more intermediate voters.</text:p>
      <text:p text:style-name="P4">
Take an attitude towards Russia as an example. Many right -wing parties, such as the Italian Alliance Party, Marine Le Pen, France, and the Austrian Liberal Party, have traditionally have close relations with Moscow.</text:p>
      <text:p text:style-name="P4">
After the Russian President Putin's invasion of Ukraine, this situation became even more embarrassing, which led these party leaders to change their words.</text:p>
      <text:p text:style-name="P4">
Mark Leonard quoted the relationship between the right wing and the European Union as another example of their "centralization".</text:p>
      <text:p text:style-name="P4">
You may still remember that after the Brexit referendum in 2016, Brussels worried that there would be a Domino brand -French Brexit, Denmark Brexit, Italian Brexit and so on.</text:p>
      <text:p text:style-name="P4">
Many European countries had a populist party who had a strong doubt about Europe at the time, but over the years, these political parties have been obliged to stop advocating to withdraw from the EU and even withdraw from the euro.</text:p>
      <text:p text:style-name="P4">
For many European voters, this seems too aggressive.Image source, PA Media</text:p>
      <text:p text:style-name="P4">
Image adding text,</text:p>
      <text:p text:style-name="P4">
Former British Prime Minister Boris Johnson gave a speech at the Conservative Party Conference held by the Manchester Conference Center.</text:p>
      <text:p text:style-name="P4">
They studied Brexit's influence on the social and political influence of Britain (not to mention the heated economic impact). Many people concluded that withdrawal from the EU will lead to further unstable world of unstable world.</text:p>
      <text:p text:style-name="P4">
Think about it: The new crown epidemic is popular, and it is adjacent to the aggressive and unpredictable Russia. Worried about China, struggling to survive the cost of living, millions of European families are still undergoing the sequelae of the 2008 economic crisis.</text:p>
      <text:p text:style-name="P4">
Police investigations have shown that the EU is currently more popular among Europeans than in the past few years.</text:p>
      <text:p text:style-name="P4">
So far, the extremely right -wing party is talking about reforming the EU instead of leaving the EU. They are expected to perform strongly in the European Parliament elections next year.</text:p>
      <text:p text:style-name="P4">
Georginawright, director of the Institut Montaigne in Paris, told me that she believed that the rejuvenation of Europe's right wing stemmed from dissatisfaction with mainstream politics. For example, in Germany, one -fifth of voters say they are not satisfied with the coalition government.</text:p>
      <text:p text:style-name="P4">
Wright said that many European voters were attracted by the outspoken right of the extremely right -wing party. The three key areas of traditional politicians seemed to have no clear answer in the three key areas of life, which made people feel obvious:</text:p>
      <text:p text:style-name="P4">
1 . Issues related to identity: Fear open borders and national identity and traditional values are eroded</text:p>
      <text:p text:style-name="P4">
2 . Economy: The rejection of globalization and the descendants cannot guarantee that there is a better future resentment</text:p>
      <text:p text:style-name="P4">
3 . Social justice: a national government cannot control the feeling of managing citizen life</text:p>
      <text:p text:style-name="P4">
You can see that these problems have also infiltrated European debate on green energy.</text:p>
      <text:p text:style-name="P4">
In the Netherlands, the "Farmer-CitizenMovement" of the right-wing populism this year, after the provincial election, he won the most seats in the parliament and became the headlines of major political parties.</text:p>
      <text:p text:style-name="P4">
In France, Macron tried to increase the price of gasoline to prevent people from driving, but it was opposed by the so -called "yellow vest" protesters, including extremely right -wing groups.</text:p>
      <text:p text:style-name="P4">
In Germany, the public's concerns about fiscal conditions and anger hindered the environmental reform that ruling the Green Party promoted its commitment.</text:p>
      <text:p text:style-name="P4">
News Source: <text:a xlink:type="simple" xlink:href="https://www.bbc.com/zhongwen/simp/world-66074278" text:style-name="Internet_20_link" text:visited-style-name="Visited_20_Internet_20_Link">
https://www.bbc.com/zhongwen/simp/world-66074278</text:a>
</text:p>
      <!--NEWS-->
      <text:h text:style-name="P10" text:outline-level="1">
<text:span text:style-name="T4">
Myanmar Military Government: Kachin Independence Army Attacks the Chinese Military Personnel Team</text:span>
</text:h>
      <text:p text:style-name="P4">
Publisher: 法新社</text:p>
      <text:p text:style-name="P4">
Published Time: 2023-07-01T12:32:08+00:00</text:p>
      <text:p text:style-name="P4">
Modified Time: 2023-07-01T12:05:03+00:00</text:p>
      <text:p text:style-name="P4">
Description: (French New Society Yangon 1st) The Myanmar military government today accused the minority armed group Kachin Independence Army attacking the fleet containing Chinese military personnel, but the organization was denied. The team was attending the border security conference at the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 text:anchor-type="as-char" svg:width="6.9236in" svg:height="3.617581in" draw:z-index="0">
<draw:image xlink:href="../Images/rficn/2023-07-01T12-32-08-00-00/000000.png" xlink:type="simple" xlink:show="embed" xlink:actuate="onLoad" draw:mime-type="image/png"/>
</draw:frame>
After the Burmese military launched a coup in 2021 and the substantive leader of the election government, Myanmar was in chaos. The large land in Myanmar suffered a fight between the military government and the opposition.</text:p>
      <text:p text:style-name="P4">
According to reports, a team of Chinese military delegations and Burmese personnel was attacked on June 27 to Mitchina, Kachin on June 27.</text:p>
      <text:p text:style-name="P4">
The military government said that the second car in the team was shot 5 shots.</text:p>
      <text:p text:style-name="P4">
The military government spokesman Zaw Min Tun said: "We can confirm the (Kachin Independence Army) members of the attacking team." The military government said that no one was injured or died in the incident.</text:p>
      <text:p text:style-name="P4">
But Kachin's Independence Army denied it.</text:p>
      <text:p text:style-name="P4">
Kachin's Independence Army spokesman Naw Bu told AFP: "The Kachin Independence Army has not attacked any fleet." He also said that since June 26, there has been a continuous battle in the area near the attack on the team.</text:p>
      <text:p text:style-name="P4">
News Source: <text:a xlink:type="simple" xlink:href="https://www.rfi.fr/cn/%E5%9B%BD%E9%99%85%E6%8A%A5%E9%81%93/20230701-%E7%BC%85%E7%94%B8%E5%86%9B%E6%94%BF%E5%BA%9C-%E5%85%8B%E9%92%A6%E7%8B%AC%E7%AB%8B%E5%86%9B%E6%94%BB%E5%87%BB%E4%B8%AD%E5%9B%BD%E5%86%9B%E4%BA%8B%E4%BA%BA%E5%91%98%E8%BD%A6%E9%98%9F" text:style-name="Internet_20_link" text:visited-style-name="Visited_20_Internet_20_Link">
https://www.rfi.fr/cn/%E5%9B%BD%E9%99%85%E6%8A%A5%E9%81%93/20230701-%E7%BC%85%E7%94%B8%E5%86%9B%E6%94%BF%E5%BA%9C-%E5%85%8B%E9%92%A6%E7%8B%AC%E7%AB%8B%E5%86%9B%E6%94%BB%E5%87%BB%E4%B8%AD%E5%9B%BD%E5%86%9B%E4%BA%8B%E4%BA%BA%E5%91%98%E8%BD%A6%E9%98%9F</text:a>
</text:p>
      <!--NEWS-->
      <text:h text:style-name="P10" text:outline-level="1">
<text:span text:style-name="T4">
Putta: Confidence Alliance political parties will reach an agreement to resolve the deadlock of the Speaker</text:span>
</text:h>
      <text:p text:style-name="P4">
Author: 联合早报 (Person)</text:p>
      <text:p text:style-name="P4">
Publisher: 联合早报 (Organization)</text:p>
      <text:p text:style-name="P4">
Published Time: 2023-07-01T21:19</text:p>
      <text:p text:style-name="P4">
Modified Time: 2023-07-02T07:41</text:p>
      <text:p text:style-name="P4">
Description: The leader of the Thai party party party said that there is confidence that the party is confident, and the Thai party and other alliance political parties will be able to reach an agreement at the coming meeting to resolve the deadlock of the Speaker to form a joint government. "Bangkok Post" reported that Saturday (July 1), Saturday (July 1), said frankly that the issue of the speaker still needs to be the Thai party ...</text:p>
      <text:p text:style-name="P4">
Videos: []</text:p>
      <text:p text:style-name="P4">
Audios: []</text:p>
      <text:p text:style-name="P4">
Images: []</text:p>
      <text:p text:style-name="P4">
Type: NewsArticle</text:p>
      <text:p text:style-name="P4">
Breadcrumbs: ['即时', '国际']</text:p>
      <text:p text:style-name="P4">
Keywords: ['泰国', '前进党', '为泰党']</text:p>
      <!--METADATA-->
      <text:p text:style-name="P4">
The leader of the Thai party party party said that there is confidence that the party is confident, and the Thai party and other alliance political parties will be able to reach an agreement at the coming meeting to resolve the deadlock of the Speaker to form a joint government.</text:p>
      <text:p text:style-name="P4">
The Bangkok Post reported that the Pagoda Saturday (July 1) admitted that the issue of the Speaker still needs to make a clear statement for the Thai party, but is confident that the Thai party will not delay the organization and the government's related negotiations.</text:p>
      <text:p text:style-name="P4">
The two parties fell into an impasse on the issue of the Speaker, and the original meeting was exhibition until Sunday (July 2). The Thai media recently quoted sources reports that the APPC and the Thai Party may re -negotiate the right to share the agreement. The two parties may offer each other to make a number of ministers in order to win the position of the parliament of parliament.</text:p>
      <text:p text:style-name="P4">
The Moved Party won 151 next -house seats in the election on May 14, becoming the biggest winner. The Thai party won 141 seats, ranking the second largest party. The House of Commons will hold the first meeting on Monday, which is expected to be selected for the Speaker on Tuesday.</text:p>
      <text:p text:style-name="P4">
The Pagoda reiterated that Padipat Suntiphada, a member of the advanced party, will be nominated as the Speaker.</text:p>
      <text:p text:style-name="P4">
He also emphasized that once the political party alliance conducts internal voting on Sunday, there will be clear results. "The eight parties of the alliance are still united. Each political party is just slowly considering the key decision."</text:p>
      <text:p text:style-name="P4">
News Source: <text:a xlink:type="simple" xlink:href="https://www.zaobao.com.sg/realtime/world/story20230701-1409746" text:style-name="Internet_20_link" text:visited-style-name="Visited_20_Internet_20_Link">
https://www.zaobao.com.sg/realtime/world/story20230701-1409746</text:a>
</text:p>
      <!--NEWS-->
      <text:h text:style-name="P10" text:outline-level="1">
<text:span text:style-name="T4">
Ivory coast is rumored to be collapsed and accidentally brewed 6 deaths 9 injuries</text:span>
</text:h>
      <text:p text:style-name="P4">
Publisher: 法新社</text:p>
      <text:p text:style-name="P4">
Published Time: 2023-07-01T22:32:05+00:00</text:p>
      <text:p text:style-name="P4">
Modified Time: 2023-07-01T22:05:02+00:00</text:p>
      <text:p text:style-name="P4">
Description: (Agence France -Presse Abizi, 1st) The ivory coast authorities in West Africa said today that in a premium community in the country's economic town Abidjan, a building that has not been built has suddenly collapsed. Six people died and 9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 text:anchor-type="as-char" svg:width="6.9236in" svg:height="3.617581in" draw:z-index="0">
<draw:image xlink:href="../Images/rficn/2023-07-01T22-32-05-00-00/000000.png" xlink:type="simple" xlink:show="embed" xlink:actuate="onLoad" draw:mime-type="image/png"/>
</draw:frame>
Agence France -Presse quoted the Ministry of Construction of the country and reported that the illegal building was located in Cocody. Kotidi is the place of the embassies of many countries and the Presidential Palace.</text:p>
      <text:p text:style-name="P4">
The building suddenly collapsed yesterday. A Agence France -Presse photographer said that the search and rescue personnel spent several hours and searched the victims under the ruins.</text:p>
      <text:p text:style-name="P4">
The Atlantic Port City Abizi is the main portal to West Africa. The local population and economy are quite prosperous. Illegal buildings have sprung up like rain.</text:p>
      <text:p text:style-name="P4">
Government spokesman AMADOUCOULIBALY warned in March that if builders continue to ignore regulations, such tragedies will continue to occur. The collapse of two buildings in February and March this year caused 13 people to be killed.</text:p>
      <text:p text:style-name="P4">
News Source: <text:a xlink:type="simple" xlink:href="https://www.rfi.fr/cn/%E5%9B%BD%E9%99%85%E6%8A%A5%E9%81%93/20230701-%E8%B1%A1%E7%89%99%E6%B5%B7%E5%B2%B8%E6%83%8A%E4%BC%A0%E5%BB%BA%E7%AD%91%E7%89%A9%E5%80%92%E5%A1%8C%E6%84%8F%E5%A4%96-%E9%85%BF6%E6%AD%BB9%E4%BC%A4" text:style-name="Internet_20_link" text:visited-style-name="Visited_20_Internet_20_Link">
https://www.rfi.fr/cn/%E5%9B%BD%E9%99%85%E6%8A%A5%E9%81%93/20230701-%E8%B1%A1%E7%89%99%E6%B5%B7%E5%B2%B8%E6%83%8A%E4%BC%A0%E5%BB%BA%E7%AD%91%E7%89%A9%E5%80%92%E5%A1%8C%E6%84%8F%E5%A4%96-%E9%85%BF6%E6%AD%BB9%E4%BC%A4</text:a>
</text:p>
      <!--NEWS-->
      <text:h text:style-name="P10" text:outline-level="1">
<text:span text:style-name="T4">
Labor -funded disputes on the West Coast Port of Canada</text:span>
</text:h>
      <text:p text:style-name="P4">
Publisher: 法新社</text:p>
      <text:p text:style-name="P4">
Published Time: 2023-07-02T-11:32:07+00:00</text:p>
      <text:p text:style-name="P4">
Modified Time: 2023-07-02T07:20:02+00:00</text:p>
      <text:p text:style-name="P4">
Description: (Agence France -Presse Montreal 1st)) The busiest Vancouver Port in Canada and the ports of ports on the West Coast have launched a strike due to the break of labor negotiations. This labor dispute may disrupt global freigh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 text:anchor-type="as-char" svg:width="6.9236in" svg:height="3.617581in" draw:z-index="0">
<draw:image xlink:href="../Images/rficn/2023-07-02T-11-32-07-00-00/000000.png" xlink:type="simple" xlink:show="embed" xlink:actuate="onLoad" draw:mime-type="image/png"/>
</draw:frame>
After several months of negotiations failed, more than 7,000 dock loaders and 49 employers of 30 ports in 30 ports launched strikes. This strike will affect other markets that are transported by the United States and shipped through Canada. The goods worth about 305 billion Canadian dollars contribute an annual output value of 11.9 billion Canadian dollars to Canada. The operators of the dock said that the amount of goods treated through the West Coast Port in 2020 accounted for 16%of the total amount of trade in Canada.</text:p>
      <text:p text:style-name="P4">
The strike was led by the International Longshore and Warehouse Union (ILWU). The key issues behind them were port automation, rising living costs, and business outsourcing.</text:p>
      <text:p text:style-name="P4">
Robashton, chairman of the Union's Canada Branch, said in a statement that the leader of the union "does not make this decision lightly, but for the future of the workers, you must take this step." However, Ishidon is still optimistic that it is expected to reach the "collective agreement for working class rights!"</text:p>
      <text:p text:style-name="P4">
A contract of the trade union expired on March 31.</text:p>
      <text:p text:style-name="P4">
The BC Maritime Emplayers Association (BCMEA) said it "to maintain elasticity many times and seek compromise on key priority matters, but after all, it has not been successful.</text:p>
      <text:p text:style-name="P4">
Members of the British Earth Employer Association transported goods throughout Canada, and they were also shipped to the United States, including cars, coal, grains and containers.</text:p>
      <text:p text:style-name="P4">
News Source: <text:a xlink:type="simple" xlink:href="https://www.rfi.fr/cn/%E5%9B%BD%E9%99%85%E6%8A%A5%E9%81%93/20230702-%E5%8A%B3%E8%B5%84%E7%BA%A0%E7%BA%B7-%E5%8A%A0%E6%8B%BF%E5%A4%A7%E8%A5%BF%E5%B2%B8%E6%B8%AF%E5%8F%A3%E7%BD%A2%E5%B7%A5" text:style-name="Internet_20_link" text:visited-style-name="Visited_20_Internet_20_Link">
https://www.rfi.fr/cn/%E5%9B%BD%E9%99%85%E6%8A%A5%E9%81%93/20230702-%E5%8A%B3%E8%B5%84%E7%BA%A0%E7%BA%B7-%E5%8A%A0%E6%8B%BF%E5%A4%A7%E8%A5%BF%E5%B2%B8%E6%B8%AF%E5%8F%A3%E7%BD%A2%E5%B7%A5</text:a>
</text:p>
      <!--NEWS-->
      <text:h text:style-name="P10" text:outline-level="1">
<text:span text:style-name="T4">
Romania expel 40 Russian diplomats</text:span>
</text:h>
      <text:p text:style-name="P4">
Author: 联合早报 (Person)</text:p>
      <text:p text:style-name="P4">
Publisher: 联合早报 (Organization)</text:p>
      <text:p text:style-name="P4">
Published Time: 2023-07-02T-13:27</text:p>
      <text:p text:style-name="P4">
Modified Time: 2023-07-02T08:02</text:p>
      <text:p text:style-name="P4">
Description: At the request of the Romanian government, 40 Russian diplomats left the country on Saturday (July 1). Agence France -Presse reported that the Romanian Ministry of Foreign Affairs announced on Saturday that 11 Russian diplomats, 29 technologies and administrators and their families took the Russian Airlines on the same day ...</text:p>
      <text:p text:style-name="P4">
Videos: []</text:p>
      <text:p text:style-name="P4">
Audios: []</text:p>
      <text:p text:style-name="P4">
Images: []</text:p>
      <text:p text:style-name="P4">
Type: NewsArticle</text:p>
      <text:p text:style-name="P4">
Breadcrumbs: ['即时', '国际']</text:p>
      <text:p text:style-name="P4">
Keywords: ['外交', '罗马尼亚', '俄罗斯', '俄乌战争']</text:p>
      <!--METADATA-->
      <text:p text:style-name="P4">
At the request of the Romanian government, 40 Russian diplomats left the country on Saturday (July 1).</text:p>
      <text:p text:style-name="P4">
Agence France -Presse reported that the Romanian Ministry of Foreign Affairs announced on Saturday that 11 Russian diplomats, 29 technologies and administrators and their families left Romania on the civil aviation aircraft of Russian airlines on the same day.</text:p>
      <text:p text:style-name="P4">
The Romanian Ministry of Foreign Affairs said the decision to expel Russian diplomat reflects the current level of bilateral relations between Russia and Russia after Russia launched the war against Ukraine.</text:p>
      <text:p text:style-name="P4">
The Romanian authorities made a request to expel Russian diplomats on June 8 and left 30 days to observe Russia.</text:p>
      <text:p text:style-name="P4">
Romania had previously ordered Russian diplomats suspected of participating in espionage. According to officials, as of now, the number of staff at the Russian embassy has been reduced by more than half.</text:p>
      <text:p text:style-name="P4">
News Source: <text:a xlink:type="simple" xlink:href="https://www.zaobao.com.sg/realtime/world/story20230702-1409792" text:style-name="Internet_20_link" text:visited-style-name="Visited_20_Internet_20_Link">
https://www.zaobao.com.sg/realtime/world/story20230702-1409792</text:a>
</text:p>
      <!--NEWS-->
      <text:h text:style-name="P10" text:outline-level="1">
<text:span text:style-name="T4">
Biden met with the Swedish Prime Minister NATO on the 5th and became the focus</text:span>
</text:h>
      <text:p text:style-name="P4">
Publisher: 法新社</text:p>
      <text:p text:style-name="P4">
Published Time: 2023-07-02T-16:32:07+00:00</text:p>
      <text:p text:style-name="P4">
Modified Time: 2023-07-02T05:05:04+00:00</text:p>
      <text:p text:style-name="P4">
Description: (Agence France -Presse, Washington, 1st) The White House said today that US President Biden will be the host to receive the host of Swedish Prime Minister ULF KRIISTESSON next week. The two are expected to discuss issues such as cross -Atlantic security cooperation and the Ukrainian w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3.617581in" draw:z-index="0">
<draw:image xlink:href="../Images/rficn/2023-07-02T-16-32-07-00-00/000000.png" xlink:type="simple" xlink:show="embed" xlink:actuate="onLoad" draw:mime-type="image/png"/>
</draw:frame>
In response to this meeting on the 5th, the White House issued a statement that the two leaders "will inspect the increasing security cooperation between the two sides and reiterate the views about Sweden should join the North Atlantic Convention Organization (NATO) as soon as possible."</text:p>
      <text:p text:style-name="P4">
In May 2022, Sweden applied to join NATO 3 months after Russia invaded Ukraine. To become a member of Sweden, it is necessary to obtain the consent of all 31 member states in NATO, and the current application is located in Turkey and Hungary.</text:p>
      <text:p text:style-name="P4">
Officials from Western countries originally hoped that NATO was officially welcomed to join Sweden before the NATO held a summit on Lithuania on the 11th and 12th this month.</text:p>
      <text:p text:style-name="P4">
However, earlier this week, a man burned the Coco Sutra in the protests held by Sweden, causing Turkish President Recep Tayyiperdogan to condemn, so that the Nordic countries added the opportunity of NATO's military alliance to add variables as soon as possible. Essence</text:p>
      <text:p text:style-name="P4">
In response to the upcoming White House, Swedish Prime Minister Christison issued a statement saying that "President Bayeng invited us to meet next week before President Bayeng Bayeng's Vilnius summit next week." He said: "The focus of this visit will be the NATO application case in Sweden."</text:p>
      <text:p text:style-name="P4">
The White House stated that Biden and Criston would also "discuss common commitments to support Ukraine under the face of Russian brutal aggression war."</text:p>
      <text:p text:style-name="P4">
The two will also discuss cross -Atlantic cooperation in order to respond to issues such as China, climate change, and emerging technology.</text:p>
      <text:p text:style-name="P4">
News Source: <text:a xlink:type="simple" xlink:href="https://www.rfi.fr/cn/%E5%9B%BD%E9%99%85%E6%8A%A5%E9%81%93/20230702-%E6%8B%9C%E7%99%BB5%E6%97%A5%E4%BC%9A%E8%A7%81%E7%91%9E%E5%85%B8%E6%80%BB%E7%90%86-%E5%8C%97%E7%BA%A6%E8%AE%AE%E9%A2%98%E6%88%90%E7%84%A6%E7%82%B9" text:style-name="Internet_20_link" text:visited-style-name="Visited_20_Internet_20_Link">
https://www.rfi.fr/cn/%E5%9B%BD%E9%99%85%E6%8A%A5%E9%81%93/20230702-%E6%8B%9C%E7%99%BB5%E6%97%A5%E4%BC%9A%E8%A7%81%E7%91%9E%E5%85%B8%E6%80%BB%E7%90%86-%E5%8C%97%E7%BA%A6%E8%AE%AE%E9%A2%98%E6%88%90%E7%84%A6%E7%82%B9</text:a>
</text:p>
      <!--NEWS-->
      <text:h text:style-name="P10" text:outline-level="1">
<text:span text:style-name="T4">
"Awakening" Jokovic is aimed at the 8th Winwang.com and the 24th Grand Slam champion</text:span>
</text:h>
      <text:p text:style-name="P4">
Publisher: 法新社</text:p>
      <text:p text:style-name="P4">
Published Time: 2023-07-02T-18:32:07+00:00</text:p>
      <text:p text:style-name="P4">
Modified Time: 2023-07-02T05:20:05+00:00</text:p>
      <text:p text:style-name="P4">
Description: (Agence France -Presse, London, 2nd) Novak Djokovic, who is in Wimbledon, is facing the top eight Windnet championship, and the 24th Grand Slam champion; in addition, He also continued to aim at the first "annual Grand Slam" in the past 54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3.617581in" draw:z-index="0">
<draw:image xlink:href="../Images/rficn/2023-07-02T-18-32-07-00-00/000000.png" xlink:type="simple" xlink:show="embed" xlink:actuate="onLoad" draw:mime-type="image/png"/>
</draw:frame>
Jokovic, 36, won the 23rd Grand Slam championship at the French Tennis Open a few days ago to break the record of the Wimbledon Championship with Rafaelnadal. It is not unexpectedly favored by all walks of life as a popular candidate for the champion.</text:p>
      <text:p text:style-name="P4">
This year's Australian Open and the French Open Open have ended. If Jokovic won his 8th Wimbledon Championship, and the title of the US Open in September, he can follow the Australian Legend Rodlaver (1969) Including the "annual Grand Slam" record of the 4th competition.</text:p>
      <text:p text:style-name="P4">
As the coach, Goranivanisevic, the "CaPTION" under the mentality of the Grand Slam of Jokovic is, "He takes your legs, and then seize you away The soul, then dig up your grave and hold a funeral for you, and then you die. Goodbye. Thank you for participating. "</text:p>
      <text:p text:style-name="P4">
Jokovic has won the championship in the last four visits to Winbaton, and has never lost in the CENTRE COURT in Wemblenon since the finals in the 2013 final.</text:p>
      <text:p text:style-name="P4">
"When I entered the Central Stadium, it awakened some things in my heart and allowed me to play a very high level." Jokovic will face Pedrocachin, the 67th red earth venue enthusiast in the world on the 3rd.</text:p>
      <text:p text:style-name="P4">
Jokovic has always performed well at the grass court on Wimbledon. He said, "It really takes time to really adapt to it, and it is more necessary than any other venue, but I think that in the past 10 years, I have adapted very quickly. Here The results prove this. "</text:p>
      <text:p text:style-name="P4">
Jokovic has achieved 86 victories on Wimbledon, with only retired Roger Federer, and more than other players in the top 20.</text:p>
      <text:p text:style-name="P4">
Jokovic's 24th Grand Slam champion will make him tie the women's famous general Margaret Court and tied the players with the most Grand Slam champion.</text:p>
      <text:p text:style-name="P4">
Carlos Alcaraz will be the biggest threat of Jokovic on Wimbledon, especially in the young Spanish king won the Queen's Club last weekend to win his first grassland After the title of the champion.</text:p>
      <text:p text:style-name="P4">
However, Ecraz acknowledged that the pressure and tension that Jokovic faced Jokovic caused cramps in the face of the Fourth French Open. It was why he lost the game.</text:p>
      <text:p text:style-name="P4">
Therefore, it is not unexpected, Ekaraz tries to turn the focus to Jokovic. In 2022, he broke into the top 16 and said: "After losing to Andymurray in 2013, Jokovic has never lost in the Central Stadium. It has been 10 years and it is crazy."</text:p>
      <text:p text:style-name="P4">
News Source: <text:a xlink:type="simple" xlink:href="https://www.rfi.fr/cn/%E8%BF%90%E5%8A%A8%E5%A4%A9%E5%9C%B0/20230702-%E8%A7%89%E9%86%92-%E4%B9%94%E7%A7%91%E7%BB%B4%E5%A5%87-%E7%9E%84%E5%87%86%E7%AC%AC8%E5%BA%A7%E6%B8%A9%E7%BD%91%E5%92%8C%E7%AC%AC24%E4%B8%AA%E5%A4%A7%E6%BB%A1%E8%B4%AF%E5%86%A0%E5%86%9B" text:style-name="Internet_20_link" text:visited-style-name="Visited_20_Internet_20_Link">
https://www.rfi.fr/cn/%E8%BF%90%E5%8A%A8%E5%A4%A9%E5%9C%B0/20230702-%E8%A7%89%E9%86%92-%E4%B9%94%E7%A7%91%E7%BB%B4%E5%A5%87-%E7%9E%84%E5%87%86%E7%AC%AC8%E5%BA%A7%E6%B8%A9%E7%BD%91%E5%92%8C%E7%AC%AC24%E4%B8%AA%E5%A4%A7%E6%BB%A1%E8%B4%AF%E5%86%A0%E5%86%9B</text:a>
</text:p>
      <!--NEWS-->
      <text:h text:style-name="P10" text:outline-level="1">
<text:span text:style-name="T4">
Why did they come to Germany from Hong Kong?</text:span>
</text:h>
      <text:p text:style-name="P4">
Author: None (Language: zh)</text:p>
      <text:p text:style-name="P4">
Publisher: None</text:p>
      <text:p text:style-name="P4">
Time: 2023-07-02T-3:55:00Z</text:p>
      <text:p text:style-name="P4">
Description: Many people chose to go to English -speaking countries during the implementation of Hong Kong's immigration after the implementation of the National Security Law. There are not many who come to Germany. The two Hong Kong people interviewed by Voice of Germany chose Germany because of their opportunities in their lives, but the factors of Hong Kong's political environment have an important role in promoting.</text:p>
      <text:p text:style-name="P4">
Videos: []</text:p>
      <text:p text:style-name="P4">
Images: []</text:p>
      <text:p text:style-name="P4">
Subject: 时政风云</text:p>
      <text:p text:style-name="P4">
Subjects: ['德中关系', '欧债危机', '欧盟', '谷歌', '香港', '德国', '雨伞革命', '香港政改', '留学德国', '专题报道：香港“反送中”抗议']</text:p>
      <text:p text:style-name="P4">
Keywords: ['香港', '香港主权移交26周年', '主权移交', '国安法实施三周年', '国安法', '在德港人', '在德香港人', '港人', '德国']</text:p>
      <text:p text:style-name="P4">
Id: 66083993</text:p>
      <!--METADATA-->
      <text:p text:style-name="P4">
<text:a xlink:type="simple" xlink:href="https://www.dw.com/zh/overlay/image/article/66083993/60704597" text:style-name="Internet_20_link" text:visited-style-name="Visited_20_Internet_20_Link">
 </text:a>
(Voice of German in Chinese) Ms. Lin said she was a native of Hong Kong. "I was studying in Hong Kong. When I was in college, I went to Britain to study in the last year. Then I worked in Hong Kong. I was in an accounting firm. I got married and had children."</text:p>
      <text:p text:style-name="P4">
In 2021, Ms. Lin applied for a master's degree in Germany, and later came to Germany with her husband and son through this visa. She tells that half of the reason to come to Germany is because of children. Her son read Waldorf Education in Hong Kong, because in the mainstream school, the child reads language-Chinese and English have obstacles, and psychological pressure is great. "He begged the teacher to give him less homework, but it didn't work." After taking the child to see the psychologist, she was worried that the child may "take medicine and read". She felt that the little child was "unreasonable" Essence So she took her child away from the mainstream school and went to the co-LearningCenter under the Waltedford system in Hong Kong, and the child was very happy and could grow back to the child's original state. However, since the autumn of 2019, she cannot find a teacher with such qualifications in Hong Kong to continue the so -called "alternative education" to the children. When she saw a master's degree in Germany who provided education in Education in early 2021, she had a interest in her own entry and was applied and was admitted. "I ask if I can bring my child to study, the answer is okay." "I also want to see why Waldorf's education can help my children. My child has obstacles to study language, but he can be in Waldorf in Waldorf. When growing up, he can learn well. His grades are not necessarily very good, but he loves reading, and he has more reading than me. "</text:p>
      <text:p text:style-name="P4">
After graduating from Germany, although Ms. Lin did not engage in teachers' work due to German, she found a job in the accounting industry of the Bank, and continued to stay in Germany with her family.</text:p>
      <text:p text:style-name="P4">
Ms. Lin said that for her husband, she made <text:a xlink:type="simple" xlink:href="https://www.dw.com/zh/zh/香港移民潮為何親中藍絲也撤離/a-61475091" text:style-name="Internet_20_link" text:visited-style-name="Visited_20_Internet_20_Link">
immigration</text:a>
Germany's decision is difficult. "Because he doesn't want to leave Hong Kong. He actually loves Hong Kong. He feels that he shouldn't leave Hong Kong. We didn't come out of the parade in 2019. What did you publish? But we also love Hong Kong at all. But we also love Hong Kong. All of our family members. All in Hong Kong. "</text:p>
      <text:p text:style-name="P4">
The other half of the reason for Germany is related to politics. "Politics does not mean freedom of speech, or something," Ms. Lin said. She said that Hong Kong's implementation of the TSA examination system in the past ten years has led to the school's first grade in primary school in order to achieve good scores. "They practice their children from this direction, and his homework and exams are also in this direction. Teachers regardless of their children's ability. I say that my child has limited ability when he is studying language. He has more than ten homework at that time. He did his homework until 12 am and 1 am, and he would get up at 6 o'clock the next day. "In 2015, the government held public hearing on the TSA examination system under social criticism. Ms. Lin participated in the public hearing and feedback her child. However, the end result is, "They continue to let the children test TSA. I was cold at that time. Why can education be done like this and ignore the life and death of the child. At that time, I felt that there was no confidence in the government. They do education, but they ignore their children, as long as their grades. "</text:p>
      <text:h text:style-name="P12" text:outline-level="3">
<text:span text:style-name="T4">
One person election: Li Jiachao in the eyes of Hong Kong people</text:span>
</text:h>
      <text:p text:style-name="P4">
In addition, Ms. Lin also observed that the government has gradually moved towards the direction of control. "Control is more, and it has an impact on my children. What topics do you want to read, it is not allowed. It is something that is not sensitive. If the government feels on his adults, you are not allowed to go. Well. "In addition, considering the privilege class and social unfairness of the Mainland, Ms. Lin is also worried that children will encounter uneven opportunities in the future.</text:p>
      <text:p text:style-name="P4">
Today, more than two years have passed, Ms. Lin feels that the decision to leave Hong Kong is correct. "Now my child is very happy to live here." Ms. Lin said, the child can learn what he wants to learn freely. "For example, he likes the history of World War II, he can read. That is surprising to me, because his teacher allowed him to study." In contrast, Ms. Lin said, when she left It has been said that the degree of freedom in Hong Kong will decline, and it is true. Whether it is the use of "peaceful travel" application software during the epidemic period, or the difficulty of extracting compulsory provident fund in advance, Hong Kong people reflect this.</text:p>
      <text:h text:style-name="P12" text:outline-level="3">
<text:span text:style-name="T4">
The Hong Kong Government Push the "Anxin Travel" APP why Hong Kong people are uneasy</text:span>
</text:h>
      <text:p text:style-name="P4">
Ms. Lin said: "Also, if my child continues to grow in Hong Kong, he has to at least 50,000 yuan in the Hong Kong government to complete the" Tomorrow Lantau "-is a big place to develop the north. Because all of them are all. Things <text:a xlink:type="simple" xlink:href="https://www.dw.com/zh/zh/媒体看只有爱国者参选的香港立法会选举/a-60194472" text:style-name="Internet_20_link" text:visited-style-name="Visited_20_Internet_20_Link">
No need to go to the parliament to discuss</text:a>
Well. So no matter how much you say, 1 billion, 10 billion, 100 billion, 10 trillion, no problem, you can pass within 3 seconds. Therefore, if we continue to stay in Hong Kong, we will pay a lot of taxes, and my child will pay a lot of taxes. Just like the Mainland, the child will lie flat, because he can work hard, and he can't be the person he wants to do, and he wants the job he wants. The more he earns, the worse the quality of life. "</text:p>
      <text:h text:style-name="P12" text:outline-level="3">
<text:span text:style-name="T4">
"Now there is only a unilateral sound"</text:span>
</text:h>
      <text:p text:style-name="P4">
Mr. Li and his family came to Germany because of an opportunity at work. In April last year, Mr. Li's company in Hong Kong had a vacancy in his parent company in Germany. He applied and got it. "You also know that the situation in Hong Kong at that time was relatively chaotic, and the government's situation was not very good. It was worse than the previous year and the previous year. Especially the situation of children's education. Seeing that there was an opportunity to work in Germany to work, Decide here. "</text:p>
      <text:p text:style-name="P4">
Mr. Li said that after the Citizen Movement, he discovered that "why does the Hong Kong government do this? It seems that it doesn't care about our freedom." The Hong Kong government should do what. He felt that he was usually a little fair before. "The sound of the positive and negative sounds must be together, but now it seems to be gone. There is only a single voice. Even if the other party strives to say, explain it until the end (the other party) There is no way to accept it, and then just do it according to my plan. I think this situation is not good. "</text:p>
      <text:p text:style-name="P4">
Mr. Li said, I don’t know when I can return to the state of Hong Kong ten years ago or 20 years ago. "That is, I want to say anything, you can go to the parade, or what I do. Don't violate the law. The situation in Hong Kong is more dangerous now. You can also see some reports, saying that what I said on the street, said on the same day that he did not catch you that day, but I set up one in the future. I set up one in the future. The law can go back to what you did before, what bad things you did, and he caught you again. I don't think it is good. "###? Many Hong Kong people have encountered hardships after immigrating to Britain</text:p>
      <text:p text:style-name="P4">
Mr. Li said that it would be difficult to leave Hong Kong without this job opportunity in Germany, because there were more things to give up. "I know that many Hong Kong people have gone to Britain. Because the method to go to the UK is more convenient. But what do you want after going to Britain? If you don't have a job, you need to think about it. So this part also needs to be considered. Come out, but after a few years, it is still impossible, and if you have to return to Hong Kong, it doesn't make sense. "</text:p>
      <text:p text:style-name="P4">
Now more than a year in Germany, Mr. Li said that his family liked life here. Of course, "the contrast between Hong Kong and Germany is also quite large." Hong Kong is a major metropolis, and in Germany, they live in a small village. "But overall, our life here is happy. There is not much difficulty when children study." Mr. Li contacted the Hong Kong people in the German Association German, of course, I do n’t understand when I came, I ca n’t say German. Many things have to help others. So if you want to find some Hong Kong people in Germany, we can understand at least what we can say and help each other. " You can talk about your language.</text:p>
      <text:h text:style-name="P12" text:outline-level="3">
<text:span text:style-name="T4">
Hong Kong Foreign Institute of Foreign Experts Examination: What makes them go?</text:span>
</text:h>
      <text:p text:style-name="P4">
In Germany, Mr. Li has always paid attention to the news of Hong Kong. His feeling is that Hong Kong's economic situation and security have continued to decline. "I don't know when it will return to my situation when I was in Hong Kong before. I guess it may not have this opportunity in the next five years and eight years, and it may not be able to return to the previous level. The Chinese or Hong Kong government has a big change. But I haven't seen this opportunity now. "</text:p>
      <text:p text:style-name="P4">
Mr. Li said that he has no plans to return to Hong Kong. "I thought about it a little, but there was no chance to go back. Especially what are the other <text:a xlink:type="simple" xlink:href="https://www.dw.com/zh/zh/李家超希望最迟明年完成基本法23条立法/a-64434862" text:style-name="Internet_20_link" text:visited-style-name="Visited_20_Internet_20_Link">
23 articles</text:a>
Ah, <text:a xlink:type="simple" xlink:href="https://www.dw.com/zh/zh/客座評論國安法3年的香港故事/a-66077700" text:style-name="Internet_20_link" text:visited-style-name="Visited_20_Internet_20_Link">
Guoan Law</text:a>
These two have a great impact on us. Because its rules are not clear, for example, <text:a xlink:type="simple" xlink:href="https://www.dw.com/zh/zh/港府申請禁播願榮光歸香港-以免誤認國歌/a-65834428" text:style-name="Internet_20_link" text:visited-style-name="Visited_20_Internet_20_Link">
it still has to be banned</text:a>
That <text:a xlink:type="simple" xlink:href="https://www.dw.com/zh/zh/願榮光歸香港禁案延后-全球港人串連合唱/a-65888826" text:style-name="Internet_20_link" text:visited-style-name="Visited_20_Internet_20_Link">
Rongguang's Song of Hong Kong</text:a>
Essence Its legislation is unclear. It is not clear how it goes to this legislation and how to implement this regulation. "</text:p>
      <text:p text:style-name="P4">
News Source: <text:a xlink:type="simple" xlink:href="https://www.dw.com/zh/他们为什么从香港来到德国/a-66083993" text:style-name="Internet_20_link" text:visited-style-name="Visited_20_Internet_20_Link">
https://www.dw.com/zh/他们为什么从香港来到德国/a-66083993?maca=chi-rss-chi-all-1127-rdf</text:a>
</text:p>
      <!--NEWS-->
      <text:h text:style-name="P10" text:outline-level="1">
<text:span text:style-name="T4">
Ambassador to the United States: Germany and the United States must adapt to the current reality</text:span>
</text:h>
      <text:p text:style-name="P4">
Author: None (Language: zh)</text:p>
      <text:p text:style-name="P4">
Publisher: None</text:p>
      <text:p text:style-name="P4">
Time: 2023-07-02T-5:55:00Z</text:p>
      <text:p text:style-name="P4">
Description: Emily Haber, the upcoming German ambassador to the United States, told Germany that Russia's war in Ukraine and Germany and the United States would decide the future relationship between Washington and Berlin.</text:p>
      <text:p text:style-name="P4">
Videos: []</text:p>
      <text:p text:style-name="P4">
Images: []</text:p>
      <text:p text:style-name="P4">
Subject: 时政风云</text:p>
      <text:p text:style-name="P4">
Subjects: []</text:p>
      <text:p text:style-name="P4">
Keywords: ['德中关系', '奥巴马', '欧债危机', '欧盟', '德国', '留学德国', '留学德国', '德国联邦大选', '美国', '默克尔']</text:p>
      <text:p text:style-name="P4">
Id: 66069373</text:p>
      <!--METADATA-->
      <text:p text:style-name="P4">
<text:a xlink:type="simple" xlink:href="https://www.dw.com/zh/overlay/image/article/66069373/66050319" text:style-name="Internet_20_link" text:visited-style-name="Visited_20_Internet_20_Link">
 </text:a>
Emily Haber is about to retire. She has been the German ambassador to the United States since 2018</text:p>
      <text:p text:style-name="P4">
(Voice of Germany) at Emily Haber, Germany's ambassador to the United States, to retire from her diplomatic career, she talked to the Voice of Germany Washington Office, Ines Pohl.</text:p>
      <text:p text:style-name="P4">
Harbes have been the German ambassador to the United States since 2018 and have experienced a series of challenges in Washington, including Trump's presidential term, new crown epidemic, and the current Russian invasion of Ukraine.</text:p>
      <text:p text:style-name="P4">
In an interview with the Voice of Germany, Harbers talked about extensive topics, including <text:a xlink:type="simple" xlink:href="https://www.dw.com/zh/zh/肖尔茨德美伙伴关系状态甚佳/a-64885611" text:style-name="Internet_20_link" text:visited-style-name="Visited_20_Internet_20_Link">
Germany and American relations</text:a>
The future, Russia's war in Ukraine, her personal impression of the United States, and so on.</text:p>
      <text:h text:style-name="P12" text:outline-level="3">
<text:span text:style-name="T4">
Re -construct a cross -Atlantic relationship</text:span>
</text:h>
      <text:p text:style-name="P4">
Huber said that for decades, Germans and Americans have common memories: from the "air bridge" in Germany (that is, Berlin Air Transport) to the Berlin of Kennedy, the collapse of the Berlin Wall, and then to Martin Luther Kim Berlin's experience.</text:p>
      <text:p text:style-name="P4">
*#</text:p>
      <text:h text:style-name="P13" text:outline-level="4">
<text:span text:style-name="T4">
75 years ago "Air Bridge"</text:span>
</text:h>
      <text:h text:style-name="P12" text:outline-level="3">
<text:span text:style-name="T4">
Berlin blockade during the Cold War</text:span>
</text:h>
      <text:p text:style-name="P4">
After the end of the Second World War, the four victors divided Germany into a occupation zone. Berlin is also four points, and is in the Soviet occupation area like an island. On June 24, 1948, the Soviet Union blocked all water and land traffic to West Germany, and power supply was also cut off. The Western Alliance reacted.</text:p>
      <text:p text:style-name="P4">
*#</text:p>
      <text:h text:style-name="P13" text:outline-level="4">
<text:span text:style-name="T4">
75 years ago "Air Bridge"</text:span>
</text:h>
      <text:h text:style-name="P12" text:outline-level="3">
<text:span text:style-name="T4">
The door to the world</text:span>
</text:h>
      <text:p text:style-name="P4">
On June 25, 1948, Lucius D.clay, the US military officer in Germany, ordered the construction of a Berlin air bridge. One day later, the first U.S. transport aircraft landed at Tempelhof at Berlin. The airport located in the US occupation zone became the most important hub of the air bridge. Today, people can still visit the airport that has become a myth and abandoned at the time of Berlin under the guidance of the commentator.</text:p>
      <text:p text:style-name="P4">
*#</text:p>
      <text:h text:style-name="P13" text:outline-level="4">
<text:span text:style-name="T4">
75 years ago "Air Bridge"</text:span>
</text:h>
      <text:h text:style-name="P12" text:outline-level="3">
<text:span text:style-name="T4">
Aircraft lifting</text:span>
</text:h>
      <text:p text:style-name="P4">
For a full 14 months, 2.2 million west Berlin people relied on air to survive. The Allies designed a system of extremely precise operation: 3 air corridors were opened as one -way lane, 2 were used for take -off, and one was used for landing. At the time of the busiest, there are 5 planes at the same time!Great performance: In 14 months, there were 278,000 batches of transportation, with a total of 2.3 million tons of goods.</text:p>
      <text:p text:style-name="P4">
*#</text:p>
      <text:h text:style-name="P13" text:outline-level="4">
<text:span text:style-name="T4">
75 years ago "Air Bridge"</text:span>
</text:h>
      <text:h text:style-name="P12" text:outline-level="3">
<text:span text:style-name="T4">
Air Force Museum at the Air Force at Gotov Airport</text:span>
</text:h>
      <text:p text:style-name="P4">
The second most important airport during the Berlin blockade was Gatow in the British area. The British implemented a 42%landing operation of the air bridge there. The transportation materials are used for liquid fuels and foods of the West Berlin. Patients and children were also shipped from there. Today, there is an exhibition that introduces German military aviation history at the airport apron.</text:p>
      <text:p text:style-name="P4">
*#</text:p>
      <text:h text:style-name="P13" text:outline-level="4">
<text:span text:style-name="T4">
75 years ago "Air Bridge"</text:span>
</text:h>
      <text:h text:style-name="P12" text:outline-level="3">
<text:span text:style-name="T4">
Son of the bridge in the air</text:span>
</text:h>
      <text:p text:style-name="P4">
Today, most tourists coming to Berlin fly to the German capital at the German capital via TEGEL airport. Many people don't know that the airport is also inseparable from the air bridge. Tiger Airport is a contribution from France in the air bridge. In the autumn of 1948, the French Allied forces had only three months paved the largest runway in Europe, which was 2,5 kilometers long. On November 5 of that year, the third empty bridge airport in Berlin was put into operation.</text:p>
      <text:p text:style-name="P4">
*#</text:p>
      <text:h text:style-name="P13" text:outline-level="4">
<text:span text:style-name="T4">
75 years ago "Air Bridge"</text:span>
</text:h>
      <text:h text:style-name="P12" text:outline-level="3">
<text:span text:style-name="T4">
"Rice Gun Bill"!</text:span>
</text:h>
      <text:p text:style-name="P4">
The Berlin people call the Allied transport aircraft "raisins bomber". Because before landing, American pilots will use their own parachute to cast a small assistance package and send a joy to the children waiting there. The wraps are mostly chocolate and rubber sugar, and sometimes there are raisins.</text:p>
      <text:p text:style-name="P4">
*#</text:p>
      <text:h text:style-name="P13" text:outline-level="4">
<text:span text:style-name="T4">
75 years ago "Air Bridge"</text:span>
</text:h>
      <text:h text:style-name="P12" text:outline-level="3">
<text:span text:style-name="T4">
Gift from the sky</text:span>
</text:h>
      <text:p text:style-name="P4">
Canned food, dried fruits, milk powder, coffee -today, "Caring for parcels" is an exhibit in the museum. At that time, they were the last hopes for survival of many Berlin people. "Care", a US private rescue organization, rented an aircraft at the time and sent up to 1,000 "care packages" to Berlin every day. The package worth $ 15 is available for one month for a family.</text:p>
      <text:p text:style-name="P4">
*#</text:p>
      <text:h text:style-name="P13" text:outline-level="4">
<text:span text:style-name="T4">
75 years ago "Air Bridge"</text:span>
</text:h>
      <text:h text:style-name="P12" text:outline-level="3">
<text:span text:style-name="T4">
</text:span>
</text:h>
      <text:p text:style-name="P4">
The first batch of trees in Tiergarten's reappearing were even transported by the air bridge. With the past in the winter of 1948, the park located in the city center was almost bare. In order to spend severe winter, Berlin residents used trees as fuel. On March 17, 1949, the restraint project was launched.</text:p>
      <text:p text:style-name="P4">
*#</text:p>
      <text:h text:style-name="P13" text:outline-level="4">
<text:span text:style-name="T4">
75 years ago "Air Bridge"</text:span>
</text:h>
      <text:h text:style-name="P12" text:outline-level="3">
<text:span text:style-name="T4">
Speech in front of the Empire Congress Building</text:span>
</text:h>
      <ul>
        <li>
#</li>
      </ul>
      <text:h text:style-name="P13" text:outline-level="4">
<text:span text:style-name="T4">
75 years ago "Air Bridge"</text:span>
</text:h>
      <text:h text:style-name="P12" text:outline-level="3">
<text:span text:style-name="T4">
"Bridge in the Air" Monument Monument</text:span>
</text:h>
      <text:p text:style-name="P4">
In the process of landing Berlin, a total of 78 pilots died. In 1951, the monument was erected on the air bridge square, which commemorated. The three darts above symbolize 3 air corridors, and Berlin people call them "hungerkralle". There is a replica of the monument on the Main River Frankfurt and Celle. At that time, the plane flew to Berlin from the two cities.</text:p>
      <text:p text:style-name="P4">
*#</text:p>
      <text:h text:style-name="P13" text:outline-level="4">
<text:span text:style-name="T4">
75 years ago "Air Bridge"</text:span>
</text:h>
      <text:h text:style-name="P12" text:outline-level="3">
<text:span text:style-name="T4">
Freedom in the City Hall</text:span>
</text:h>
      <text:p text:style-name="P4">
Americans presented this free bell of freedom to be a symbol of democracy, freedom, and resistance to communism. On October 24, 1950, General Clay, the "Father of the Bridge in the Air", cut the ribbon for the bell. So far, she sounds at 12 o'clock every day to commemorate the end of Berlin's blockade.</text:p>
      <text:p text:style-name="P4">
*#</text:p>
      <text:h text:style-name="P13" text:outline-level="4">
<text:span text:style-name="T4">
75 years ago "Air Bridge"</text:span>
</text:h>
      <text:h text:style-name="P12" text:outline-level="3">
<text:span text:style-name="T4">
The symbol of the unprecedented rescue operation</text:span>
</text:h>
      <text:p text:style-name="P4">
In front of the Berlin Museum in Kreuzberg, a US-made C-47 transport aircraft took a take off and was still very eye-catching. This transport aircraft has become a symbol of a dramatic chapter in Berlin's history and unprecedented rescue operations.</text:p>
      <text:p text:style-name="P4">
Author: frederike müller, kerstin schoo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You see, all these major events I have mentioned now have become the past." Ambassador Hubber said, "What we need to get used to is that we must re -build cross -Atlantic relations and must adapt to the reality of our era. "</text:p>
      <text:p text:style-name="P4">
Harbin believes that Russia's aggression on Ukraine- "and our ability, determination, and perseverance in dealing with this aggression" -will become a engine to determine the future of the Atlantic relations.</text:p>
      <text:h text:style-name="P12" text:outline-level="3">
<text:span text:style-name="T4">
Ukrainian war is the biggest challenge</text:span>
</text:h>
      <text:p text:style-name="P4">
Harbers said that therefore, it should be in the <text:a xlink:type="simple" xlink:href="https://www.dw.com/zh/zh/美国防长乌克兰有足够的反攻能力/a-65942860" text:style-name="Internet_20_link" text:visited-style-name="Visited_20_Internet_20_Link">
war of Russia to Ukraine</text:a>
It will still be the biggest challenge in the next few months and years. She said: "The result of this war will largely define and shape the international geopolitics and geopolitical patterns."</text:p>
      <text:p text:style-name="P4">
The diplomat warns that many countries in the world will pay close attention to whether Germany, the United States and its allies have the ability to provide continuous support for Ukraine.</text:p>
      <text:p text:style-name="P4">
"This is very important. It will define our reputation and define the legitimacy of what we do, that is, the basic principles of defending international law and the United Nations Charter," Hubber said.</text:p>
      <text:h text:style-name="P12" text:outline-level="3">
<text:span text:style-name="T4">
American Volunteer Running to Ukraine</text:span>
</text:h>
      <text:h text:style-name="P12" text:outline-level="3">
<text:span text:style-name="T4">
Americans' innocence, openness and hospitality</text:span>
</text:h>
      <text:p text:style-name="P4">
Harbin recalled his meeting with former US President Trump, saying he was "a person who controlled the entire room."</text:p>
      <text:p text:style-name="P4">
She also said that at least in the past five years, in the relationship with the United States, <text:a xlink:type="simple" xlink:href="https://www.dw.com/zh/zh/评论-拜登可能是最后一位跨大西洋派白宫主人/a-60986099" text:style-name="Internet_20_link" text:visited-style-name="Visited_20_Internet_20_Link">
people have always paid attention to individual leaders</text:a>
Essence "But the cross -Atlantic relations are far more than that," Hubber said.</text:p>
      <text:p text:style-name="P4">
In the process of dealing with Americans, the ambassador emphasized that she has always respects "the innocence, openness and hospitality of people from all over the United States."</text:p>
      <text:p text:style-name="P4">
"I think the United States thinks that the United States makes me the most admirable and nostalgia is that people here make the world better or just make the world's sense of personal responsibility."</text:p>
      <text:p text:style-name="P4">
News Source: <text:a xlink:type="simple" xlink:href="https://www.dw.com/zh/德国驻美大使-德美关系必须适应当下现实/a-66069373" text:style-name="Internet_20_link" text:visited-style-name="Visited_20_Internet_20_Link">
https://www.dw.com/zh/德国驻美大使-德美关系必须适应当下现实/a-66069373?maca=chi-rss-chi-all-1127-rdf</text:a>
</text:p>
      <!--NEWS-->
      <text:h text:style-name="P10" text:outline-level="1">
<text:span text:style-name="T4">
Israeli missiles attacking Syrian Hollyus City Syrian Air Defense System Intercept</text:span>
</text:h>
      <text:p text:style-name="P4">
Publisher: 法新社</text:p>
      <text:p text:style-name="P4">
Published Time: 2023-07-02T-7:02:08+00:00</text:p>
      <text:p text:style-name="P4">
Modified Time: 2023-07-02T07:50:03+00:00</text:p>
      <text:p text:style-name="P4">
Description: (Agence France -Presse Damascus 2nd) Syrian official media reported today that the Israeli government controlled by the Syrian government launched a missile attack near the Homs (Homs) and was intercepted by the Syrian air defense system. Israel later stated that this was to respond to the Syrian rocket attac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7-02T-7-02-08-00-00/000000.png" xlink:type="simple" xlink:show="embed" xlink:actuate="onLoad" draw:mime-type="image/png"/>
</draw:frame>
In Syria's more than 10 years of civil war, Israel launched a number of air strikes on Syrian territory, mainly locking in Iran's support forces, Hezbollah soldiers, and Syrian army positions.</text:p>
      <text:p text:style-name="P4">
The Syrian state -owned media "SANA" quoted military sources: "Israeli enemy forces launched an air strike from Northeast Berut, the goal is to have some bases around Homos." Homer is about 20 kilometers from Lebanon.</text:p>
      <text:p text:style-name="P4">
A few hours later, the Israeli military confirmed the launch of an air strike in the statement this morning. The statement pointed out that the goal of their blow was "a Syrian air defense artillery company, which was a defense rocket launched from Syria to Israeli territory.</text:p>
      <text:p text:style-name="P4">
The Israeli statement also said that Israeli fighters also "attacked other targets in the region," and the Syrian air defense rocket "exploded in the air" without the casualties.</text:p>
      <text:p text:style-name="P4">
Israel rarely commented on its attack on Syria, but it has repeatedly stated that it will not allow the enemy to expand its sphere of influence in Syria.</text:p>
      <text:p text:style-name="P4">
News Source: <text:a xlink:type="simple" xlink:href="https://www.rfi.fr/cn/%E5%9B%BD%E9%99%85%E6%8A%A5%E9%81%93/20230702-%E4%BB%A5%E8%89%B2%E5%88%97%E9%A3%9E%E5%BC%B9%E8%A2%AD%E5%87%BB%E5%8F%99%E5%88%A9%E4%BA%9A%E8%8D%B7%E5%A7%86%E6%96%AF%E5%B8%82-%E5%8F%99%E9%98%B2%E7%A9%BA%E7%B3%BB%E7%BB%9F%E6%8B%A6%E6%88%AA" text:style-name="Internet_20_link" text:visited-style-name="Visited_20_Internet_20_Link">
https://www.rfi.fr/cn/%E5%9B%BD%E9%99%85%E6%8A%A5%E9%81%93/20230702-%E4%BB%A5%E8%89%B2%E5%88%97%E9%A3%9E%E5%BC%B9%E8%A2%AD%E5%87%BB%E5%8F%99%E5%88%A9%E4%BA%9A%E8%8D%B7%E5%A7%86%E6%96%AF%E5%B8%82-%E5%8F%99%E9%98%B2%E7%A9%BA%E7%B3%BB%E7%BB%9F%E6%8B%A6%E6%88%AA</text:a>
</text:p>
      <!--NEWS-->
      <text:h text:style-name="P10" text:outline-level="1">
<text:span text:style-name="T4">
South Korea abolish the traditional age algorithm, everyone is one to two years younger</text:span>
</text:h>
      <text:p text:style-name="P4">
Author: None (Language: zh)</text:p>
      <text:p text:style-name="P4">
Publisher: None</text:p>
      <text:p text:style-name="P4">
Time: 2023-07-02T-8:54:00Z</text:p>
      <text:p text:style-name="P4">
Description: A new law abolish the traditional Korean -old age computing system, which means that each Korean is one to two years younger. At the same time, the third computing system will still coexist.</text:p>
      <text:p text:style-name="P4">
Videos: []</text:p>
      <text:p text:style-name="P4">
Images: []</text:p>
      <text:p text:style-name="P4">
Subject: 文化经纬</text:p>
      <text:p text:style-name="P4">
Subjects: ['韩国', '朝鲜']</text:p>
      <text:p text:style-name="P4">
Keywords: ['韩国', '传统', '年龄算法', '敬语', '年轻', '年龄']</text:p>
      <text:p text:style-name="P4">
Id: 66059244</text:p>
      <!--METADATA-->
      <text:p text:style-name="P4">
<text:a xlink:type="simple" xlink:href="https://www.dw.com/zh/overlay/image/article/66059244/66051120" text:style-name="Internet_20_link" text:visited-style-name="Visited_20_Internet_20_Link">
 </text:a>
The Koreans are "young" at once, one to two years old</text:p>
      <text:p text:style-name="P4">
(Voice of Germany Chinese) When the Koreans woke up on Wednesday (June 28) in the morning, they found that they were one year younger than Tuesday, and some were even two years younger.</text:p>
      <text:p text:style-name="P4">
This large -scale "aging" is attributed to the effectiveness of a new law. The law abolish the traditional age calculation method (virtual age) and requires Koreans to use the internationalization method of internationalization.</text:p>
      <text:p text:style-name="P4">
Lee Wan-Kyu, director of the South Korean Legal Department, said at a press conference on Monday: "We expect legal disputes, complaints and social confusion caused by age computing will greatly reduce."</text:p>
      <text:h text:style-name="P12" text:outline-level="3">
<text:span text:style-name="T4">
Korean people used to use virtual years before</text:span>
</text:h>
      <text:p text:style-name="P4">
According to the traditional method of calculating the age in South Korea, a person is already one year old when he is born. Everyone's age will increase by one year on January 1, not only the age of birthday.</text:p>
      <text:p text:style-name="P4">
Although the international age calculation method has been used in South Korea for legal documents and medical documents since the early 1960s, the traditional calculation method is still used in daily life.</text:p>
      <text:p text:style-name="P4">
But the law passed in December last year ended this traditional system. According to a government polls in September last year, 86% of Koreans plan to use international systems.</text:p>
      <text:p text:style-name="P4">
"I will be 30 years old next year." Choi Hyun-Ji, a 27-year-old office staff member, told Reuters when talking about the traditional age algorithm. "But now I have more time, it's great."</text:p>
      <text:h text:style-name="P12" text:outline-level="3">
<text:span text:style-name="T4">
"Squid Game" reveal Korean social problems</text:span>
</text:h>
      <text:h text:style-name="P12" text:outline-level="3">
<text:span text:style-name="T4">
Why is the virtual age continued in South Korea to this day?</text:span>
</text:h>
      <text:p text:style-name="P4">
This traditional algorithm has also been used in other countries in East Asia before, <text:a xlink:type="simple" xlink:href="https://www.dw.com/zh/zh/汉语拼音之父周有光的岁数/a-17370220" text:style-name="Internet_20_link" text:visited-style-name="Visited_20_Internet_20_Link">
for example China</text:a>
, Japan and North Korea, but they were abandoned decades ago.</text:p>
      <text:p text:style-name="P4">
It continues in South Korea, partly because of the importance of "age" to Korean, because people usually use respect, such as "Unni" (sister) and "OPPA" (brother), not personal names.</text:p>
      <text:p text:style-name="P4">
"Age is indeed important." Humanologist Mo Hyun-Joo told AFP, "If you don't know people's age, it is difficult to communicate with them."</text:p>
      <text:p text:style-name="P4">
In the traditional algorithm, everyone in a grade in the school is considered the same age, so we can talk to without a language level.</text:p>
      <text:p text:style-name="P4">
There are also the third age computing system in South Korea. It is used to calculate a person's school year, when to participate in the compulsory military service, and when to buy alcoholic beverages.</text:p>
      <text:p text:style-name="P4">
The system is similar to the traditional algorithm, but starts from the age of zero. The system is not affected by new laws and will continue to exist.</text:p>
      <text:p text:style-name="P4">
(Reuters, Agence France -Presse)</text:p>
      <text:p text:style-name="P4">
News Source: <text:a xlink:type="simple" xlink:href="https://www.dw.com/zh/韩国废除传统年龄算法-人人年轻一到两岁/a-66059244" text:style-name="Internet_20_link" text:visited-style-name="Visited_20_Internet_20_Link">
https://www.dw.com/zh/韩国废除传统年龄算法-人人年轻一到两岁/a-66059244?maca=chi-rss-chi-all-1127-rdf</text:a>
</text:p>
      <!--NEWS-->
      <text:h text:style-name="P10" text:outline-level="1">
<text:span text:style-name="T4">
After the rebellion, Wagner's action in Africa was covered</text:span>
</text:h>
      <text:p text:style-name="P4">
Author: 半岛电视台</text:p>
      <text:p text:style-name="P4">
Publisher: Al Jazeera</text:p>
      <text:p text:style-name="P4">
Published Time: 2023-07-02T03:16:51</text:p>
      <text:p text:style-name="P4">
Modified Time: 2023-07-02T03:16:51</text:p>
      <text:p text:style-name="P4">
Description: Wagner's rebellion in Russia has aroused the attention and concerns of Africa, and more and more questions about their actions.</text:p>
      <text:p text:style-name="P4">
Images: ["<text:a xlink:type="simple" xlink:href="https://chinese.aljazeera.net/wp-content/uploads/2023/07/1-1688264259.jpg" text:style-name="Internet_20_link" text:visited-style-name="Visited_20_Internet_20_Link">
1-1688264259.jpg</text:a>
", "<text:a xlink:type="simple" xlink:href="https://chinese.aljazeera.net/wp-content/uploads/2023/07/2-1688264268.jpg" text:style-name="Internet_20_link" text:visited-style-name="Visited_20_Internet_20_Link">
2-1688264268.jpg</text:a>
", "<text:a xlink:type="simple" xlink:href="https://chinese.aljazeera.net/wp-content/uploads/2023/06/1-1688132113.png" text:style-name="Internet_20_link" text:visited-style-name="Visited_20_Internet_20_Link">
1-1688132113.png</text:a>
", "<text:a xlink:type="simple" xlink:href="https://chinese.aljazeera.net/wp-content/uploads/2023/07/4-1688264274.jpg" text:style-name="Internet_20_link" text:visited-style-name="Visited_20_Internet_20_Link">
4-1688264274.jpg</text:a>
"]</text:p>
      <text:p text:style-name="P4">
Topics: ['军事', '政治', '新闻']</text:p>
      <text:p text:style-name="P4">
Keywords: ['军事', '政治', '新闻', '非洲']</text:p>
      <text:p text:style-name="P4">
Type: Article</text:p>
      <!--METADATA-->
      <text:p text:style-name="P4">
<draw:frame draw:style-name="fr1" draw:name="Image32" text:anchor-type="as-char" svg:width="6.9236in" svg:height="3.888597in" draw:z-index="0">
<draw:image xlink:href="../Images/Aljazeera Chinese/2023-07-02T03-16-51/1-1688264259.jpg" xlink:type="simple" xlink:show="embed" xlink:actuate="onLoad" draw:mime-type="image/jpeg"/>
</draw:frame>
On October 2, 2022, the supporters of Captain Ibrahim Traori Parade wielded the Russian flag on the streets of Burkina Faswa Gagu</text:p>
      <text:p text:style-name="P4">
Many observers in West Africa and China Africa are excited to pay attention to the rebellion of the Wagner Group staged by Russia, and they are curious about the significance of the mercenaries' large -scale action on the African continent.</text:p>
      <text:p text:style-name="P4">
Since Wagner arrived in the Republic of China and Africa (CAR) in 2018, the armed organization expanded its footprints and then launched operations in Mali, Sudan and Libya. For African governments, which are working hard to cope with upgraded domestic unsafe situation, Wagner has become a lifeline.</text:p>
      <text:p text:style-name="P4">
In 2018, after the mercenaries helped the President of the Chinese and African Republic, the President of the Republic of China, Fostein Alchandra to fight against the rebels, Russian became the official language taught by the country in the country, and Wagner's leader became precious in the capital Banji.</text:p>
      <text:p text:style-name="P4">
In Mali, the military loses patience in the cooperation between unsafe problems brought by the unsafe problems brought by the unannounced problems brought by the armed groups that are linked to the base organization and the "Islamic State" (ISIS). Instead, he signed a contract with Wagner.</text:p>
      <text:p text:style-name="P4">
However, after the Attempts of Wagner's rebellion last week, Wuyun not only shrouded the armed organization's external activities, but also covered bilateral relations between Russia and African countries hired by the organization.</text:p>
      <text:p text:style-name="P4">
Russian Foreign Minister Sergei Lavrov said last week that the "hundreds of soldiers" in the Central African Republic should be the "instructor" at the request of the government, and they will continue their efforts.</text:p>
      <text:p text:style-name="P4">
Gilles Yabi, the founder of WATHI, told Peninsula TV that these comments were not surprising.</text:p>
      <text:p text:style-name="P4">
Gils said, "Lavrov's statement clearly shows some obvious things. Wagner is not just a mercenary company. Wagner is a company that has been tolerated by the Russian government and has always acted for Russia's interests, especially abroad. "</text:p>
      <text:p text:style-name="P4">
"For Mali and the Chinese and African Republic, it is important to ensure that cooperation with Russia will continue."</text:p>
      <text:p text:style-name="P4">
<draw:frame draw:style-name="fr1" draw:name="Image33" text:anchor-type="as-char" svg:width="6.9236in" svg:height="4.545215in" draw:z-index="0">
<draw:image xlink:href="../Images/Aljazeera Chinese/2023-07-02T03-16-51/2-1688264268.jpg" xlink:type="simple" xlink:show="embed" xlink:actuate="onLoad" draw:mime-type="image/jpeg"/>
</draw:frame>
Analysis: Wagner Group(Peninsula TV Station)#### "What will happen"</text:p>
      <text:p text:style-name="P4">
In recent years, other private military contractors have also started business in Africa, so if Wagner is withdrawn from the African continent, there will also be military choices.</text:p>
      <text:p text:style-name="P4">
The International Organization of the International Crisis Organization CharlesBouessel, a senior analyst in the China African Republic, said: "These new companies are the former employees of Wagner, who have in -depth understanding of Wagner's activities in Africa, and the Russian government can easily use it easily. These people will help to regain all activities of Wagner, especially in China and Africa. "</text:p>
      <text:p text:style-name="P4">
Nonetheless, this uncertainty still aroused concerns from the government that relies on Wagner's security expertise.</text:p>
      <text:p text:style-name="P4">
Busel pointed out, "We see a little pressure from the authorities. This pressure comes from what they cannot be 100 % determined, and Wagner will survive in the next few months."</text:p>
      <text:p text:style-name="P4">
But like the Kremlin, it turns out that the Wagner rebellion is a warning for governments of African countries.</text:p>
      <text:p text:style-name="P4">
Bakary Sembe, director of the regional regional region of Tingbacu Africa, said that African countries will now be extremely cautious because Wagner's resistance to Moscow is easily staged in the country.</text:p>
      <text:p text:style-name="P4">
He pointed out, "They must stop considering the method of outsourcing security. This is not a feasible strategy. Now, in the new situation, African countries will be more cautious when using Wagner."</text:p>
      <text:p text:style-name="P4">
Despite Moscow's guarantee, Mali and the Chinese and African Republic are still embarrassed. Mori said, "Mali and other countries that are connected with these non -national elements are now embarrassed in the weapon of Wagner and Moscow's anger."</text:p>
      <text:p text:style-name="P4">
<draw:frame draw:style-name="fr1" draw:name="Image34" text:anchor-type="as-char" svg:width="6.9236in" svg:height="6.9236in" draw:z-index="0">
<draw:image xlink:href="../Images/Aljazeera Chinese/2023-07-02T03-16-51/1-1688132113.png" xlink:type="simple" xlink:show="embed" xlink:actuate="onLoad" draw:mime-type="image/png"/>
</draw:frame>
Russia -Ukraine's Wagner Group rebelled in Russia on June 24, the Russian mercenaries of the Wagner Group controlled Rostov, one of Russia's largest city of Russia, and was heading to Moscow, but his leader Yofgen Perigo was appointed Ordering them to return to the base to avoid bleeding, Putin described these behaviors as a traitor.</text:p>
      <text:h text:style-name="P13" text:outline-level="4">
<text:span text:style-name="T4">
Western retreat, Wagner enters</text:span>
</text:h>
      <text:p text:style-name="P4">
At the request of Bamako, the French army, which was popular in Mali in the 201 2013 conflict, has now withdrawn. After the United Nations Security Council voted for a decision to withdraw immediately, the UN peacekeeping troops were about to evacuate.</text:p>
      <text:p text:style-name="P4">
Analysts said that this is dissatisfaction with France. France was the only external influence in the region and failed to prevent the expansion of the armed groups and support the dictatorship. Wagner opened the door.</text:p>
      <text:p text:style-name="P4">
Senbe told the Peninsula TV, "In French countries, the existence of Russia is expressing protest against France. This is a sign of resistance, but it also caused them to alienate the West."</text:p>
      <text:p text:style-name="P4">
"France conducted many intervention operations on Mali, but France and international partners failed to support Mali to get rid of the unsafe situation."</text:p>
      <text:p text:style-name="P4">
With the retreat of the United Nations forces and the instability of Wagner, the fragile atmosphere of Mali and its impact on the Sahele region that had already fallen into the dilemma was worrying.</text:p>
      <text:p text:style-name="P4">
Gils said, "Obviously, we must realize that these countries do not have their own institutions. At the same time, there is a reality faced by these countries that they have no internal reform in order to truly control our safety."</text:p>
      <text:p text:style-name="P4">
Although Wagner was invited, this mercenary was accused of participating in human rights in Africa. The United States has listed Wagner as a "multinational criminal organization" and is responsible for extensive infringement.</text:p>
      <text:p text:style-name="P4">
Replacement may not reverse the status quo. "I think this cannot substantially changes Wagner's accountability, and the event will definitely maintain this form."</text:p>
      <text:p text:style-name="P4">
"It is not important whether it is Porigerin or other war entrepreneurs. More importantly, who will control this company."</text:p>
      <text:p text:style-name="P4">
<draw:frame draw:style-name="fr1" draw:name="Image35" text:anchor-type="as-char" svg:width="6.9236in" svg:height="3.894525in" draw:z-index="0">
<draw:image xlink:href="../Images/Aljazeera Chinese/2023-07-02T03-16-51/4-1688264274.jpg" xlink:type="simple" xlink:show="embed" xlink:actuate="onLoad" draw:mime-type="image/jpeg"/>
</draw:frame>
American documents have caused concerns about Russia's Wagner in Burkina Faso</text:p>
      <text:p text:style-name="P4">
News Source: <text:a xlink:type="simple" xlink:href="https://chinese.aljazeera.net/news/military/2023/7/2/%e5%8f%9b%e4%b9%b1%e5%90%8e%e7%93%a6%e6%a0%bc%e7%ba%b3%e5%9c%a8%e9%9d%9e%e6%b4%b2%e7%9a%84%e8%a1%8c%e5%8a%a8%e9%98%b4%e4%ba%91%e7%ac%bc%e7%bd%a9" text:style-name="Internet_20_link" text:visited-style-name="Visited_20_Internet_20_Link">
https://chinese.aljazeera.net/news/military/2023/7/2/%e5%8f%9b%e4%b9%b1%e5%90%8e%e7%93%a6%e6%a0%bc%e7%ba%b3%e5%9c%a8%e9%9d%9e%e6%b4%b2%e7%9a%84%e8%a1%8c%e5%8a%a8%e9%98%b4%e4%ba%91%e7%ac%bc%e7%bd%a9</text:a>
</text:p>
      <!--NEWS-->
      <text:h text:style-name="P10" text:outline-level="1">
<text:span text:style-name="T4">
The fifth night: demonstrators challenge safety personnel, conflict with the police in the center of Paris and major French cities</text:span>
</text:h>
      <text:p text:style-name="P4">
Author: 半岛电视台＋通讯社</text:p>
      <text:p text:style-name="P4">
Publisher: Al Jazeera</text:p>
      <text:p text:style-name="P4">
Published Time: 2023-07-02T03:44:12</text:p>
      <text:p text:style-name="P4">
Modified Time: 2023-07-02T03:44:12</text:p>
      <text:p text:style-name="P4">
Description: The demonstrators challenged a large number of security personnel and conflicted with the police for the fifth consecutive night in the center of Paris and several major cities in France to protest a Algerian boy from the police's bullets.</text:p>
      <text:p text:style-name="P4">
Images: ["<text:a xlink:type="simple" xlink:href="https://chinese.aljazeera.net/wp-content/uploads/2023/07/1-1688268560.jpg" text:style-name="Internet_20_link" text:visited-style-name="Visited_20_Internet_20_Link">
1-1688268560.jpg</text:a>
", "<text:a xlink:type="simple" xlink:href="https://chinese.aljazeera.net/wp-content/uploads/2023/07/2-1688268566.jpg" text:style-name="Internet_20_link" text:visited-style-name="Visited_20_Internet_20_Link">
2-1688268566.jpg</text:a>
", "<text:a xlink:type="simple" xlink:href="https://chinese.aljazeera.net/wp-content/uploads/2023/07/3-1688268573.jpg" text:style-name="Internet_20_link" text:visited-style-name="Visited_20_Internet_20_Link">
3-1688268573.jpg</text:a>
"]</text:p>
      <text:p text:style-name="P4">
Topics: ['政治', '新闻']</text:p>
      <text:p text:style-name="P4">
Keywords: ['政治', '新闻', '法国']</text:p>
      <text:p text:style-name="P4">
Type: Article</text:p>
      <!--METADATA-->
      <text:p text:style-name="P4">
<draw:frame draw:style-name="fr1" draw:name="Image36" text:anchor-type="as-char" svg:width="6.9236in" svg:height="3.888597in" draw:z-index="0">
<draw:image xlink:href="../Images/Aljazeera Chinese/2023-07-02T03-44-12/1-1688268560.jpg" xlink:type="simple" xlink:show="embed" xlink:actuate="onLoad" draw:mime-type="image/jpeg"/>
</draw:frame>
Firefighters are extinguishing fire</text:p>
      <text:p text:style-name="P4">
The demonstrators challenged a large number of security personnel and conflicted with the police for the fifth consecutive night in the center of Paris and several major cities in France to protest a Algerian boy from the police's bullets. At the same time, the President of Emartel Macron is trying to prevent the riots from expanding, which is the worst riots since the 2018 "Yellow vest" crisis.</text:p>
      <text:p text:style-name="P4">
A reporter from the Peninsula TV reported that on Saturday, 1st, after a policeman who protested a policeman in the west of the capital on Tuesday, the 27th, after a conflict between the demonstrators of the 17 -year -old boy Nahr, the police in the center of Paris Xiangyan -Elysées have launched an arrest operation.</text:p>
      <text:p text:style-name="P4">
The reporter added that the protesters on the Champs -Elysées threw stones at the police. Previously, the security forces tried to disperse protesters from this street.</text:p>
      <text:p text:style-name="P4">
The French authorities announced earlier that they had imposed nightlays for about 20 cities in Paris.</text:p>
      <text:p text:style-name="P4">
A reporter from the Peninsula also reported that a violent conflict occurred on Saturday night in Montpellier (southern) and pointed out that the police had entered the city center to stop robbery.</text:p>
      <text:p text:style-name="P4">
According to a reporter, Strasbourg (east) also had a violent conflict, and the police used tear gas to dispel protesters.</text:p>
      <text:p text:style-name="P4">
At the same time, Nice (southern) was facing a tense safety situation. The security forces dispatched armored vehicles for intervention and used poisonous gas ammunition for demonstrators.</text:p>
      <text:p text:style-name="P4">
According to a reporter from Peninsula TV, Lyon (East) broke out again, especially in the outskirts of the Venice in the southeast of the city. The young man threw explosives at the police.</text:p>
      <text:p text:style-name="P4">
The reporter also reported that a small -scale conflict occurred between police and demonstrators in Ren (Northwest). Monteson (central) has violent conflicts, robbery and incineration roadblocks.</text:p>
      <text:p text:style-name="P4">
A reporter from the Peninsula reported that not far from France, a small -scale conflict and shop robbery occurred in Lausanne, Switzerland, and deployed riot police.</text:p>
      <text:p text:style-name="P4">
<draw:frame draw:style-name="fr1" draw:name="Image37" text:anchor-type="as-char" svg:width="6.9236in" svg:height="5.080304in" draw:z-index="0">
<draw:image xlink:href="../Images/Aljazeera Chinese/2023-07-02T03-44-12/2-1688268566.jpg" xlink:type="simple" xlink:show="embed" xlink:actuate="onLoad" draw:mime-type="image/jpeg"/>
</draw:frame>
Paris police arrested a protesters(French media)</text:p>
      <text:h text:style-name="P13" text:outline-level="4">
<text:span text:style-name="T4">
arrest and security reinforcement</text:span>
</text:h>
      <text:p text:style-name="P4">
The French Ministry of the Interior announced that 322 people were arrested in the conflict on Saturday night, including 126 in Paris, 56 Marseille and 21 Lyon.</text:p>
      <text:p text:style-name="P4">
The ministry had previously announced the arrest of more than 1,300 people on Friday evening. Therefore, since the riots began on Tuesday, 27th, the number of detention people has reached more than 2,000.</text:p>
      <text:p text:style-name="P4">
On the other hand, the Paris police said that they arrested 37 people at the Champs -Elyshed Street in the center of the capital and said they carried weapons and prohibited items.</text:p>
      <text:p text:style-name="P4">
Police have been deployed on this famous street to prevent any violence and robbery in large stores.</text:p>
      <text:p text:style-name="P4">
In response to the protests of Marseille (southern), the Minister of the Interior, Kerrald Dalmarnin, announced that it would send 200 police officers to rescue. At the same time, after several districts in the city clashed with demonstrators, local media announced the arrest of 16 people.</text:p>
      <text:p text:style-name="P4">
On Friday, Darma Ning announced that 45,000 policemen were deployed in France to curb protests including robbery, incineration public and private property, including deploying more professional troops for rapid intervention in police and gendarmerie, and from the Gendarmerie Force team Display light armored vehicles.</text:p>
      <text:p text:style-name="P4">
According to Treasury Minister Bruno Lermel, more than 700 stores, restaurants and bank branches were racked, robbed or burned.</text:p>
      <text:p text:style-name="P4">
Faced with the expanding protests, French presidents and several ministers vowed to resolutely fight against violent perpetrators and instigators.</text:p>
      <text:p text:style-name="P4">
It is worth noting that after the boy Nahr was killed, the riots broke out from the suburbs of Paris, and then spread to major cities such as Marseille, Lyon, Nanda, and Strasbourg.</text:p>
      <text:p text:style-name="P4">
<draw:frame draw:style-name="fr1" draw:name="Image38" text:anchor-type="as-char" svg:width="6.9236in" svg:height="3.894525in" draw:z-index="0">
<draw:image xlink:href="../Images/Aljazeera Chinese/2023-07-02T03-44-12/3-1688268573.jpg" xlink:type="simple" xlink:show="embed" xlink:actuate="onLoad" draw:mime-type="image/jpeg"/>
</draw:frame>
French Minister of the Interior announced reinforcements to respond to protests</text:p>
      <text:h text:style-name="P13" text:outline-level="4">
<text:span text:style-name="T4">
The funeral of the victim</text:span>
</text:h>
      <text:p text:style-name="P4">
During the Saturday afternoon, the body of Algerian boy Nach was buried. He was killed by a police officer that caused the public's anger and racist allegations against the police.</text:p>
      <text:p text:style-name="P4">
The late boy's funeral from the Ibn Badis Mosque to the Valerian Mountain Cemetery in Nantal, Paris, several hundred people participated.</text:p>
      <text:p text:style-name="P4">
According to Agence France -Presse, the atmosphere between a group of young people and the Naher family asked the media that they did not attend. In this atmosphere, the body was transferred from the Nantai Funeral Hall to the mosque.</text:p>
      <text:p text:style-name="P4">
Agence France -Presse quoted witnesses that the funeral ended on Saturday afternoon on Saturday, July 1st in the "extremely peaceful, solemn and excessive move".</text:p>
      <text:p text:style-name="P4">
News Source: <text:a xlink:type="simple" xlink:href="https://chinese.aljazeera.net/news/political/2023/7/2/%e7%ac%ac%e4%ba%94%e6%99%9a%e7%a4%ba%e5%a8%81%e8%80%85%e6%8c%91%e6%88%98%e5%ae%89%e5%85%a8%e4%ba%ba%e5%91%98%e5%9c%a8%e5%b7%b4%e9%bb%8e%e5%b8%82%e4%b8%ad%e5%bf%83%e5%92%8c%e6%b3%95%e5%9b%bd%e4%b8%bb" text:style-name="Internet_20_link" text:visited-style-name="Visited_20_Internet_20_Link">
https://chinese.aljazeera.net/news/political/2023/7/2/%e7%ac%ac%e4%ba%94%e6%99%9a%e7%a4%ba%e5%a8%81%e8%80%85%e6%8c%91%e6%88%98%e5%ae%89%e5%85%a8%e4%ba%ba%e5%91%98%e5%9c%a8%e5%b7%b4%e9%bb%8e%e5%b8%82%e4%b8%ad%e5%bf%83%e5%92%8c%e6%b3%95%e5%9b%bd%e4%b8%bb</text:a>
</text:p>
      <!--NEWS-->
      <text:h text:style-name="P10" text:outline-level="1">
<text:span text:style-name="T4">
Acknowledge that the slave system in the old days violates the official apology of the King of the Netherlands</text:span>
</text:h>
      <text:p text:style-name="P4">
Publisher: 法新社</text:p>
      <text:p text:style-name="P4">
Published Time: 2023-07-02T05:32:07+00:00</text:p>
      <text:p text:style-name="P4">
Modified Time: 2023-07-02T05:05:02+00:00</text:p>
      <text:p text:style-name="P4">
Description: (Agence France-Presse Amsterdam's comprehensive foreign news report on the 1st) Willem-Alexander, King of the Netherlands, apologized for the historic royal family of slavery in the Netherlands, saying that the incident had an impact on hi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3.617581in" draw:z-index="0">
<draw:image xlink:href="../Images/rficn/2023-07-02T05-32-07-00-00/000000.png" xlink:type="simple" xlink:show="embed" xlink:actuate="onLoad" draw:mime-type="image/png"/>
</draw:frame>
When Alexander delivered a speech, thousands of Sulin, the "ABC Islands" from the South American countries, and the Caribbean "ABC Islands", Bonaire, and Curacao, and received a positive response But many people say they want the Netherlands to give money compensation.</text:p>
      <text:p text:style-name="P4">
Alexander said: "Today I am the king of you and a part of the government, standing in front of you. Today, I apologize." He sparked a strong cheer.</text:p>
      <text:p text:style-name="P4">
"I feel all of my heart and strongly."</text:p>
      <text:p text:style-name="P4">
"The slave sale and slavery system has been identified as violating humanity." He said, and the "House of Orange" monarchs and ruler did not take any action to oppose it. "</text:p>
      <text:p text:style-name="P4">
"For the lack of action, I asked for forgive me today."</text:p>
      <text:p text:style-name="P4">
News Source: <text:a xlink:type="simple" xlink:href="https://www.rfi.fr/cn/%E5%9B%BD%E9%99%85%E6%8A%A5%E9%81%93/20230702-%E6%89%BF%E8%AE%A4%E6%97%A7%E6%97%B6%E5%A5%B4%E9%9A%B6%E5%88%B6%E5%BA%A6%E8%BF%9D%E5%8F%8D%E4%BA%BA%E9%81%93-%E8%8D%B7%E5%85%B0%E5%9B%BD%E7%8E%8B%E6%AD%A3%E5%BC%8F%E9%81%93%E6%AD%89" text:style-name="Internet_20_link" text:visited-style-name="Visited_20_Internet_20_Link">
https://www.rfi.fr/cn/%E5%9B%BD%E9%99%85%E6%8A%A5%E9%81%93/20230702-%E6%89%BF%E8%AE%A4%E6%97%A7%E6%97%B6%E5%A5%B4%E9%9A%B6%E5%88%B6%E5%BA%A6%E8%BF%9D%E5%8F%8D%E4%BA%BA%E9%81%93-%E8%8D%B7%E5%85%B0%E5%9B%BD%E7%8E%8B%E6%AD%A3%E5%BC%8F%E9%81%93%E6%AD%89</text:a>
</text:p>
      <!--NEWS-->
      <text:h text:style-name="P10" text:outline-level="1">
<text:span text:style-name="T4">
After the Taliban seizure of power, the number of civilians in Afghanistan has declined significantly</text:span>
</text:h>
      <text:p text:style-name="P4">
Author: None (Language: zh)</text:p>
      <text:p text:style-name="P4">
Publisher: None</text:p>
      <text:p text:style-name="P4">
Time: 2023-07-02T06:54:00Z</text:p>
      <text:p text:style-name="P4">
Description: A report from the United Nations states that more than 1,000 Afghan civilians have been killed in explosion and other violence since the Taliban took over the regime. Compared with Taliban's rights, the number of deaths has fallen sharply. The report also pointed out that the donation funds obtained by Afghanistan have dropped sharply, and it is difficult for attackers to get "medical, economic and psychological support".</text:p>
      <text:p text:style-name="P4">
Videos: []</text:p>
      <text:p text:style-name="P4">
Images: []</text:p>
      <text:p text:style-name="P4">
Subject: 新闻广角</text:p>
      <text:p text:style-name="P4">
Subjects: ['塔利班', '阿富汗']</text:p>
      <text:p text:style-name="P4">
Keywords: ['塔利班', '平民', '阿富汗', '安全', '袭击', '恐怖活动', '妇女权利']</text:p>
      <text:p text:style-name="P4">
Id: 66053068</text:p>
      <!--METADATA-->
      <text:p text:style-name="P4">
<text:a xlink:type="simple" xlink:href="https://www.dw.com/zh/overlay/image/article/66053068/63298495" text:style-name="Internet_20_link" text:visited-style-name="Visited_20_Internet_20_Link">
 </text:a>
Taliban seized Afghanistan regime in August 2021. At that time, the NATO army withdrew from the country after the 20 -year war of the NATO army.</text:p>
      <text:p text:style-name="P4">
(Voice of Germany Chinese) in a report released by the United Nations Afghanistan Assistance Team (UNAMA) said in a report released on June 27 that since the Taliban was in power in 2021, a total of 3,774 civilian casualties -including the number of deaths and the number of injuries.</text:p>
      <text:p text:style-name="P4">
The report stated that from mid -August 2021 to May 2023, Afghanistan had a total of 1,095 civilians died. There are 92 women and 287 children of the deceased.</text:p>
      <text:p text:style-name="P4">
Compared with Taliban's rights, the number of deaths has fallen sharply -according to UN estimates, more than 3035 civilians were killed in 2020 alone.</text:p>
      <text:h text:style-name="P12" text:outline-level="3">
<text:span text:style-name="T4">
UN worried about fatal attacks</text:span>
</text:h>
      <text:p text:style-name="P4">
The new report of the United Nations pointed out that most of the deaths were caused by a simple explosion device installed in a simple explosion device installed in "densely populated areas, including worship venues, schools, and markets".</text:p>
      <text:p text:style-name="P4">
*#</text:p>
      <text:h text:style-name="P13" text:outline-level="4">
<text:span text:style-name="T4">
One year ago, the Afghanistan war ended the Taliban to return to the regime</text:span>
</text:h>
      <text:h text:style-name="P12" text:outline-level="3">
<text:span text:style-name="T4">
Bloody attacks occurred at Kabul Airport</text:span>
</text:h>
      <text:p text:style-name="P4">
On August 26, two suicide bomb attacks occurred outside the Kabul Airport in Afghanistan. The explosion caused 170 Afghan civilians to be killed, and 13 U.S. soldiers were killed during the attack. This is the worst incident of US military casualties in Afghanistan for ten years. After the explosion, a branch of the "Islamic State" (IS) claimed to be responsible for the attack.</text:p>
      <text:p text:style-name="P4">
*#</text:p>
      <text:h text:style-name="P13" text:outline-level="4">
<text:span text:style-name="T4">
One year ago, the Afghanistan war ended the Taliban to return to the regime</text:span>
</text:h>
      <text:h text:style-name="P12" text:outline-level="3">
<text:span text:style-name="T4">
"Islamic State Horoshan Branch"</text:span>
</text:h>
      <text:p text:style-name="P4">
The announcement of the attack on the attack was the IS branch in Central Asia, "Islamic Statekhorasan". The organization had previously launched a fatal attack that Taliban was too mild. The "Islamic State" belongs to the Sarafitist Movement of Islam; and Taliban is mainly the De Outdi sect. For some time, Taliban has repeatedly fired with "Islamic State Horosen". Taliban said that at least 28 Taliban members were killed in the explosion of Thursday. Before the explosion, according to the news agency quoted military news, Taliban intercepted and killed several IS assassins at the inspection station.</text:p>
      <text:p text:style-name="P4">
*#</text:p>
      <text:h text:style-name="P13" text:outline-level="4">
<text:span text:style-name="T4">
One year ago, the Afghanistan war ended the Taliban to return to the regime</text:span>
</text:h>
      <text:h text:style-name="P12" text:outline-level="3">
<text:span text:style-name="T4">
At the last moment of the war, they were killed</text:span>
</text:h>
      <text:p text:style-name="P4">
The remains of American soldiers who died in the bomb attack were shipped back to their hometown. At the beginning of this war, the Taliban was on the stage. At the end of the Taliban returned to the stage, people couldn't help asking, what is the significance of this war?</text:p>
      <text:p text:style-name="P4">
*#</text:p>
      <text:h text:style-name="P13" text:outline-level="4">
<text:span text:style-name="T4">
One year ago, the Afghanistan war ended the Taliban to return to the regime</text:span>
</text:h>
      <text:h text:style-name="P12" text:outline-level="3">
<text:span text:style-name="T4">
"We will let you pay the price"</text:span>
</text:h>
      <text:p text:style-name="P4">
Bayon said in a TV speech on the evening of August 26, "We will not forgive or forget. We will hunt you and let you pay the price." He said that the American evacuation operation will continue and remain in August. Objectives that evacuated before 31st. The Pentagon also kept a high degree of vigilance against the new terrorist attacks in Kabul. After the Taliban took over, the United States and its allies urgently evacuated their citizens and local employees in Afghanistan. As of August 26, Germany has ended the relevant rescue and evacuation operation, 5 days earlier than the last period of August 31.</text:p>
      <text:p text:style-name="P4">
*#</text:p>
      <text:h text:style-name="P13" text:outline-level="4">
<text:span text:style-name="T4">
One year ago, the Afghanistan war ended the Taliban to return to the regime</text:span>
</text:h>
      <text:h text:style-name="P12" text:outline-level="3">
<text:span text:style-name="T4">
Taliban took over the presidential palace</text:span>
</text:h>
      <text:p text:style-name="P4">
Less than three months after the international residential forces began to withdraw troops, the extreme Islamic Taliban has taken over most of the country. On August 15, the Taliban armed forces occupied the presidential palace in Kabul, the capital.</text:p>
      <text:p text:style-name="P4">
*#</text:p>
      <text:h text:style-name="P13" text:outline-level="4">
<text:span text:style-name="T4">
One year ago, the Afghanistan war ended the Taliban to return to the regime</text:span>
</text:h>
      <text:h text:style-name="P12" text:outline-level="3">
<text:span text:style-name="T4">
Extreme Islamist claims to "solve the problem"</text:span>
</text:h>
      <text:p text:style-name="P4">
Taliban spokesman Mohammad Naeem said: "Afghanistan war has ended. We urge all countries and international institutions to sit down with us to solve all the existence problems." He said that Afghanistan will soon establish a new new new establishment government.</text:p>
      <text:p text:style-name="P4">
*#</text:p>
      <text:h text:style-name="P13" text:outline-level="4">
<text:span text:style-name="T4">
One year ago, the Afghanistan war ended the Taliban to return to the regime</text:span>
</text:h>
      <text:h text:style-name="P12" text:outline-level="3">
<text:span text:style-name="T4">
The flag of the Taliban is almost full of the whole territory</text:span>
</text:h>
      <text:p text:style-name="P4">
Many places in Afghanistan have been inserted in Taliban's banner, which is the scene of the center of Kundu. At the beginning of August, Taliban almost took the power to get the northeast town, which shocked and puzzled Western countries. The German federal army has been stationed here for a long time.</text:p>
      <text:p text:style-name="P4">
*#</text:p>
      <text:h text:style-name="P13" text:outline-level="4">
<text:span text:style-name="T4">
One year ago, the Afghanistan war ended the Taliban to return to the regime</text:span>
</text:h>
      <text:h text:style-name="P12" text:outline-level="3">
<text:span text:style-name="T4">
Police cars became Taliban's loot</text:span>
</text:h>
      <text:p text:style-name="P4">
In the past 20 years, the United States has spent numerous training to provide training and equipment for Afghan government forces and police forces. After a large number of government military officers and soldiers surrendered, these advanced equipment became the tallest loot of the Taliban. The picture shows the police cars seized by the Taliban armed personnel near the Kabul Airport are patrolling.</text:p>
      <text:p text:style-name="P4">
*#</text:p>
      <text:h text:style-name="P13" text:outline-level="4">
<text:span text:style-name="T4">
One year ago, the Afghanistan war ended the Taliban to return to the regime</text:span>
</text:h>
      <text:h text:style-name="P12" text:outline-level="3">
<text:span text:style-name="T4">
Afghan President Gani has fled abroad</text:span>
</text:h>
      <text:p text:style-name="P4">
On August 14th, Afghanistan President Guni published the picture of Anmin notice on TV. One day later, according to news from the Peninsula TV station quoting the presidential bodyguard, President Guni had fled to the capital of Uzbekistan.</text:p>
      <text:p text:style-name="P4">
*</text:p>
      <text:h text:style-name="P12" text:outline-level="3">
<text:span text:style-name="T4">
Western -style advertising stealth</text:span>
</text:h>
      <text:p text:style-name="P4">
I heard that Taliban has entered Kabul, and a local beauty salon hurriedly covered advertisements with sexy pictures on the window. The people realize that such images may cause trouble under the control of Taliban, which respects Islamic extremism. Women are almost impossible to see women on the streets of Kabul.</text:p>
      <text:p text:style-name="P4">
*#</text:p>
      <text:h text:style-name="P13" text:outline-level="4">
<text:span text:style-name="T4">
One year ago, the Afghanistan war ended the Taliban to return to the regime</text:span>
</text:h>
      <text:h text:style-name="P12" text:outline-level="3">
<text:span text:style-name="T4">
</text:span>
</text:h>
      <text:p text:style-name="P4">
The president fled, the government was discrete, and only one thought left in the hearts of many Afghanists: Escape!Thousands of them flocked to Kabul Airport, hoping to take the withdrawal of overseas Chinese with a special withdrawal of overseas Chinese in Western countries. Many of them worked for the Western garrison, international institutions and development aid projects, and worried that they would be retaliated by Taliban.</text:p>
      <text:p text:style-name="P4">
*#</text:p>
      <text:h text:style-name="P13" text:outline-level="4">
<text:span text:style-name="T4">
One year ago, the Afghanistan war ended the Taliban to return to the regime</text:span>
</text:h>
      <text:h text:style-name="P12" text:outline-level="3">
<text:span text:style-name="T4">
tragedy scene</text:span>
</text:h>
      <text:p text:style-name="P4">
On August 16, an incredible picture shocked the world: After a U.S. aircraft launched, many desperate Afghanians chased on the runway and even climbed to the bottom of the plane, causing 7 people to die.</text:p>
      <text:p text:style-name="P4">
*#</text:p>
      <text:h text:style-name="P13" text:outline-level="4">
<text:span text:style-name="T4">
One year ago, the Afghanistan war ended the Taliban to return to the regime</text:span>
</text:h>
      <text:h text:style-name="P12" text:outline-level="3">
<text:span text:style-name="T4">
Examination: Come on against time</text:span>
</text:h>
      <text:p text:style-name="P4">
Western countries have accelerated the evacuation of the diaspora, institutions and Afghanists who need to be protected. The final period of the withdrawal reached by the United States and Taliban was August 31, and the latter refused to be extended. Once there is no US military security, people in other countries cannot stay in the local area. France announced that the evacuation operation was ended on the 26th, and Germany is expected to no longer perform the evacuation flight from the 27th.</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lthough the number of self -killing attacks from Taliban has declined, <text:a xlink:type="simple" xlink:href="https://www.dw.com/zh/zh/阿富汗塔利班重返暴力统治/a-64123172" text:style-name="Internet_20_link" text:visited-style-name="Visited_20_Internet_20_Link">
UN reporting on the "fatal" of the attack on the attack. </text:a>
Due to the continuous threat of the so -called "Islamic State" extreme organization, security challenges are still particularly severe. The United Nations Afghanistan aid said that the "Islamic State" is responsible for most attacks on Afghanistan.</text:p>
      <text:p text:style-name="P4">
The report added that at the same time that these violence occurred, Afghanistan was suffering from national economic dilemma and financial crisis.</text:p>
      <text:p text:style-name="P4">
The report also stated that since the Taliban has taken over the regime, <text:a xlink:type="simple" xlink:href="https://www.dw.com/zh/zh/塔利班禁雇佣女性-三国际组织暂停在阿运作/a-64212761" text:style-name="Internet_20_link" text:visited-style-name="Visited_20_Internet_20_Link">
Afghanistan's donation funds have declined sharply</text:a>
It is difficult for the attacker to get "medical, economic and psychological support".</text:p>
      <text:h text:style-name="P12" text:outline-level="3">
<text:span text:style-name="T4">
Taliban said that the safety of all parts of the country has been guaranteed</text:span>
</text:h>
      <text:p text:style-name="P4">
The Taliban government's Ministry of Foreign Affairs said in response to the United Nations report that "the security of all over the country has been guaranteed." They believe that the safety of worship venues is its priority.</text:p>
      <text:p text:style-name="P4">
The Taliban government said that they have made many raids on the "Islamic State" organization, focusing on ensuring that "take timely action to eradicate the refuge of terrorists."</text:p>
      <text:p text:style-name="P4">
The UN agency requires the Taliban government to be responsible for the safety of the people.</text:p>
      <text:p text:style-name="P4">
*#</text:p>
      <text:h text:style-name="P13" text:outline-level="4">
<text:span text:style-name="T4">
Afghanistan fell thousands of years</text:span>
</text:h>
      <text:h text:style-name="P12" text:outline-level="3">
<text:span text:style-name="T4">
Food Scarce</text:span>
</text:h>
      <text:p text:style-name="P4">
According to the analysis of the United Nations World Grain Program (WFP), there are almost half of the Afghan population, which is 19.7 million, and is currently threatened by severe hunger, just like Kabul on this picture, relying on food rescue. A spokesman for the authorities said: "The phenomenon of hunger across the country has continued, and its scale has never been seen before."</text:p>
      <text:p text:style-name="P4">
*#</text:p>
      <text:h text:style-name="P13" text:outline-level="4">
<text:span text:style-name="T4">
Afghanistan fell thousands of years</text:span>
</text:h>
      <text:h text:style-name="P12" text:outline-level="3">
<text:span text:style-name="T4">
arid and economic crisis</text:span>
</text:h>
      <text:p text:style-name="P4">
The picture shows farmers harvest wheat scenes near Kandaha. Afghanistan has a long -term drought throughout the territory and serious economic crisis. According to the number provided by the World Grain Program, as part of the world's largest food assistance plan, this year alone, the country has 22 million people relying on product assistance. To this end, the United Nations needs to raise $ 1.4 billion to continue its Afghanistic plan.</text:p>
      <text:p text:style-name="P4">
*#</text:p>
      <text:h text:style-name="P13" text:outline-level="4">
<text:span text:style-name="T4">
Afghanistan fell thousands of years</text:span>
</text:h>
      <text:h text:style-name="P12" text:outline-level="3">
<text:span text:style-name="T4">
Women's rights are getting more and more limited</text:span>
</text:h>
      <text:p text:style-name="P4">
This is the Kabul 1 checkpoint. Although Taliban initially stated that it would be restrained than the first governance period from 1996 to 2001, especially the rights of women and girls were increasingly restricted. They are deprived of the opportunity to receive secondary education, no longer allowed to travel alone, and must be completely covered in public.</text:p>
      <text:p text:style-name="P4">
*#</text:p>
      <text:h text:style-name="P13" text:outline-level="4">
<text:span text:style-name="T4">
Afghanistan fell thousands of years</text:span>
</text:h>
      <text:h text:style-name="P12" text:outline-level="3">
<text:span text:style-name="T4">
New regulations</text:span>
</text:h>
      <text:p text:style-name="P4">
In the capital Kabul, protests against new regulations occur. A protesters said: "We ask for being a life body, a person, not a slave at the corner of the house."</text:p>
      <text:p text:style-name="P4">
*#</text:p>
      <text:h text:style-name="P13" text:outline-level="4">
<text:span text:style-name="T4">
Afghanistan fell thousands of years</text:span>
</text:h>
      <text:h text:style-name="P12" text:outline-level="3">
<text:span text:style-name="T4">
15 USD robe</text:span>
</text:h>
      <text:p text:style-name="P4">
A dealer of Kabul's robe said that a few days after the announcement of the new dress regulations, the price of the robe rose by 30%. At present, the price has fallen to normal, because the merchants have found that the demand for robes has not increased at all. He said that Taliban favored robes, but for women, it is often the final option.</text:p>
      <text:p text:style-name="P4">
*#</text:p>
      <text:h text:style-name="P13" text:outline-level="4">
<text:span text:style-name="T4">
Afghanistan fell thousands of years</text:span>
</text:h>
      <text:h text:style-name="P12" text:outline-level="3">
<text:span text:style-name="T4">
Forbidden men and women from entering restaurants</text:span>
</text:h>
      <text:p text:style-name="P4">
A stall in Heat City. In this city, which is considered relatively free in western Afghanistan, men and women are no longer allowed to go out to eat together. A restaurant owner confirmed that although the restaurant business had a great negative impact, he had to follow this instruction, otherwise, he would likely immediately be layoffs.#</text:p>
      <text:h text:style-name="P13" text:outline-level="4">
<text:span text:style-name="T4">
Afghanistan fell thousands of years</text:span>
</text:h>
      <text:h text:style-name="P12" text:outline-level="3">
<text:span text:style-name="T4">
international community response</text:span>
</text:h>
      <text:p text:style-name="P4">
New regulations of Taliban-this picture shows its founder Muhammad Omar Mora's death anniversary event-it is attracting the attention of the international community. The newly held seven -way Group Foreign Minister Meeting issued a statement that condemned the Taliban authorities to implement more and more restricted measures. The statement emphasizes: emergency steps must be taken, "the restrictions on women and girls" must be taken.</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aliban seized Afghanistan regime in August 2021. At that time, the NATO army was withdrawn from the country after experiencing the 20 -year war of this place, and it was only a few weeks before the completely evacuated.</text:p>
      <text:p text:style-name="P4">
Taliban's leadership insisted that they took over the regime when Afghanistan was "on the verge of collapse" and "successfully saved the country and the government from the crisis."</text:p>
      <text:p text:style-name="P4">
Although Taliban initially promised to establish a mild government, strict control was implemented after obtaining the regime. After the sixth grade of elementary school, girls are no longer allowed to go to school, and Afghan women are prohibited from participating in public life and most jobs.</text:p>
      <text:p text:style-name="P4">
(Associated Press, Reuters)</text:p>
      <text:p text:style-name="P4">
News Source: <text:a xlink:type="simple" xlink:href="https://www.dw.com/zh/塔利班夺权后-阿富汗平民遇害数字明显下降/a-66053068" text:style-name="Internet_20_link" text:visited-style-name="Visited_20_Internet_20_Link">
https://www.dw.com/zh/塔利班夺权后-阿富汗平民遇害数字明显下降/a-66053068?maca=chi-rss-chi-all-1127-rdf</text:a>
</text:p>
      <!--NEWS-->
      <text:h text:style-name="P10" text:outline-level="1">
<text:span text:style-name="T4">
European defense: funds themselves can't bring safety</text:span>
</text:h>
      <text:p text:style-name="P4">
Author: None (Language: zh)</text:p>
      <text:p text:style-name="P4">
Publisher: None</text:p>
      <text:p text:style-name="P4">
Time: 2023-07-02T06:55:00Z</text:p>
      <text:p text:style-name="P4">
Description: After the outbreak of the Russian and Ukraine War, the European Union suddenly awakened on security issues and opened the fund gate. However, entering itself cannot create safety.</text:p>
      <text:p text:style-name="P4">
Videos: []</text:p>
      <text:p text:style-name="P4">
Images: []</text:p>
      <text:p text:style-name="P4">
Subject: 时政风云</text:p>
      <text:p text:style-name="P4">
Subjects: []</text:p>
      <text:p text:style-name="P4">
Keywords: ['希腊债务危机', '欧债危机', '欧盟', '乌克兰', '诺贝尔奖', '欧洲难民危机', '欧洲', '俄罗斯入侵乌克兰']</text:p>
      <text:p text:style-name="P4">
Id: 66073275</text:p>
      <!--METADATA-->
      <text:p text:style-name="P4">
<text:a xlink:type="simple" xlink:href="https://www.dw.com/zh/overlay/image/article/66073275/65141509" text:style-name="Internet_20_link" text:visited-style-name="Visited_20_Internet_20_Link">
 </text:a>
(Voice of Germany) Europe is fragile. This is a key lesson from Russia's war against Ukraine. Europe is responding to this, and the first is to use money. For example, in order to block the largest gap, <text:a xlink:type="simple" xlink:href="https://www.dw.com/zh/zh/德国政界为大幅提高军费开支亮绿灯/a-61975273" text:style-name="Internet_20_link" text:visited-style-name="Visited_20_Internet_20_Link">
the German government has set up a special fund of 100 billion euros</text:a>
Essence</text:p>
      <text:p text:style-name="P4">
Not only that, Germany also decided to use 2%of the GDP of domestic social production in the future to develop national defense. This standard has been clearly formulated as early as 2014, but in 2022, only 4 of NATO member states from the EU from the EU were only 4 A country meets the standards. In view of the outbreak of the Russian and Ukraine War, 20 EU countries have promised to greatly increase military expenditure.</text:p>
      <text:p text:style-name="P4">
The European Defense Report issued by the Munich Safety Conference pointed out that although it is very important to supplement funds, it is an art reasonable and effective use of funds.</text:p>
      <text:h text:style-name="P12" text:outline-level="3">
<text:span text:style-name="T4">
<text:span text:style-name="T4">
 lesson of the Ukrainian war </text:span>
</text:span>
</text:h>
      <text:p text:style-name="P4">
In order to write this report, Mu'an first studied the Ukrainian war. One of the reports of the report, Leonardschütte, told Germany that they summarized three conclusions, "First, the so -called old military materials, such as tanks, artillery and air defense equipment, still play a huge role."</text:p>
      <text:p text:style-name="P4">
The second conclusion at first glance, it is contradictory with the first, because it involves new military supplies, "we see that cheap drones and idle ammunition play an important role." The third conclusion that the reporter emphasizes is that "satellite communication is particularly important. On the one hand, it controls drones, but at the same time it guarantees that the communication between different departments of the troops."</text:p>
      <text:p text:style-name="P4">
The Ukrainian military densely uses the network system provided by Musk's Star Chain Company. The experts from Mu'an said that in the middle period, the European Union will gradually get rid of the dependence on private enterprises. "The European Union has a related initiative to launch 170 satellites to the earth's close orbit, which fills our vacancy in this ability. "</text:p>
      <text:p text:style-name="P4">
Old military materials are very effective</text:p>
      <text:h text:style-name="P12" text:outline-level="3">
<text:span text:style-name="T4">
<text:span text:style-name="T4">
 isolated and scattered military industry </text:span>
</text:span>
</text:h>
      <text:p text:style-name="P4">
If this initiative is successful, it will become a model of not many internal EU. It is precisely the military industry, and it is difficult to cooperate in the sky. The European Union does not have a European army so far, and 27 member states have their own army, and more than a dozen countries have the local military industry. Hans-PeterBartels, a Politician of the Social Democratic Party, complained that the result was isolation and scattered, each of which was politics. He said: "A fundamental disorder is the small state of the industry. We have too many companies that produce independent systems in Europe. In the era of unscrupulous, they rely on orders to maintain. The merger is merged. But this state has led to the lack of overall views to the overall situation, which is also very expensive. "</text:p>
      <text:p text:style-name="P4">
Baters has worked as a representative of the Federal House for 5 years. In an interview with Voice of Germany, he analyzed, "We do need European companies such as European (military) enterprises, just as European companies such as the empty passenger group in the civil field, and make it into a world -class brand. Similarly, we are at least large -scale in large -scale large -scale large -scale large -scale large -scale large -scale large -scale large -scale large -scale large -scale large -scale large -scale large -scale large -scale large -scale in large large -scale large -scale large -scale large -scale large -scale large -scale large -scale in large large -scale large -scale large -scale large -scale large -scale in large -scale large -scale large -scale large -scale large -scale large -scale large -scale large -scale large -scale in large -scale large -scale large -scale large -scale in large -scale large -scale large -scale large -scale large -scale large -scale large -scale in large -scale large -scale large -scale large -scale in large -scale large -scale in large -scale large -scale large -scale large -scale large -scale large -scale large -scale large -scale large -scale large -scale is at least large -scale. The weapon system is in the field of weapon systems at least two to three European companies, allowing them to compete at the top level. "</text:p>
      <text:p text:style-name="P4">
Musk's Star Chain Company provides a network system with a close -to -floor table.</text:p>
      <text:h text:style-name="P12" text:outline-level="3">
<text:span text:style-name="T4">
<text:span text:style-name="T4">
cooperate? Yes, no, you can come a little bit </text:span>
</text:span>
</text:h>
      <text:p text:style-name="P4">
In a government statement on June 22, German Prime Minister Salz said, "Our national defense efforts must be implemented with the efforts; we must allow the military industry to have a long -term development prospect and accelerate their production."</text:p>
      <text:p text:style-name="P4">
But the good idea soon encountered the country's selfishness as soon as it reached. Xu Te, a security expert of Mu Anhui, said, "We are looking for a common military cooperation project, hoping to find positive examples for future reference learning. But we only see very few examples."</text:p>
      <text:p text:style-name="P4">
The scattered distribution of military industry not only caused waste of resources, but also made him worry about military costs. "We see that the most common military items such as ammunition of artillery, ammunition purchased in Germany, cannot be used in terms of ammunition. Bulletin in other countries is different because the standards of the cannon are really absurd enough. "</text:p>
      <text:p text:style-name="P4">
But cooperation is often overwhelming. For example, the FCAS project of Germany, France, and Western countries, this is a development project of the fighter system. It is precisely it has become a large platform for the Three Kingdoms to patent, work allocation, and leadership responsible for controversy. "We must say goodbye to this phenomenon!This type of project should stay in the hands of European companies and be responsible for Europe."</text:p>
      <text:p text:style-name="P4">
There will also be problems in the process of German and French cooperation projects, such as jointly developed combat tanks (MGCS). The project has been stranded and the German side has begun to produce alternative products.</text:p>
      <text:p text:style-name="P4">
Scharsez, Macron and FCAS project supervisor</text:p>
      <text:h text:style-name="P12" text:outline-level="3">
<text:span text:style-name="T4">
<text:span text:style-name="T4">
 No action now, when will it be? </text:span>
</text:span>
</text:h>
      <text:p text:style-name="P4">
The Russian and Ukraine War made people once again realize the necessity and sense of urgency to promote the improvement of European cooperation. Xu Te asked, "When will not change the cooperation now?"</text:p>
      <text:p text:style-name="P4">
He has seen an example of changing. "As a response to the war, the EU has improved its attractiveness for the first time for the first time in history. This has never happened before."</text:p>
      <text:p text:style-name="P4">
The European Defense Report also pointed out another defect: huge product vacancies have been formed in the past few decades. Many European countries can only purchase military products in large quantities outside Europe, because the speed of picking up goods is fast. But this weakens the European military industry, and it will cause dependence in the long run. The contradiction between speed and European sovereignty is highlighted.</text:p>
      <text:p text:style-name="P4">
German Defense Minister Borispistorius decided: speed priority. The German Ministry of Defense wrote in an order issued by the Ministry of Defense at the end of April this year, "The time factor has the highest priority. From now on, in all federal troops currently and future projects, it is a factor that determines the essence. The purpose is to let the troops as soon as possible as soon as possible Can use the supplies purchased. "</text:p>
      <text:p text:style-name="P4">
Link: https://www.dw.com/a-66046708</text:p>
      <text:p text:style-name="P4">
News Source: <text:a xlink:type="simple" xlink:href="https://www.dw.com/zh/欧洲的防务：资金本身还带不来安全/a-66073275" text:style-name="Internet_20_link" text:visited-style-name="Visited_20_Internet_20_Link">
https://www.dw.com/zh/欧洲的防务：资金本身还带不来安全/a-66073275?maca=chi-rss-chi-all-1127-rdf</text:a>
</text:p>
      <!--NEWS-->
      <text:h text:style-name="P10" text:outline-level="1">
<text:span text:style-name="T4">
Hong Kong July: Why do they gather in Taipei Free Plaza?</text:span>
</text:h>
      <text:p text:style-name="P4">
Author: None (Language: zh)</text:p>
      <text:p text:style-name="P4">
Publisher: None</text:p>
      <text:p text:style-name="P4">
Time: 2023-07-02T07:22:00Z</text:p>
      <text:p text:style-name="P4">
Description: "July" is a day of feeling complicated for many Hong Kong people. This year, some people in Taiwan and Hong Kong launched the "Hong Kong Spring Day" event in Taipei Free Plaza. DW talked with many participants at the scene to understand their "July 1" mood.</text:p>
      <text:p text:style-name="P4">
Videos: []</text:p>
      <text:p text:style-name="P4">
Images: []</text:p>
      <text:p text:style-name="P4">
Subject: 时政风云</text:p>
      <text:p text:style-name="P4">
Subjects: ['德中关系', '谷歌', '岛屿主权争端', '马英九', '专题报道：全景观看“习马会”', '香港', '专题报道：2016年台湾大选', '中国', '雨伞革命', '香港政改']</text:p>
      <text:p text:style-name="P4">
Keywords: ['香港', '台湾', '在台港人', '香港国安法', '中国', '七一']</text:p>
      <text:p text:style-name="P4">
Id: 66091087</text:p>
      <!--METADATA-->
      <text:p text:style-name="P4">
<text:a xlink:type="simple" xlink:href="https://www.dw.com/zh/overlay/image/article/66091087/66091120" text:style-name="Internet_20_link" text:visited-style-name="Visited_20_Internet_20_Link">
 </text:a>
The "Hong Kong Spring Day" event started from 7 o'clock. Although the heavy rain was rained for a time, the people at the scene had not dispersed. Dozens of Hong Kong people waited until 10 o'clock in the evening.</text:p>
      <text:p text:style-name="P4">
(Voice of Germany Chinese website) On July 1 this year, it marked the 26th anniversary of Hong Kong's sovereignty transfer and the "one country, two systems" officially stepped into the second half of the 50th year.(https://www.dw.com/zh/zh/国安法永久地改变了香港吗/a-66089541); Some people in Taiwan and Hong Kong launched the "Hong Kong Spring Day" activity on this day, which means that Seven One "has no joy but only hurts."</text:p>
      <text:p text:style-name="P4">
"When Hong Kong's homeland is under the illusion of peace, everything seems to celebrate the state of returning to the motherland, but for many Hong Kong people, this is a day that is not worth celebrating and a mourning day." Youth Secretary -General Sky said that the event is the hand and foot and foot to sorrow to mourn the Hong Kong's "Return to the Movement".</text:p>
      <text:p text:style-name="P4">
Under the "Freedom Square" archway, there are multiple Hong Kong people sketch portraits and candles, and Liang Jianhui, who includes "July 1 Causeway Bay Police", Liang Lingjie, the first demonstrator who died in the "Counterfeit Movement", also played. "Wish Rongguang Return to Hong Kong" and other Hong Kong social movement representative songs.</text:p>
      <text:p text:style-name="P4">
Sky said that under the "Hong Kong National Security Law", it is difficult for Hong Kong to publicly mourn these. In Taiwan and Hong Kong people gathered in Taipei Liberty Plaza to show "we still remember overseas, not forgetting the spirit given by overseas," we have not forgotten the spirit given. " Promise to go on behalf of them. "</text:p>
      <text:p text:style-name="P4">
Under the "Free Square" archway, there are multiple Hong Kong people sketch portraits and candles.</text:p>
      <text:h text:style-name="P12" text:outline-level="3">
<text:span text:style-name="T4">
"Sad Day"</text:span>
</text:h>
      <text:p text:style-name="P4">
Ms. Zhou, who came from other counties and cities, also said: "July 1 is a sad day, which is not worth celebrating." She who has been immigrating to Taiwan for two years is 50 years old. Essence She said that when she returned that year, "I didn't expect Hong Kong to change like this." She thought that the signing of "Sino -British Joint Statement" would have a commitment. "But can it be like this?" She pointed out that since 2019 Seeing the true face of the Communist Party of China, coming to the square is to speak for people who can't speak.</text:p>
      <text:p text:style-name="P4">
When she was not wearing any masks to cover her face, she was asked if she was worried about responding to safety. Although my family in Hong Kong also reminded to be careful, "I am still worried about (security) in a free place, and I would worry about it everywhere. I hope you can enjoy freedom here. "</text:p>
      <text:p text:style-name="P4">
Hugo, who also came to Taiwan for two years, was worried that the heavy rain wet to commemorate the white paper cranes. He bought a cluster of white flowers instead of himself and gave it to the people present to mourn. In 2019, he personally participated in the "anti -delivery of the middle movement". He said that in the past, July 1 was a parade in Hong Kong, and it is no longer possible. Now that I am determined not to return to Hong Kong, I have to appear more in a free place. "Let everyone know that we are still."</text:p>
      <text:p text:style-name="P4">
Hugo handed white flowers and gave it to the participants one by one.</text:p>
      <text:h text:style-name="P12" text:outline-level="3">
<text:span text:style-name="T4">
The tide of the port of Hong Kong people slows down</text:span>
</text:h>
      <text:p text:style-name="P4">
Li Mingzhe, who has been accused of "suspected of hazarding national security activities" and detained for 5 years, is a minority of Taiwanese who have been supporting. In recent years, Taiwan officials have signs of tightening the policy of Hong Kong. The contradiction between Hong Kong and Taiwan has gradually emerged, and the tide of Hong Kong people has slowed down. Some people in Taiwan and Hong Kong even "second immigrants". In this regard, Li Mingzhe believes that immigration issues should be separated from Hong Kong issues. Caring for human rights in China and Hong Kong also reminds Taiwanese "freedom is not from the sky, rely on fighting, and there must be a price."</text:p>
      <text:p text:style-name="P4">
Li Mingzhe appealed that in addition to looking for anti -Chinese power from the history of the past, Taiwan should also learn from the lessons of Hong Kong. The end of the "one country, two systems" "Taiwanese people still don't understand it is interesting."</text:p>
      <text:p text:style-name="P4">
The "Hong Kong Spring Day" event started from 7 o'clock. Although the heavy rain was rained for a time, the people at the scene had not dispersed. Dozens of Hong Kong people waited until 10 o'clock in the evening.</text:p>
      <text:p text:style-name="P4">
In 2019, the unprecedented "counter -China Movement" in Hong Kong's outbreak. The Hong Kong government was further implemented on June 30, 2020 under the pressure of Beijing. Limited](https://www.dw.com/zh/zh/邝颂晴最大的改变是不再有表达的自由/a-66083995)Including Hong Kong's dissolution [Li Zhiying, founder of the "Apple Daily"(https://www.dw.com/zh/zh/黎智英之子英国需为黎智英案发声/a-66015090)More than a hundred people, including Li Zhuoren and Zou Xingtong, were prosecuted. According to statistics, as of April this year, the conviction rate is as high as 100%. Since 2020, the Hong Kong Government has not approved any July 1 parade.</text:p>
      <text:h text:style-name="P12" text:outline-level="3">
<text:span text:style-name="T4">
Hong Kong Government Celebrate 26th Anniversary</text:span>
</text:h>
      <text:p text:style-name="P4">
Compared with the "Hong Kong Spring Day" in Taiwan and Hong Kong people, the Hong Kong government celebrates. Hong Kong Chief Executive Li Jiachao attended the flag -raising ceremony of the "Hong Kong Return to the 26th Anniversary of the Motherland" and said during the banquet ceremony that Hong Kong had gone on the "restoration" fast lane to "advance" and was full of confidence in Hong Kong. But at the same time, he pointed out that although Hong Kong has roughly stabilized, there is still a misjudgment of the country. The peaceful development of Hong Kong in Hong Kong is still alert to the internal "soft confrontation" power to maintain national security.</text:p>
      <text:p text:style-name="P4">
On the same day, the Taiwan Democratic Party of China issued a press release to criticize that Beijing publicly abandoned the "Sino -British Joint Statement" and the "one country, two systems, 50 years unchanged" commitment to Hong Kong, which greatly limited Hong Kong rally and the freedom of march, and confiscated democratic elections , Capturing Democrats, etc., after three years of implementation of the "Hong Kong National Security Law", Beijing's pushing the "Anti -Spy Law" brought deeper fear and oppression to Hong Kong, which has reduced the "Oriental Pearl" into a "nightmare island".</text:p>
      <text:h text:style-name="P12" text:outline-level="3">
<text:span text:style-name="T4">
Hong Kong Director: "The actor of the film company is full of fear"</text:span>
</text:h>
      <text:p text:style-name="P4">
News Source: <text:a xlink:type="simple" xlink:href="https://www.dw.com/zh/香港七一：他們為何聚集台北自由廣場？/a-66091087" text:style-name="Internet_20_link" text:visited-style-name="Visited_20_Internet_20_Link">
https://www.dw.com/zh/香港七一：他們為何聚集台北自由廣場？/a-66091087?maca=chi-rss-chi-all-1127-rdf</text:a>
</text:p>
      <!--NEWS-->
      <text:h text:style-name="P10" text:outline-level="1">
<text:span text:style-name="T4">
White House: Bynden met with Swedish Prime Minister on July 5</text:span>
</text:h>
      <text:p text:style-name="P4">
Author: 联合早报 (Person)</text:p>
      <text:p text:style-name="P4">
Publisher: 联合早报 (Organization)</text:p>
      <text:p text:style-name="P4">
Published Time: 2023-07-02T07:24</text:p>
      <text:p text:style-name="P4">
Modified Time: 2023-07-02T09:02</text:p>
      <text:p text:style-name="P4">
Description: US President Biden will meet with Swedish Prime Minister Christone next week. The White House issued a statement on Saturday (July 1) announced that Christeson was about to visit the United States and will meet with Biden next Wednesday (5th). The statement said that Biden and Kristeson will review Merri in the meeting ...</text:p>
      <text:p text:style-name="P4">
Videos: []</text:p>
      <text:p text:style-name="P4">
Audios: []</text:p>
      <text:p text:style-name="P4">
Images: []</text:p>
      <text:p text:style-name="P4">
Type: NewsArticle</text:p>
      <text:p text:style-name="P4">
Breadcrumbs: ['即时', '国际']</text:p>
      <text:p text:style-name="P4">
Keywords: ['北约', '美国', '瑞典', '北大西洋公约组织', '拜登']</text:p>
      <!--METADATA-->
      <text:p text:style-name="P4">
US President Biden will meet with Swedish Prime Minister Christone next week.</text:p>
      <text:p text:style-name="P4">
The White House issued a statement on Saturday (July 1) announced that Christeson was about to visit the United States and will meet with Biden next Wednesday (5th).</text:p>
      <text:p text:style-name="P4">
The statement said that Biden and Kristeson would review Merri to grow up security cooperation during the meeting and reiterate that the two countries should join NATO as soon as possible.</text:p>
      <text:p text:style-name="P4">
Sweden had applied to Finland to join NATO, but due to the resistance of Turkey and Hungary, Sweden ’s application has not yet been approved, <text:a xlink:type="simple" xlink:href="https://www.zaobao.com/realtime/world/story20230404-1379529" text:style-name="Internet_20_link" text:visited-style-name="Visited_20_Internet_20_Link">
Finland has become a 31st member country in NATO</text:a>
Essence</text:p>
      <text:p text:style-name="P4">
NATO leaders will hold a summit at the capital of Lithuania in the middle of this month. Swedish Prime Minister Christone has recently stated that Sweden still hopes to join NATO before the summit.</text:p>
      <text:p text:style-name="P4">
Reuters reported on Friday (June 30) that Christeson told the media that Hungarian Prime Minister Olban had promised him that he would not delay the approval procedures for Sweden applications in any way. However, whether Sweden can obtain NATO member states before the summit, it still has no conclusion.</text:p>
      <text:p text:style-name="P4">
In addition, the White House statement also said that Biden and Christeson will also discuss the common commitments of the two countries to support Ukraine, and to carry out closer cross -Grand Ocean coordination on the Chinese issue. In addition Change and close coordination in areas such as emerging technology.</text:p>
      <text:p text:style-name="P4">
News Source: <text:a xlink:type="simple" xlink:href="https://www.zaobao.com.sg/realtime/world/story20230702-1409791" text:style-name="Internet_20_link" text:visited-style-name="Visited_20_Internet_20_Link">
https://www.zaobao.com.sg/realtime/world/story20230702-1409791</text:a>
</text:p>
      <!--NEWS-->
      <text:h text:style-name="P10" text:outline-level="1">
<text:span text:style-name="T4">
Director of the United States and China: The soldiers showed that Putin launched the war to cause harm to Russia</text:span>
</text:h>
      <text:p text:style-name="P4">
Author: 联合早报 (Person)</text:p>
      <text:p text:style-name="P4">
Publisher: 联合早报 (Organization)</text:p>
      <text:p text:style-name="P4">
Published Time: 2023-07-02T07:27</text:p>
      <text:p text:style-name="P4">
Modified Time: 2023-07-02T08:07</text:p>
      <text:p text:style-name="P4">
Description: The Central Intelligence Director of the United States, Bernus, said that the Russian mutiny incident showed a "corrosive impact" on the Russian society and its regime after the Russian President Putin launched the war. Reuters reports that Bernus on Saturday (July 1) in Ditchley ...</text:p>
      <text:p text:style-name="P4">
Videos: []</text:p>
      <text:p text:style-name="P4">
Audios: []</text:p>
      <text:p text:style-name="P4">
Images: []</text:p>
      <text:p text:style-name="P4">
Type: NewsArticle</text:p>
      <text:p text:style-name="P4">
Breadcrumbs: ['即时', '国际']</text:p>
      <text:p text:style-name="P4">
Keywords: ['俄罗斯兵变', '美国', '俄乌战争', '俄罗斯', '普京', '中央情报局']</text:p>
      <!--METADATA-->
      <text:p text:style-name="P4">
The Central Intelligence Director of the United States, Bernus, said that the Russian mutiny incident showed a "corrosive impact" on the Russian society and its regime after the Russian President Putin launched the war.</text:p>
      <text:p text:style-name="P4">
Reuters reported that Bernes said on Saturday (July 1) in a speech in Ditchleyfoundation, Britain, pointed out that it is worthy of attention to the "cunning of Wagner's head of Pryigon to launch the soldiers to change Ukraine before Russia invaded Ukraine. The reason for the war with the Russian military leadership was strictly charged. The impact of these remarks and behaviors will last for a period of time, "reminding people that Putin's war will have corrosive (effect) on his own society and regime."</text:p>
      <text:p text:style-name="P4">
Bernes said that the Wagner soldiers' change incident was "a challenge to the Russian country", but he also stated that this is the Russian internal affairs, and the United States will not participate in the past and the future.</text:p>
      <text:p text:style-name="P4">
Porigen led the Wagner troops to launch a mutiny last month, and then agreed to terminate the operation after talking with President Lucoshenko with President Lukaros and went to Bairos. Poriger said after his appointment, saying that <text:a xlink:type="simple" xlink:href="https://www.zaobao.com/realtime/world/story20230626-1408158" text:style-name="Internet_20_link" text:visited-style-name="Visited_20_Internet_20_Link">
Wagner marches to Moscow for self -rescue</text:a>
At the same time, the invalid way to perform the Ukrainian war protested, not to overthrow the Russian leadership.</text:p>
      <text:p text:style-name="P4">
The analysis believes that the soldiers have weakened Putin's power. However, Russian Foreign Minister Lavrov said on Friday (June 30) that Russia will become more powerful after the failure of the mutiny, so the West does not have to worry about the stability of the world's largest nuclear country.</text:p>
      <text:p text:style-name="P4">
Bernus also pointed out in his speech on Saturday that Russia's dissatisfaction with the Ukrainian war will continue to snatch Russian leaders and also create rare opportunities for the intelligence work of the CIA. "We will not let it waste it."</text:p>
      <text:p text:style-name="P4">
News Source: <text:a xlink:type="simple" xlink:href="https://www.zaobao.com.sg/realtime/world/story20230702-1409793" text:style-name="Internet_20_link" text:visited-style-name="Visited_20_Internet_20_Link">
https://www.zaobao.com.sg/realtime/world/story20230702-1409793</text:a>
</text:p>
      <!--NEWS-->
      <text:h text:style-name="P10" text:outline-level="1">
<text:span text:style-name="T4">
Ukrainian war corroded Pu Tingzhong's Director Berns: Rare opportunities</text:span>
</text:h>
      <text:p text:style-name="P4">
Publisher: 法新社</text:p>
      <text:p text:style-name="P4">
Published Time: 2023-07-02T07:32:07+00:00</text:p>
      <text:p text:style-name="P4">
Modified Time: 2023-07-02T07:05:01+00:00</text:p>
      <text:p text:style-name="P4">
Description: (Agence France -Presse Washington, 2nd) Burns, director of the Central Intelligence Agency, said today that Russia attacks Ukraine, which has a "corrosion" effect on Russian President Panting. "Breaking good opportunities."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3.617581in" draw:z-index="0">
<draw:image xlink:href="../Images/rficn/2023-07-02T07-32-07-00-00/000000.png" xlink:type="simple" xlink:show="embed" xlink:actuate="onLoad" draw:mime-type="image/png"/>
</draw:frame>
Bernus pointed out that the Russian and Ukraine War was Moscow's "strategic failure", which not only exposed military weaknesses and damaged the economy, but also prompted the North Atlantic Convention Organization (NATO) to become stronger.</text:p>
      <text:p text:style-name="P4">
"Bernus' dissatisfaction will continue to corrode the Russian leadership ... This dissatisfaction creates a good opportunity for the Central Love Bureau for the Central Love Bureau." Bernus added, "We will not waste this opportunity." He also pointed out that the CIA recently posted on the communication software Telegram, letting the Russians know how to contact the Zhongqing Bureau through the "dark network". The focus of Bernus's conversation also mentioned China. He said that China is "the only country that has the intention to reshape the international order, but also has more and more economical, diplomacy, military, and technical strength."</text:p>
      <text:p text:style-name="P4">
Bernus's alarm on Chinese President Xi Jinping's "increasingly severe suppression in the country and an attempt to be an attempt abroad", and said that the China Intelligence Bureau has established a task center specifically for China, and it has doubled the budget of Chinese activities.</text:p>
      <text:p text:style-name="P4">
News Source: <text:a xlink:type="simple" xlink:href="https://www.rfi.fr/cn/%E5%9B%BD%E9%99%85%E6%8A%A5%E9%81%93/20230702-%E4%B9%8C%E5%85%8B%E5%85%B0%E6%88%98%E4%BA%89%E8%85%90%E8%9A%80%E8%92%B2%E4%BA%AD-%E4%B8%AD%E6%83%85%E5%B1%80%E5%B1%80%E9%95%BF%E4%BC%AF%E6%81%A9%E6%96%AF-%E7%BD%95%E8%A7%81%E8%89%AF%E6%9C%BA" text:style-name="Internet_20_link" text:visited-style-name="Visited_20_Internet_20_Link">
https://www.rfi.fr/cn/%E5%9B%BD%E9%99%85%E6%8A%A5%E9%81%93/20230702-%E4%B9%8C%E5%85%8B%E5%85%B0%E6%88%98%E4%BA%89%E8%85%90%E8%9A%80%E8%92%B2%E4%BA%AD-%E4%B8%AD%E6%83%85%E5%B1%80%E5%B1%80%E9%95%BF%E4%BC%AF%E6%81%A9%E6%96%AF-%E7%BD%95%E8%A7%81%E8%89%AF%E6%9C%BA</text:a>
</text:p>
      <!--NEWS-->
      <text:h text:style-name="P10" text:outline-level="1">
<text:span text:style-name="T4">
Musk: Twitter will restrict the user's daily view of views</text:span>
</text:h>
      <text:p text:style-name="P4">
Author: 联合早报 (Person)</text:p>
      <text:p text:style-name="P4">
Publisher: 联合早报 (Organization)</text:p>
      <text:p text:style-name="P4">
Published Time: 2023-07-02T07:38</text:p>
      <text:p text:style-name="P4">
Modified Time: 2023-07-02T07:54</text:p>
      <text:p text:style-name="P4">
Description: Twitter will limit the number of stickers that users can browse every day and will set different browsing limits for verification users and non -verification users. Reuters reported that Musk, the founder of Tesla, who acquired Twitter Tesla on Saturday (July 1), announced that he searched and ... to curb the "extreme level" data search and ...</text:p>
      <text:p text:style-name="P4">
Videos: []</text:p>
      <text:p text:style-name="P4">
Audios: []</text:p>
      <text:p text:style-name="P4">
Images: []</text:p>
      <text:p text:style-name="P4">
Type: NewsArticle</text:p>
      <text:p text:style-name="P4">
Breadcrumbs: ['即时', '国际']</text:p>
      <text:p text:style-name="P4">
Keywords: ['推特', '网络安全', '社交媒体', '马斯克']</text:p>
      <!--METADATA-->
      <text:p text:style-name="P4">
Twitter will limit the number of stickers that users can browse every day and will set different browsing limits for verification users and non -verification users.</text:p>
      <text:p text:style-name="P4">
Reuters reported that Tesla founder Musk, which acquired Tesla, announced on Saturday (July 1) that in order to curb the "extreme level" data search and system manipulation, Twitter is restricting how much tweets users can browse every day.</text:p>
      <text:p text:style-name="P4">
At first, the pushing limit of the verification account was 6,000 daily, and the browsing limit of the without verification account was 600 per day, and the newly -unheated account browsing limit was 300 daily. However, Musk said in another article that the above -mentioned tweet browsing limit has increased to 10,000, 1,000 daily, and 500 daily.</text:p>
      <text:p text:style-name="P4">
Twitter had previously required users to have a Twitter account to browse tweets. Musk said on Friday (June 30) that the move was a "temporary emergency measure".</text:p>
      <text:p text:style-name="P4">
Musk once said that hundreds of or more organizations are searching for data that pushes Twitter, affecting the user experience. He has also confronted <text:a xlink:type="simple" xlink:href="https://www.zaobao.com/keywords/chatgpt" text:style-name="Internet_20_link" text:visited-style-name="Visited_20_Internet_20_Link">
Chatgpt</text:a>
The parent company OPENAI and other artificial intelligence (AI) technology companies use Twitter data to conduct dissatisfaction with large language model training.</text:p>
      <text:p text:style-name="P4">
According to data from the failure tracking website, the data of the downdetector.com, the account of thousands of Twitter users on Saturday morning was faulty. At about 11.17 am in the United States (around 11:17 pm Saturday time on Saturday time at about 11:17 in Singapore), nearly 7,500 users reported problems when visiting Twitter.</text:p>
      <text:p text:style-name="P4">
News Source: <text:a xlink:type="simple" xlink:href="https://www.zaobao.com.sg/realtime/world/story20230702-1409795" text:style-name="Internet_20_link" text:visited-style-name="Visited_20_Internet_20_Link">
https://www.zaobao.com.sg/realtime/world/story20230702-1409795</text:a>
</text:p>
      <!--NEWS-->
      <text:h text:style-name="P10" text:outline-level="1">
<text:span text:style-name="T4">
International representative to Poshe to cancel the decision of the Bosnian Cyclise Parliament</text:span>
</text:h>
      <text:p text:style-name="P4">
Publisher: 法新社</text:p>
      <text:p text:style-name="P4">
Published Time: 2023-07-02T08:02:08+00:00</text:p>
      <text:p text:style-name="P4">
Modified Time: 2023-07-02T07:50:02+00:00</text:p>
      <text:p text:style-name="P4">
Description: (Agence France-Presse Selayevo 1st) Bosnia-Hesegovina's autonomy of the Cypriotic Republic of the Cypriot to make a decision to violate the peaceful agreement of the Don, which exacerbates the tension of the waves of the waves; Schmidt, the international supervisor, canceled the controversial decision of the Cyclus Parliament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7-02T08-02-08-00-00/000000.png" xlink:type="simple" xlink:show="embed" xlink:actuate="onLoad" draw:mime-type="image/png"/>
</draw:frame>
Christian Schmidt, as the international community's Internal HighResentative, is fulfilled to ensure that the Dayton Peace Accord can be fulfilled.</text:p>
      <text:p text:style-name="P4">
In 1995, the "Don Peace Heping Agreement" successfully ended the Balkan (Balkan) conflict and produced a Bosnian administrative system with dysfunction.</text:p>
      <text:p text:style-name="P4">
According to the Peace Agreement, Bosnia is divided into two, namely Muslims and the Croatsen Federal, and the Republics Srpska. Two entities rely on the central government with weak strength.</text:p>
      <text:p text:style-name="P4">
On the 27th of last month, the Parliament of the Servantic Republic voted decided to suspend the ruling of the National Court of Constitution, which further exacerbated the situation of the racial tensions of the severe split country.</text:p>
      <text:p text:style-name="P4">
Agence France -Presse reported that this is the latest one of the series of institutional political operations initiated by Bostinia's Sydist leader Milorad Dodik. He has long been committed to leaving the Series from the central agency for a long time.</text:p>
      <text:p text:style-name="P4">
Schmidt Sarajevo in the capital of Bogo said to the media: "The recent decision made by the Case of the Republic of the Saido directly violated the constitutional order of Bosnia -Hesselvina, and also violated the 岱 岱 岱 Dun Peace Agreement. "</text:p>
      <text:p text:style-name="P4">
The measures of the Said Republic were also criticized by Washington, Paris, and Berlin. Both Britain and the United States Embassy in Ceraya issued a statement to support Schmidt today.</text:p>
      <text:p text:style-name="P4">
News Source: <text:a xlink:type="simple" xlink:href="https://www.rfi.fr/cn/%E5%9B%BD%E9%99%85%E6%8A%A5%E9%81%93/20230702-%E5%9B%BD%E9%99%85%E9%A9%BB%E6%B3%A2%E8%B5%AB%E4%BB%A3%E8%A1%A8%E5%8F%96%E6%B6%88%E6%B3%A2%E5%A3%AB%E5%B0%BC%E4%BA%9A%E5%A1%9E%E8%A3%94%E8%AE%AE%E4%BC%9A%E5%86%B3%E5%AE%9A" text:style-name="Internet_20_link" text:visited-style-name="Visited_20_Internet_20_Link">
https://www.rfi.fr/cn/%E5%9B%BD%E9%99%85%E6%8A%A5%E9%81%93/20230702-%E5%9B%BD%E9%99%85%E9%A9%BB%E6%B3%A2%E8%B5%AB%E4%BB%A3%E8%A1%A8%E5%8F%96%E6%B6%88%E6%B3%A2%E5%A3%AB%E5%B0%BC%E4%BA%9A%E5%A1%9E%E8%A3%94%E8%AE%AE%E4%BC%9A%E5%86%B3%E5%AE%9A</text:a>
</text:p>
      <!--NEWS-->
      <text:h text:style-name="P10" text:outline-level="1">
<text:span text:style-name="T4">
Kenya container trucks out of control and crashing car people brews 52 deaths 32 injuries</text:span>
</text:h>
      <text:p text:style-name="P4">
Author: 联合早报 (Person)</text:p>
      <text:p text:style-name="P4">
Publisher: 联合早报 (Organization)</text:p>
      <text:p text:style-name="P4">
Published Time: 2023-07-02T08:13</text:p>
      <text:p text:style-name="P4">
Modified Time: 2023-07-02T08:19</text:p>
      <text:p text:style-name="P4">
Description: In the western Kenya, the worst accident in recent years has risen to 52. Agence France -Presse reported that on the evening of Friday (June 30) local time, a truck with a container was out of control, ...</text:p>
      <text:p text:style-name="P4">
Videos: []</text:p>
      <text:p text:style-name="P4">
Audios: []</text:p>
      <text:p text:style-name="P4">
Images: []</text:p>
      <text:p text:style-name="P4">
Type: NewsArticle</text:p>
      <text:p text:style-name="P4">
Breadcrumbs: ['即时', '国际']</text:p>
      <text:p text:style-name="P4">
Keywords: ['肯尼亚', '车祸', '交通事故', '致命车祸']</text:p>
      <!--METADATA-->
      <text:p text:style-name="P4">
In the western Kenya, the worst accident in recent years has risen to 52.</text:p>
      <text:p text:style-name="P4">
Agence France -Presse reported that on the evening of Friday (June 30) local time, a truck with a container was out of control and hit many other cars and nearby people. As of Sunday (July 2), 52 people have been killed, including 31 men, 18 women and two children.</text:p>
      <text:p text:style-name="P4">
Kipchumbamurkomen, Minister of Transportation, said at the scene of the accident that the accident was a "terrible" and "painful" tragedy. The authorities will take new traffic safety measures, including setting up a deceleration band and camera.</text:p>
      <text:p text:style-name="P4">
Murkomon told the media that the authorities had begun to investigate the cause of the accident, while the driver was urged to drive with caution and abide by traffic rules. He also called on long -distance truck drivers to ensure that they had a proper rest and participate in the training courses.</text:p>
      <text:p text:style-name="P4">
According to the later statement issued by the Ministry of Transport, 32 people were injured in a car accident, and the truck was registered in Rwanda. Local media reported that the truck driver had died.</text:p>
      <text:p text:style-name="P4">
According to reports, the location of the car accident is located on a busy highway between Nakuru and Ciriko by the lake. The truck hit the surrounding private cars, small bus, and market stalls.</text:p>
      <text:h text:style-name="P13" text:outline-level="4">
<text:span text:style-name="T4">
Incident, suddenly many people have time to escape in the future</text:span>
</text:h>
      <text:p text:style-name="P4">
The video of the night showed that the rescuers worked in the dark in the rain, and a number of cars were crushed. Witnesses said that due to the sudden incident, many people had time to escape in the future.</text:p>
      <text:p text:style-name="P4">
Muerkomon said that the government plans to arrange street vendors from the roadside to the designated market area to avoid such disasters in the future.</text:p>
      <text:p text:style-name="P4">
According to data from the Kenya National Transport and Security Agency, 4,690 people died in a traffic accident last year. Muerkomon has emphasized that most of the fatal car accidents are caused by artificially, and the causes of accidents include drunk driving, speeding, fatigue driving and dangerous overtaking.</text:p>
      <text:p text:style-name="P4">
The World Health Organization said last September that Africa's road traffic mortality rate ranked first in the world, and more than 800 people died every day.</text:p>
      <text:p text:style-name="P4">
News Source: <text:a xlink:type="simple" xlink:href="https://www.zaobao.com.sg/realtime/world/story20230702-1409799" text:style-name="Internet_20_link" text:visited-style-name="Visited_20_Internet_20_Link">
https://www.zaobao.com.sg/realtime/world/story20230702-1409799</text:a>
</text:p>
      <!--NEWS-->
      <text:h text:style-name="P10" text:outline-level="1">
<text:span text:style-name="T4">
In the fifth night of French riots, more than 700 people were arrested</text:span>
</text:h>
      <text:p text:style-name="P4">
Author: 联合早报 (Person)</text:p>
      <text:p text:style-name="P4">
Publisher: 联合早报 (Organization)</text:p>
      <text:p text:style-name="P4">
Published Time: 2023-07-02T09:01</text:p>
      <text:p text:style-name="P4">
Modified Time: 2023-07-02T14:36</text:p>
      <text:p text:style-name="P4">
Description: The French policeman shot a number of demonstrations of African -American juveniles, which caused several rounds of demonstrations. The riots lasted for the fifth night and more than 700 were arrested. Agence France -Presse reported that the French authorities had arrested 719 people in the riots in the early morning of Sunday (July 2), and there were people in the capital Paris, Marseille, Lyon and other places ...</text:p>
      <text:p text:style-name="P4">
Videos: []</text:p>
      <text:p text:style-name="P4">
Audios: []</text:p>
      <text:p text:style-name="P4">
Images: []</text:p>
      <text:p text:style-name="P4">
Type: NewsArticle</text:p>
      <text:p text:style-name="P4">
Breadcrumbs: ['即时', '国际']</text:p>
      <text:p text:style-name="P4">
Keywords: ['法国', '骚乱', '示威', '马克龙']</text:p>
      <!--METADATA-->
      <text:p text:style-name="P4">
<text:a xlink:type="simple" xlink:href="https://www.zaobao.com/realtime/world/story20230628-1408801" text:style-name="Internet_20_link" text:visited-style-name="Visited_20_Internet_20_Link">
French policeman shooting African -American teenager death case</text:a>
Treating multiple rounds of demonstrations, the riots lasted for the fifth night and more than 700 people were arrested.</text:p>
      <text:p text:style-name="P4">
Agence France -Presse reported that the French authorities had arrested 719 people in the riots in the early morning of Sunday (July 2nd), and people were arrested in the capital Paris, Marseille, Lyon and other places.</text:p>
      <text:p text:style-name="P4">
The teenager who was shot by a police officer had been buried, but the riots caused by the incident have not subsided. In the past few days, violent elements have implemented destructive behaviors in many cities in the whole law, including setting fire burning cars, damaging public buildings, plunder stores, and conflict with the police.</text:p>
      <text:p text:style-name="P4">
During the riots on Sundays, southern Paris even drove violent molecules into the home of the local mayor, causing his wife and a child to be injured. The town said in the tweet that the violent elements were still arson when his family was sleeping. He condemned this as a cowardly murder and said that the riot that night "reached a milestone in terror and shame.</text:p>
      <text:p text:style-name="P4">
The French government deployed 45,000 police officers and armored vehicles in major cities on Saturday (July 1) to prepare for the fifth round of the night. The Minister of the Interior Dalmarin said that in the riots from the evening of Friday (June 30) to the early morning of Saturday, the police arrested more than 1,300 people across the country, of which 406 were arrested in Paris.</text:p>
      <text:p text:style-name="P4">
President Macron also announced due to the domestic situation <text:a xlink:type="simple" xlink:href="https://www.zaobao.com/realtime/world/story20230701-1409756" text:style-name="Internet_20_link" text:visited-style-name="Visited_20_Internet_20_Link">
delayed the German visit scheduled to be scheduled to be on Sunday</text:a>
 。</text:p>
      <text:p text:style-name="P4">
News Source: <text:a xlink:type="simple" xlink:href="https://www.zaobao.com.sg/realtime/world/story20230702-1409802" text:style-name="Internet_20_link" text:visited-style-name="Visited_20_Internet_20_Link">
https://www.zaobao.com.sg/realtime/world/story20230702-1409802</text:a>
</text:p>
      <!--NEWS-->
      <text:h text:style-name="P10" text:outline-level="1">
<text:span text:style-name="T4">
Encountered a car!French riots and Chinese travel groups</text:span>
</text:h>
      <text:p text:style-name="P4">
Author: None (Language: zh)</text:p>
      <text:p text:style-name="P4">
Publisher: None</text:p>
      <text:p text:style-name="P4">
Time: 2023-07-02T09:25:00Z</text:p>
      <text:p text:style-name="P4">
Description: Recently, a bus carrying Chinese tourists was smashed in the window in Marseille, France, and someone was injured. In this regard, the Chinese Consulate General in Marseilles expressed dissatisfaction with the French authorities and demanded that Chinese citizens and their property safety. At present, the riots caused by the death of teenagers have lasted for five days, and Macron has postponed this Sunday's trip to Germany.</text:p>
      <text:p text:style-name="P4">
Videos: []</text:p>
      <text:p text:style-name="P4">
Images: []</text:p>
      <text:p text:style-name="P4">
Subject: 新闻广角</text:p>
      <text:p text:style-name="P4">
Subjects: ['巴黎', '法国', '法国沙尔利周刊枪击案']</text:p>
      <text:p text:style-name="P4">
Keywords: ['法国', '骚乱', '少年', '枪杀', '警察', '中国旅行团', '中国游客', '马赛', '巴黎', '马克龙', '法国国家安全', '国家稳定']</text:p>
      <text:p text:style-name="P4">
Id: 66092961</text:p>
      <!--METADATA-->
      <text:p text:style-name="P4">
<text:a xlink:type="simple" xlink:href="https://www.dw.com/zh/overlay/image/article/66092961/66091942" text:style-name="Internet_20_link" text:visited-style-name="Visited_20_Internet_20_Link">
 </text:a>
Ri riots occurred in France for five consecutive nights. German foreign policy experts said that severe riots pose a threat to the stability of the French country</text:p>
      <text:p text:style-name="P4">
(Voice of Germany) According to the Chinese official media CCTV News, on the evening of June 30, local time, a bus car carrying Chinese tourists was besieged and attacked in Marseille, France, and several tourists were injured.</text:p>
      <text:p text:style-name="P4">
According to news from Hangzhou Transportation 918 WeChat public account, a Chinese tourist on the tourist bus revealed that "multiple masked thugs smashed the car with stones, and 5 to 6 Chinese tourists were hit by stones on the car. Skin trauma. After they moved to the hotel, everyone did not dare to go out. "</text:p>
      <text:p text:style-name="P4">
Chinese media reported that Chinese tourists called the Chinese Consulate General at the time, and the consulate staff assisted the police. The tour group has traveled to Switzerland on July 1 and will return to China in advance.</text:p>
      <text:p text:style-name="P4">
The Chinese Embassy in France and the Consulate General in Marseilles issued a security reminder on June 30, local time to inform Chinese citizens in France to pay close attention to the social security situation in France. The safety precautions of vehicles, residences and shops are safe. Temporary personnel who come to law will be particularly vigilant and travel cautiously. "</text:p>
      <text:p text:style-name="P4">
According to Reuters, the Chinese Consulate General in Marseilles has formally complained to France for the smashing of bus windows to ask France to ensure the safety of Chinese citizens and their property.</text:p>
      <text:p text:style-name="P4">
In view of the continuous riots, French President Macron temporarily canceled the state visits to Germany this Sunday on Saturday</text:p>
      <text:h text:style-name="P12" text:outline-level="3">
<text:span text:style-name="T4">
continues</text:span>
</text:h>
      <text:p text:style-name="P4">
<text:a xlink:type="simple" xlink:href="https://www.dw.com/zh/zh/警察枪杀少年事件在法国引发大规模暴力抗议/a-66067433" text:style-name="Internet_20_link" text:visited-style-name="Visited_20_Internet_20_Link">
After French police shot a North African -American boy on Tuesday</text:a>
French cities have had violent incidents in recent days. As of Sunday (July 2), riots across France have lasted for five nights.</text:p>
      <text:p text:style-name="P4">
According to the French Ministry of Political Affairs, more than 700 people were arrested on Saturday night and 45 policemen were injured. However, the French Minister of Home Affairs Géralddarmanin said "because of the firm action of security forces", the situation has improved. The French authorities deployed 45,000 police officers and thousands of firefighters that night to maintain order.</text:p>
      <text:p text:style-name="P4">
At the same time, on Saturday night, Paris, Lyon, and Marseille were still conflicting hot areas, and a smashing and burning incident occurred again.</text:p>
      <text:p text:style-name="P4">
In L'ha--loses near Paris, demonstrators collided the town's house with a car and set fire to the house. The mayor Vincentjeanbrun said that his wife and a child were injured and he was in the city hall when the incident.</text:p>
      <text:p text:style-name="P4">
Rose, an expert in the German Social Democratic Party's Foreign Policy, said that the French authorities must take action on violence, "many people's security and national stability are in danger"</text:p>
      <text:h text:style-name="P12" text:outline-level="3">
<text:span text:style-name="T4">
Chairman of the Federation of Federation of Federal House of German House: Ri riots threatened French countries to stabilize</text:span>
</text:h>
      <text:p text:style-name="P4">
In view of the continuous riots, French President Macron temporarily canceled the state visit to Germany this Sunday on Saturday.</text:p>
      <text:p text:style-name="P4">
Michaelroth, a German -Democratic Party ’s foreign policy expert, said that serious riots pose a threat to the stability of French countries. He told the Photo that the French authorities must take action on violence, because "many people's security and national stability are in danger."</text:p>
      <text:p text:style-name="P4">
The German Ministry of Foreign Affairs updated travel and security suggestions on France on Saturday. Travelers who go to France are required to understand the situation in related areas and avoid places where violence occurs.</text:p>
      <text:p text:style-name="P4">
<text:span text:style-name="T4">
 More reading- <text:a xlink:type="simple" xlink:href="https://www.dw.com/zh/zh/法国骚乱持续-姆巴佩-停止暴力请别自毁家园/a-66088712" text:style-name="Internet_20_link" text:visited-style-name="Visited_20_Internet_20_Link">
Mbappe: Stop violence!Please do not destroy your homeland</text:a>
</text:span>
</text:p>
      <text:p text:style-name="P4">
(Reuters, Germany, Agence France -Presse)</text:p>
      <text:p text:style-name="P4">
News Source: <text:a xlink:type="simple" xlink:href="https://www.dw.com/zh/遭遇砸车！法国骚乱波及中国旅行团/a-66092961" text:style-name="Internet_20_link" text:visited-style-name="Visited_20_Internet_20_Link">
https://www.dw.com/zh/遭遇砸车！法国骚乱波及中国旅行团/a-66092961?maca=chi-rss-chi-all-1127-rdf</text:a>
</text:p>
      <!--NEWS-->
      <text:h text:style-name="P10" text:outline-level="1">
<text:span text:style-name="T4">
London Hong Kong people in July 1 mourned the deceased of the Chinese Movement</text:span>
</text:h>
      <text:p text:style-name="P4">
Author: None</text:p>
      <text:p text:style-name="P4">
Publisher: Radio Free Asia (Organization)</text:p>
      <text:p text:style-name="P4">
Published Time: 2023-07-02T09:27:30-04:00</text:p>
      <text:p text:style-name="P4">
Modified Time: 2023-07-02T09:27: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5.181533in" draw:z-index="0">
<draw:image xlink:href="../Images/rfamandarin/2023-07-02T09-27-30-04-00/000000.png" xlink:type="simple" xlink:show="embed" xlink:actuate="onLoad" draw:mime-type="image/png"/>
</draw:frame>
Liang Jianhui, who was stabbing his chest after the rally Hong Kong, gave flowers. <text:a xlink:type="simple" xlink:href="https://www.rfa.org/mandarin/Xinwen/al-07022023092510.html/@@images/image" text:style-name="Internet_20_link" text:visited-style-name="Visited_20_Internet_20_Link">
</text:a>
Photo by Lu Xi</text:p>
      <text:p text:style-name="P4">
July 1 is the 26th anniversary of the transfer of sovereignty in Hong Kong, and it is also the 3rd anniversary of the "National Security Law of the Hong Kong District". When the "Red Sea" in the Hong Kong market, the government celebrated Hong Kong's "restoration", and Hong Kong people in Manchester, Sheffield, and London protested by marching and rally.</text:p>
      <text:p text:style-name="P4">
Among them, in London, dozens of people in the Hong Kong -Hong Kong people in the Hong Kong Economic and Trade Office in the Hong Kong Economic and Trade Office were rally. On July 1, 2021, Liang Jianhui, who died of a knife in Causeway Bay, died in his chest.</text:p>
      <text:p text:style-name="P4">
At 4:20 pm in London time, the moment Liang Jianhui announced the dysfunction that day, the people of Hong Kong people were silent, mourning Liang Jianhui, and other Hong Kong people who died in the secondary campaign.</text:p>
      <text:p text:style-name="P4">
The conference placed a painting that depicts Liang Jianhui with his chest and pressed his chest at the Hong Kong Economic and Trade Office. Many participants presented flowers, and some people looked sad.</text:p>
      <text:p text:style-name="P4">
Some participants told this station that the incident of Liang Jianhui's assassination made him sad, describing "don't want to mention it, but dare not forget." He also said that July 1st is the day when the British government handed over Hong Kong to China. It is described as a sad day. I hope Hong Kong people will not forget. He believes that even if Hong Kong officials celebrate, citizens' ideas are completely different.</text:p>
      <text:p text:style-name="P4">
AMANDA, a Hong Kong person who participated in the rally, said that July 1 must be of meaning to her, because on July 1, 20 years ago, she and 500,000 people on the street opposed the 23 legislation of the Basic Law, forcing the Hong Kong government to withdraw legislation. ; However, after the 2019 anti -Central Movement, the Hong Kong government did not properly handle the incident and upgraded the situation. A large number of Hong Kong people must spread overseas. She described Hong Kong's scene in the "Red Sea" in July 1 with "sorrow", thinking that patriotism does not have to be forced.</text:p>
      <text:p text:style-name="P4">
When he spoke from J in Guangdong, he thanked Hong Kong for his political enlightenment and believed that Hong Kong was lies in the "one country, two systems".</text:p>
      <text:p text:style-name="P4">
Reporter: Lu Xi</text:p>
      <text:p text:style-name="P4">
News Source: <text:a xlink:type="simple" xlink:href="https://www.rfa.org/mandarin/Xinwen/al-07022023092510.html" text:style-name="Internet_20_link" text:visited-style-name="Visited_20_Internet_20_Link">
https://www.rfa.org/mandarin/Xinwen/al-07022023092510.html</text:a>
</text:p>
      <!--NEWS-->
      <text:h text:style-name="P10" text:outline-level="1">
<text:span text:style-name="T4">
Director of the Central Love: The changes in the armed soldiers revealed that Putin's damage to Russia</text:span>
</text:h>
      <text:p text:style-name="P4">
Author: chinese@voanews.com (美国之音)</text:p>
      <text:p text:style-name="P4">
Publisher: 美国之音中文网 (Type: NewsMediaOrganization)</text:p>
      <text:p text:style-name="P4">
Published Time: 2023-07-02T10:16:05+08:00</text:p>
      <text:p text:style-name="P4">
Modified Time: 2023-07-02 02:16:05Z</text:p>
      <text:p text:style-name="P4">
Description: U.S. Central Intelligence Agency Director William Bernes said on Saturday (July 1) that the armed rebellion of the mercenary leader Yofgeni Porigerin was a challenge to the Russian country. Corrosive effect on the Ukraine War.</text:p>
      <text:p text:style-name="P4">
Videos: []</text:p>
      <text:p text:style-name="P4">
Images: []</text:p>
      <text:p text:style-name="P4">
Categories: ['美国', '欧洲']</text:p>
      <text:p text:style-name="P4">
Type: None</text:p>
      <!--METADATA-->
      <text:p text:style-name="P4">
Nonenone</text:p>
      <text:p text:style-name="P4">
News Source: <text:a xlink:type="simple" xlink:href="https://www.voachinese.com/a/armed-mutiny-shows-damage-putin-has-done-to-russia-cia-director-says-20230701/7163598.html" text:style-name="Internet_20_link" text:visited-style-name="Visited_20_Internet_20_Link">
https://www.voachinese.com/a/armed-mutiny-shows-damage-putin-has-done-to-russia-cia-director-says-20230701/7163598.html</text:a>
</text:p>
      <!--NEWS-->
      <text:h text:style-name="P10" text:outline-level="1">
<text:span text:style-name="T4">
Director of the United States and China: Russia and Ukraine Corross the Putin regime</text:span>
</text:h>
      <text:p text:style-name="P4">
Author: None (Language: zh)</text:p>
      <text:p text:style-name="P4">
Publisher: None</text:p>
      <text:p text:style-name="P4">
Time: 2023-07-02T10:35:00Z</text:p>
      <text:p text:style-name="P4">
Description: Former Russian Prime Minister Casianov told DW that Putin's influence will weaken due to the rebellion of the Wagner Group. The United States CIA, Burns, also recently talked about this issue and called the Russian and Ukraine War as Moscow's "strategic failure". Development is a stupid way.</text:p>
      <text:p text:style-name="P4">
Videos: []</text:p>
      <text:p text:style-name="P4">
Images: []</text:p>
      <text:p text:style-name="P4">
Subject: 时政风云</text:p>
      <text:p text:style-name="P4">
Subjects: ['白俄罗斯', '奥巴马', '乌克兰', '岛屿主权争端', '专题报道：全景观看“习马会”', '中国', '中共十九大', '美国', '拜罗伊特音乐节', '德中关系']</text:p>
      <text:p text:style-name="P4">
Keywords: ['俄乌战争', '白俄罗斯', '瓦格纳', '普里戈津', '普京', '美国', '中情局', '卢卡申科', '中国', '脱钩']</text:p>
      <text:p text:style-name="P4">
Id: 66093196</text:p>
      <!--METADATA-->
      <text:p text:style-name="P4">
<text:a xlink:type="simple" xlink:href="https://www.dw.com/zh/overlay/image/article/66093196/61720993" text:style-name="Internet_20_link" text:visited-style-name="Visited_20_Internet_20_Link">
 </text:a>
Bernus believes that Putin's aggression war on Ukraine has a "corrosion role" on its society and his regime</text:p>
      <text:p text:style-name="P4">
(Voice of Germany Chinese) On July 1, the United States COSCO, William Burns, talked about the Russia -Ukraine War that lasted more than a year in DitchleyFoundation. Ukraine's invasion is called "the most direct and sharp geopolitical challenges to the international order today."</text:p>
      <text:p text:style-name="P4">
Just one week ago, the head of the Wagner Group Porigin led the troops to conduct a "rebellion" operation in just 24 hours. Russian Foreign Minister Lavrov said on Friday that Russia will become even stronger after the rebellion failure, so the West does not have to worry about the stability of the world's largest nuclear martial arts.</text:p>
      <text:p text:style-name="P4">
Bernus believes that Putin's war against Ukraine has "corrosive effects" on its society and his regime. He said the war was Moscow's "strategic failure", which not only exposed military weaknesses, damaged the economy, but also inspired a stronger NATO.</text:p>
      <text:p text:style-name="P4">
*#</text:p>
      <text:h text:style-name="P13" text:outline-level="4">
<text:span text:style-name="T4">
佣 24 -hour short -lived riot</text:span>
</text:h>
      <text:h text:style-name="P12" text:outline-level="3">
<text:span text:style-name="T4">
戈: This is not a coup</text:span>
</text:h>
      <text:p text:style-name="P4">
On June 23, Porigo suddenly released news on social media that the Russian Ministry of Defense launched a missile attack on the rear camps of the Wagner Mercenary Corps, and the Wagner Corps was ready to respond to this. However, Pricigo only targeted the Secretary of Defense, Shi Yigu and the Chief of Staff of the Russian Army Gracimov, and did not target Putin himself for the time being. He said, "This is not a military coup, but a march in justice."</text:p>
      <text:p text:style-name="P4">
*#</text:p>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text:span>
</text:h>
      <text:h text:style-name="P12" text:outline-level="3">
<text:span text:style-name="T4">
The military team suddenly turned around: I don’t want to "let Russia bleed"</text:span>
</text:h>
      <text:p text:style-name="P4">
However, as soon as June 24th, the Belarusian President Luka Shenko suddenly issued a statement saying that with the consent of Russian President Putin, a agreement was reached with Porigin. Activity. Porigabin quickly confirmed the agreement. He said: "We are ordering the troops to turn around and return to the field camp." He also said that he understood the importance of this moment and didn't want to "let Russia bleed." As for whether the criminal investigation of Porigin is canceled, the current statement is different.</text:p>
      <text:p text:style-name="P4">
*#</text:p>
      <text:h text:style-name="P13" text:outline-level="4">
<text:span text:style-name="T4">
佣 24 -hour short -lived riot</text:span>
</text:h>
      <text:h text:style-name="P12" text:outline-level="3">
<text:span text:style-name="T4">
戈</text:span>
</text:h>
      <text:p text:style-name="P4">
Born in 1961 in Leningrad, the current St. Petersburg. He has served in Soviet prison for 9 years for robbery and fraud. After being released from prison, he started making hot dog food cars in his hometown and set up a catering company Concord to provide catering for the national banquet. This kind of cooperation brings him the title of "Putin Chef". In 2014, Porigin founded a private mercenary "Wagner Group".</text:p>
      <text:p text:style-name="P4">
*#</text:p>
      <text:h text:style-name="P13" text:outline-level="4">
<text:span text:style-name="T4">
佣 24 -hour short -lived riot</text:span>
</text:h>
      <text:h text:style-name="P12" text:outline-level="3">
<text:span text:style-name="T4">
Wagner Legion</text:span>
</text:h>
      <text:p text:style-name="P4">
Wagner's mercenaries involved in Ukraine for the first time in 2014 to help Russia illegally annexes the Crimean Peninsula. After Russia's full invasion of Ukraine in February 2022, the fighting power of the Wagner Corps in the fierce battle in eastern Ukraine became an important military asset of the Kremlin. The source of the soldiers comes from Russia's retired officers, police, and prisoners who want to be released in advance. Foreigners can also join in addition to NATO countries and Ukraine. His commander Ulin worshiped German musician Wagner, and the legion was named.#</text:p>
      <text:h text:style-name="P13" text:outline-level="4">
<text:span text:style-name="T4">
佣 24 -hour short -lived riot</text:span>
</text:h>
      <text:h text:style-name="P12" text:outline-level="3">
<text:span text:style-name="T4">
Porigo does not accept the leadership of the Ministry of National Defense</text:span>
</text:h>
      <text:p text:style-name="P4">
The Wagner Legion has been active on the front line of the war, such as playing an extremely important role in Bachmum's surrounding war. However, in recent months, Pleigo and the senior officials of the Russian army broke out fierce quarrels. They believed that the Ministry of National Defense did not provide enough ammunition supplies during the Bach Murut Campaign. Husbands should be responsible for the large number of casualties of the Wagner Mercenary Soldiers. Since June, the Russian Ministry of Defense demanded that the mercenaries have signed an agreement to obey the command before the end of the month. This seems to be tantamount to disarm, and the contradictions have been further intensified.</text:p>
      <text:p text:style-name="P4">
*#</text:p>
      <text:h text:style-name="P13" text:outline-level="4">
<text:span text:style-name="T4">
佣 24 -hour short -lived riot</text:span>
</text:h>
      <text:h text:style-name="P12" text:outline-level="3">
<text:span text:style-name="T4">
?</text:span>
</text:h>
      <text:p text:style-name="P4">
On June 26,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In theory, he can take his mercenaries to Belarus. Not sure how many people will follow him. However, the Wagner Legion's business is all over the world. Libya, Syria, Africa, and Venezuela in Latin America are the place where the mercenaries are made. Soldiers who were on the battlefield allegedly could get 5,000 US dollars per month. Porigabin claims that there are still 25,000 troops, and the US intelligence unit estimates that this number should doub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Former Prime Minister: Rebellion weaken Putin's influence</text:span>
</text:h>
      <text:p text:style-name="P4">
Former Russian Prime Minister Mikhail Kasyanov, currently exiled overseas, believes in a recent interview with DW that Wagner's rebellion has greatly weakened Putin's influence.</text:p>
      <text:p text:style-name="P4">
He said that in 20 years, Russia's propaganda has always tried to guarantee that "the main foundation of Putin's rule is stable and potential prosperity." Cassinov said that the most important change may be the attitude of members of the Russian country or local government at all levels. "They understand that Putin is no longer a mediation person or protector of their interests."</text:p>
      <text:p text:style-name="P4">
When the leader of the Wagner Mercenary Corps, Porigerjin questioned the significance of the Russian and Ukraine War during the short -term troops last week. He criticized that this was a war that began to "self -propaganda of a group of bastards".</text:p>
      <text:h text:style-name="P12" text:outline-level="3">
<text:span text:style-name="T4">
Wagner Group "Rebellion" Head: What is the significance of war?</text:span>
</text:h>
      <text:p text:style-name="P4">
Cassinov served as the Russian Prime Minister from 2000 to 2004, and was subsequently announced by Putin to dissolve his leadership. Cassinov was the leader of the Russian opposition People's Liberal Party, and the party was disbanded by the Russian Supreme Court in May this year.</text:p>
      <text:p text:style-name="P4">
<text:a xlink:type="simple" xlink:href="https://www.dw.com/zh/zh/普里戈津抵達白俄羅斯-卢卡申科-普京本要干掉他/a-66050667" text:style-name="Internet_20_link" text:visited-style-name="Visited_20_Internet_20_Link">
For Belarusian President Lukashenko, assisting mediation between Putin regime and Wagner Group</text:a>
Cassianov said, "Now they have seen a reconciliation between the two robbers," seem to mean that Lukashenko, who is the mediation person, will become the second "robbers" after Porigin.</text:p>
      <text:p text:style-name="P4">
Creation by cartoonist Sergey Elkin: Tall Lakshenko is holding the weak and fearful Putin in his arms</text:p>
      <text:h text:style-name="P12" text:outline-level="3">
<text:span text:style-name="T4">
Bernes: Development is a stupid way</text:span>
</text:h>
      <text:p text:style-name="P4">
In addition to Russia, the United States Corps Director Bernus also talked about China on Saturday. He believes that <text:a xlink:type="simple" xlink:href="https://www.dw.com/zh/zh/瓦格纳叛变-如何影响中俄关系/a-66061110" text:style-name="Internet_20_link" text:visited-style-name="Visited_20_Internet_20_Link">
China is the only country that is intended to reshape international order and is becoming more and more powerful in economy, diplomacy, military and technology "</text:a>
Essence</text:p>
      <text:p text:style-name="P4">
Regarding whether it should be decoupled with China, Bernus said that no country is willing to let himself be faced with the "Carter" (monopoly alliance) in key minerals and technology. He said: "The solution of this problem is not to be decoupled from economies like China. This will be a stupid way, but to reduce risks and investment in industrial capacity by ensuring elastic supply chains, protecting our technical advantages, and investment industrial capacity. Realize diversification. "</text:p>
      <text:p text:style-name="P4">
(Comprehensive report)</text:p>
      <text:p text:style-name="P4">
News Source: <text:a xlink:type="simple" xlink:href="https://www.dw.com/zh/美中情局长：俄乌战争腐蚀普京政权/a-66093196" text:style-name="Internet_20_link" text:visited-style-name="Visited_20_Internet_20_Link">
https://www.dw.com/zh/美中情局长：俄乌战争腐蚀普京政权/a-66093196?maca=chi-rss-chi-all-1127-rdf</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02T10:35:52</text:p>
      <text:p text:style-name="P4">
Modified Time: 2023-07-02T10:35:52</text:p>
      <text:p text:style-name="P4">
Description: Ukraine said that the eight drones and three cruise missiles deployed by Russia were shot down over the Kiev and surrounding areas.</text:p>
      <text:p text:style-name="P4">
Images: ["<text:a xlink:type="simple" xlink:href="https://chinese.aljazeera.net/wp-content/uploads/2023/07/1-1688292335.jpg" text:style-name="Internet_20_link" text:visited-style-name="Visited_20_Internet_20_Link">
1-1688292335.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86" text:anchor-type="as-char" svg:width="6.9236in" svg:height="4.615733in" draw:z-index="0">
<draw:image xlink:href="../Images/Aljazeera Chinese/2023-07-02T10-35-52/1-1688292335.jpg" xlink:type="simple" xlink:show="embed" xlink:actuate="onLoad" draw:mime-type="image/jpeg"/>
</draw:frame>
On July 1, the front line of the Zhapollo-Zanda Polo area in Ukraine, Ukrainian soldiers drove the M-113 armored armored vehicle(Associated Press)* Ukraine said that the eight drones and three cruise missiles deployed by Russia were above Kiev and the surrounding areas <text:a xlink:type="simple" xlink:href="https://www.aljazeera.com/news/2023/7/2/russia-attacks-ukraines-kyiv-asfierce-battles-rage-in-donetsk" text:style-name="Internet_20_link" text:visited-style-name="Visited_20_Internet_20_Link">
shot down</text:a>
Essence * Poland will send 500 police officers to the Belarusian border.</text:p>
      <text:p text:style-name="P4">
read more</text:p>
      <text:p text:style-name="P4">
News Source: <text:a xlink:type="simple" xlink:href="https://chinese.aljazeera.net/news/war-in-ukraine/liveblog/2023/7/2/%e4%bf%84%e7%bd%97%e6%96%af%e5%af%b9%e4%b9%8c%e5%85%8b%e5%85%b0%e6%88%98%e4%ba%89%e7%9a%84%e4%bb%8a%e6%97%a5%e5%8f%91%e5%b1%95-373" text:style-name="Internet_20_link" text:visited-style-name="Visited_20_Internet_20_Link">
https://chinese.aljazeera.net/news/war-in-ukraine/liveblog/2023/7/2/%e4%bf%84%e7%bd%97%e6%96%af%e5%af%b9%e4%b9%8c%e5%85%8b%e5%85%b0%e6%88%98%e4%ba%89%e7%9a%84%e4%bb%8a%e6%97%a5%e5%8f%91%e5%b1%95-373</text:a>
</text:p>
      <!--NEWS-->
      <text:h text:style-name="P10" text:outline-level="1">
<text:span text:style-name="T4">
French riots: How can a young minority teenager shot and shot by the police how to trigger a large -scale continuous crisis</text:span>
</text:h>
      <text:p text:style-name="P4">
Author: https://www.facebook.com/bbcworldservice/</text:p>
      <text:p text:style-name="P4">
Publisher: BBC News 中文</text:p>
      <text:p text:style-name="P4">
Published Time: 2023-07-02T10:37:52.000Z</text:p>
      <text:p text:style-name="P4">
Modified Time: 2023-07-02T10:37:52.000Z</text:p>
      <text:p text:style-name="P4">
Description: Nahler was shot close at close distance while driving away from the police. French prosecutors believe that the use of firearms is legally unreasonable. The death of this teenager once again triggered people's dissatisfaction with French racial issues.</text:p>
      <text:p text:style-name="P4">
Images: ["<text:a xlink:type="simple" xlink:href="https://ichef.bbci.co.uk/news/640/cpsprodpb/10261/production/_130254166_streetsign.jpg" text:style-name="Internet_20_link" text:visited-style-name="Visited_20_Internet_20_Link">
_130254166_st...</text:a>
"]</text:p>
      <text:p text:style-name="P4">
Videos: ["<text:a xlink:type="simple" xlink:href="https://www.bbc.com/ws/av-embeds/cps/zhongwen/simp/world-66080242/p0fy6354/zh-hans" text:style-name="Internet_20_link" text:visited-style-name="Visited_20_Internet_20_Link">
zh-hans</text:a>
"]</text:p>
      <text:p text:style-name="P4">
Tags: ['法国', '警务', '人权']</text:p>
      <text:p text:style-name="P4">
Type: Article</text:p>
      <!--METADATA-->
      <text:h text:style-name="P12" text:outline-level="3">
<text:span text:style-name="T4">
French riots: How can a minority teenager shot by the police how to cause a large -scale continuous crisis</text:span>
</text:h>
      <text:p text:style-name="P4">
10:37 am on July 2, 2023![] <text:a xlink:type="simple" xlink:href="Images/BBC Chinese/2023-07-02T10-37-52.000Z/_130254166_streetsign.jpg" text:style-name="Internet_20_link" text:visited-style-name="Visited_20_Internet_20_Link">
</text:a>
Image source, getty images</text:p>
      <text:p text:style-name="P4">
Image adding text,</text:p>
      <text:p text:style-name="P4">
NANTERRE's riots in the suburbs of Paris are particularly serious.</text:p>
      <text:p text:style-name="P4">
<text:span text:style-name="T4">
 On Tuesday, the French police shot a 17 -year -old Algerian boy in Nanterre, Paris.(Nahel)Essence </text:span>
</text:p>
      <text:p text:style-name="P4">
The police officer is currently under investigation, and the crime is intentional killing. Nahler was shot close at close distance while driving away from the police. French prosecutors believe that the use of firearms is legally unreasonable.</text:p>
      <text:p text:style-name="P4">
The death of this teenager once again triggered people's dissatisfaction with French racial issues.</text:p>
      <text:p text:style-name="P4">
[Video-1-Link:/WS/AV-EMBEDS/CPS/ZHONGWEN/SIMP/World-66080242/P0fy6354/ZH-HansS]](https://www.bbc.com/ws/av-embeds/cps/zhongwen/simp/world-66080242/p0fy6354/zh-hans)<text:span text:style-name="T4">
 Your equipment does not support playing multimedia materials </text:span>
 video plus injection text,</text:p>
      <text:p text:style-name="P4">
After a teenager was shot by the police, France experienced the third night of riots</text:p>
      <text:p text:style-name="P4">
Ri riots began on Tuesday to weekends. From south to north, from Paris to a number of cities in Marseille, France appeared to have a smashing and burning incident.</text:p>
      <text:p text:style-name="P4">
On Thursday evening, the French Ministry of the Interior said that more than 3880 fires occurred on public roads, and Wednesday was 2391 on Wednesday.</text:p>
      <text:p text:style-name="P4">
In Ryleos in the suburbs of Paris, the attacker hit a car to the mayor's house. When his wife tried to escape with their two children, he was injured.</text:p>
      <text:p text:style-name="P4">
In Marseille, about 30 young people broke into a gun shop and stole at least four shotguns. Mayor Marseille called on the state government to immediately send the army.</text:p>
      <text:p text:style-name="P4">
Lyon Mayor Gregory Dussey(Grégory Doucet)He called the city's "unprecedented" riots and called on the police for reinforcement. After he had a crisis meeting at the city hall, he said that the city was "troubled by unprecedented intensity, degeneration and violence."</text:p>
      <text:p text:style-name="P4">
Image source, AFP</text:p>
      <text:p text:style-name="P4">
French Minister of Home Affairs Gérald Darmanin revealed that France deployed 45,000 police officers. Starting from Tuesday, there are people arrested every night, as few as three or four hundred, as many as thousands of people.</text:p>
      <text:p text:style-name="P4">
Darmaning asked their parents not to let their children participate in riots, and some children participating in riots were only 13 years old.</text:p>
      <text:p text:style-name="P4">
The government also requires closing overnight bus and tram services, and said that armored vehicles will be used to assist in law enforcement.</text:p>
      <text:h text:style-name="P12" text:outline-level="3">
<text:span text:style-name="T4">
Police, Mother, Macron</text:span>
</text:h>
      <text:p text:style-name="P4">
Tuesday, French President Macron(Emmanuel Macron)It is said that the behavior of shooting Nahler is "unforgivable."</text:p>
      <text:p text:style-name="P4">
But his remarks caused anger by the police union, accusing him of being eager to judge the police involved. Police unions called for them to be innocent before discovering guilty.</text:p>
      <text:p text:style-name="P4">
Another French police group posted a tweet saying that the police officer who "opened a fire to a young criminal" "was great" and blamed the death of the teenager on his parents, claiming that they "could not educate their sons."</text:p>
      <text:p text:style-name="P4">
The Minister of the Interior Dalmarn said the tweet was "despicable and unacceptable" and would take legal operations. This tweet has been deleted.</text:p>
      <text:p text:style-name="P4">
Nahler's mother Mounia said in a video circulating in social media that they took her child and urged people to participate in the parade and commemorate her son.</text:p>
      <text:p text:style-name="P4">
"He is still a child. He needs his mother," she said. "He kissed me in the morning and said," I love you, mother '. "</text:p>
      <text:p text:style-name="P4">
"One hour later, I was told someone to shoot at my son. What should I do? He is my life. He is my everything."</text:p>
      <text:p text:style-name="P4">
Image source, EPA</text:p>
      <text:p text:style-name="P4">
President Macron told reporters in Marseille: "Nothing can prove that the death of a young man is reasonable," he called for, "keep calm and realize justice."</text:p>
      <text:p text:style-name="P4">
"I want to express the feelings of the whole country about what happened and the death of the young Nayer, and tell his family's support and the emotions of the country."</text:p>
      <text:p text:style-name="P4">
"We have a teenager." He said: "This is puzzling and unforgivable." He added that the case had been handed over to the court immediately, and he hoped that the judicial would "quickly complete his work."</text:p>
      <text:h text:style-name="P12" text:outline-level="3">
<text:span text:style-name="T4">
2017 Dispute Dispute</text:span>
</text:h>
      <text:p text:style-name="P4">
Nahler was the second person to be shot and killed by the police during the traffic law enforcement this year. Last year, 13 people died in this way and set a record.</text:p>
      <text:p text:style-name="P4">
Image source, reuters</text:p>
      <text:p text:style-name="P4">
Image adding text,</text:p>
      <text:p text:style-name="P4">
Screenshot screen at the shooting scene</text:p>
      <text:p text:style-name="P4">
The human rights organization criticized a law amended in 2017, expanded the scope of police guns, and allowed the police to shoot without the driver's ignorance of the parking order. Official statistics show that after the law is revised, the number of police shooting vehicles during driving has been increasing every year.</text:p>
      <text:p text:style-name="P4">
Reuters said that since 2017, the French policeman's deadly shooting during the traffic interception process was black or Arabs.</text:p>
      <text:p text:style-name="P4">
The police officer said that he shot because he felt that he was in danger. However, a video released online and verified by AFP showed that a policeman pointed at the driver with a gun through a window and seemed to shoot at close range when he tried to drive away.</text:p>
      <text:p text:style-name="P4">
Agence France -Presse also reported that in the video, you can hear a person saying, "You will be shot on the head", but it is not clear who said it.</text:p>
      <text:p text:style-name="P4">
When the shooting occurred, there were still two people in the car. One of them escaped, and the other was a minor and was arrested and detained by the police.</text:p>
      <text:h text:style-name="P12" text:outline-level="3">
<text:span text:style-name="T4">
Is the French policeman a racist?</text:span>
</text:h>
      <text:p text:style-name="P4">
Image source, EPA</text:p>
      <text:p text:style-name="P4">
Image adding text,</text:p>
      <text:p text:style-name="P4">
Police on Champs Elysiums Avenue</text:p>
      <text:p text:style-name="P4">
The core issue of these protests is that French police are racists?</text:p>
      <text:p text:style-name="P4">
The riots on the streets believe that this is the case. Many people interviewed by BBCs have the same feeling of people from the Nantaili ethnic communities from Paris.On Friday, the UN Security Council called on France to "seriously solve the deep problem of racism and discrimination in law enforcement."</text:p>
      <text:p text:style-name="P4">
In response, the French government said that there was no basis for these charges.</text:p>
      <text:p text:style-name="P4">
But protesters are the problem.</text:p>
      <text:p text:style-name="P4">
They said that unless the French government acknowledged and started dialogue on their concerns, they would continue to the streets.</text:p>
      <text:p text:style-name="P4">
However, business owners and residents in the community are paying a price, and their property is destroyed every day, and they want the riots to stop.</text:p>
      <text:p text:style-name="P4">
Image source, reuters</text:p>
      <text:p text:style-name="P4">
Image adding text,</text:p>
      <text:p text:style-name="P4">
There is a wolf borrowing on the streets of France.</text:p>
      <text:h text:style-name="P12" text:outline-level="3">
<text:span text:style-name="T4">
Social media short video to help long riots</text:span>
</text:h>
      <text:p text:style-name="P4">
Many comments say that the scene in the past few days is reminiscent of the 2005 riots.</text:p>
      <text:p text:style-name="P4">
At that time, the riots were taken by "outsiders" -most of them were photographers or reporters recorded on the spot.</text:p>
      <text:p text:style-name="P4">
This time, through the rough observation of Tiktok, Instagram, and Snapchat, you can see the latest riots' first -person perspective.</text:p>
      <text:p text:style-name="P4">
Through the labels such as "NaHel" and "riots", we can see hundreds of videos, showing that teenagers run in French cities, break into the store, set fire to destroy cars and trash cans.</text:p>
      <text:p text:style-name="P4">
In one of the videos, the masked people were closer to an automatic cash machine with a circular saw, and dozens of people cheered.</text:p>
      <text:p text:style-name="P4">
In another news, a senior asked helplessly who was shooting: "Why do you do this?"</text:p>
      <text:p text:style-name="P4">
The third video shows that a shop was smashed by a group of people, and many people were shooting with mobile phones.</text:p>
      <text:p text:style-name="P4">
Many videos have a humorous tone, and there are even a few videos to show riots to show riots.</text:p>
      <text:p text:style-name="P4">
President Macron has accused the social media platform in terms of inciting violence and promoting organizational protests.</text:p>
      <text:p text:style-name="P4">
News Source: <text:a xlink:type="simple" xlink:href="https://www.bbc.com/zhongwen/simp/world-66080242" text:style-name="Internet_20_link" text:visited-style-name="Visited_20_Internet_20_Link">
https://www.bbc.com/zhongwen/simp/world-66080242</text:a>
</text:p>
      <!--NEWS-->
      <text:h text:style-name="P10" text:outline-level="1">
<text:span text:style-name="T4">
Diplomats caused by the abused elephant to return to Thailand from Sri Lanka air transportation</text:span>
</text:h>
      <text:p text:style-name="P4">
Publisher: 法新社</text:p>
      <text:p text:style-name="P4">
Published Time: 2023-07-02T11:02:08+00:00</text:p>
      <text:p text:style-name="P4">
Modified Time: 2023-07-02T10:35:02+00:00</text:p>
      <text:p text:style-name="P4">
Description: (AFP, Coren, 2nd), more than 20 years ago, Muthu Raja, who was given to Sri Lanka more than 20 years ago as a gift to Sri Lanka. The Laga incident once triggered a diplomatic dispute between the two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7-02T11-02-08-00-00/000000.png" xlink:type="simple" xlink:show="embed" xlink:actuate="onLoad" draw:mime-type="image/png"/>
</draw:frame>
Laja was presented to Sri Lanka by the Thai authorities in 2001, but Thailand requested to return Lataga last year because it was believed that it was abused in a Buddhist temple in southern Sri Lanka, and the owner was neglected to take care of it. Lataga, 29, is also known as Saksurin in Thailand.</text:p>
      <text:p text:style-name="P4">
This morning, the 4,000 kg elephant took a one -way commercial flight from the airport of COLOMBO, the capital of Sri Lanka. Thai officials said the cost of boarding was $ 700,000.</text:p>
      <text:p text:style-name="P4">
After the plane landed in Chiang Mai, Thailand, Laga will be isolated in the nearby nature reserve.</text:p>
      <text:p text:style-name="P4">
Madushaperra, chief veterinarian of the Sri Lanka Zoo, pointed out to Agence France -Presse that when Lajaga was rescued last year, his body was full of abscess and pain.</text:p>
      <text:p text:style-name="P4">
Multiple animal welfare groups said that the elephant was forced to work with the logging worker, but its wound was ignored. Some Lajia wounds are said to be caused by owners.</text:p>
      <text:p text:style-name="P4">
Peri -La said that the elephant will receive spa after returning to Thailand to treat the remaining wounds of its left front leg.</text:p>
      <text:p text:style-name="P4">
Elephant is regarded as sacred animals in Sri Lanka and was protected by law.</text:p>
      <text:p text:style-name="P4">
The Sri Lanka's Ramal Rights Andenvalonment "Rally for Animal Rights and EnnVIRORORONMENMER" previously launched a event to rescue Laja from the temple and also expressed dissatisfaction with Laja's leaving Sri Lanka.</text:p>
      <text:p text:style-name="P4">
The "Animal Rights and Environmental Alliance" organized a Buddhist blessing activity on June 30; the organization is currently petitioning from the authorities to ask those who are allegedly neglected to take care of Lajia.</text:p>
      <text:p text:style-name="P4">
Sri Lanka Wildlife and Forest Resources Protection Minister Pavithra Wanniarachchi said that Thailand has always "persisted" to "persist" to return elephants.</text:p>
      <text:p text:style-name="P4">
Sri Lanka Prime Minister Dinesh Gunawardena told Congress in June that he had personally expressed to the King of Thailand, and Sri Lanka regretted the situation of elephants.</text:p>
      <text:p text:style-name="P4">
Thailand's Natural Resources and Environment Minister Varawut Silpa-Racha did not disclose whether La Jia was abused last month, but said that the Thai government no longer presented elephants to foreign countries.</text:p>
      <text:p text:style-name="P4">
He also said that the Thai Pavilion Division is currently being checked that the elephant situation has been sent to overseas.</text:p>
      <text:p text:style-name="P4">
News Source: <text:a xlink:type="simple" xlink:href="https://www.rfi.fr/cn/%E5%9B%BD%E9%99%85%E6%8A%A5%E9%81%93/20230702-%E5%8F%97%E8%99%90%E5%A4%A7%E8%B1%A1%E5%BC%95%E5%8F%91%E5%A4%96%E4%BA%A4%E7%BA%B7%E4%BA%89-%E4%BB%8E%E6%96%AF%E9%87%8C%E5%85%B0%E5%8D%A1%E7%A9%BA%E8%BF%90%E8%BF%94%E5%9B%9E%E6%B3%B0%E5%9B%BD" text:style-name="Internet_20_link" text:visited-style-name="Visited_20_Internet_20_Link">
https://www.rfi.fr/cn/%E5%9B%BD%E9%99%85%E6%8A%A5%E9%81%93/20230702-%E5%8F%97%E8%99%90%E5%A4%A7%E8%B1%A1%E5%BC%95%E5%8F%91%E5%A4%96%E4%BA%A4%E7%BA%B7%E4%BA%89-%E4%BB%8E%E6%96%AF%E9%87%8C%E5%85%B0%E5%8D%A1%E7%A9%BA%E8%BF%90%E8%BF%94%E5%9B%9E%E6%B3%B0%E5%9B%BD</text:a>
</text:p>
      <!--NEWS-->
      <text:h text:style-name="P10" text:outline-level="1">
<text:span text:style-name="T4">
The Seoul Police Department will provide foreigners with alarm telephone translation service</text:span>
</text:h>
      <text:p text:style-name="P4">
Author: 联合早报 (Person)</text:p>
      <text:p text:style-name="P4">
Publisher: 联合早报 (Organization)</text:p>
      <text:p text:style-name="P4">
Published Time: 2023-07-02T11:13</text:p>
      <text:p text:style-name="P4">
Modified Time: 2023-07-02T11:32</text:p>
      <text:p text:style-name="P4">
Description: South Korea will provide "foreigners 112 alarm translation services" for foreigners who stay in the country. The Yonhap News Agency reported that the South Korean Police Department announced on Sunday (July 2) that it will provide a police telephone translation service from foreigners from Monday (3rd) on Monday (3rd). The Seoul Police Department will ...</text:p>
      <text:p text:style-name="P4">
Videos: []</text:p>
      <text:p text:style-name="P4">
Audios: []</text:p>
      <text:p text:style-name="P4">
Images: []</text:p>
      <text:p text:style-name="P4">
Type: NewsArticle</text:p>
      <text:p text:style-name="P4">
Breadcrumbs: ['即时', '国际']</text:p>
      <text:p text:style-name="P4">
Keywords: ['韩国', '警察']</text:p>
      <!--METADATA-->
      <text:p text:style-name="P4">
South Korea will provide "foreigners 112 alarm translation services" for foreigners who stay in the country.</text:p>
      <text:p text:style-name="P4">
The Yonhap News Agency reported that the South Korean Police Department announced on Sunday (July 2) that it will provide a police telephone translation service from foreigners from Monday (3rd) on Monday (3rd). The Seoul Police Department will deploy two people in English and Chinese translation in the 112 Statue Room, so that the police can effectively accept the emergency report of the case. Police will expand the service language and personnel scale according to the effectiveness and translation needs of this service.</text:p>
      <text:p text:style-name="P4">
It is understood that the police discovered that the <text:a xlink:type="simple" xlink:href="https://www.zaobao.com/realtime/world/story20221030-1327879" text:style-name="Internet_20_link" text:visited-style-name="Visited_20_Internet_20_Link">
Nianlitaiyuan Step accident</text:a>
When it happened, it was difficult to call the 112 alarm by foreigners, so the above measures were taken to improve. There were 26 foreigners in the trample accident. As of the incident, there were no foreigners calling foreigners on the 93 alarm calls received by 112. There are language barriers when they call the police call, and communication with the police is often not smooth. Therefore, foreigners generally do not tend to choose to call 112 alarm.</text:p>
      <text:p text:style-name="P4">
According to the police, the translation service provided by foreigners using the Korean Tourism Commune (Tourism Development Bureau) dial 112 alarm calls, with an average time of 6 minutes and 13 seconds. Police provided 112 translation services in the Seoul area in June. It was found that foreigners dialed 112 alarm for 3 minutes and 52 seconds, which was 2 minutes and 21 seconds shortened compared to previous.</text:p>
      <text:p text:style-name="P4">
News Source: <text:a xlink:type="simple" xlink:href="https://www.zaobao.com.sg/realtime/world/story20230702-1409822" text:style-name="Internet_20_link" text:visited-style-name="Visited_20_Internet_20_Link">
https://www.zaobao.com.sg/realtime/world/story20230702-1409822</text:a>
</text:p>
      <!--NEWS-->
      <text:h text:style-name="P10" text:outline-level="1">
<text:span text:style-name="T4">
The 160th anniversary of the abolition of slavery, the King of the Netherlands officially apologized</text:span>
</text:h>
      <text:p text:style-name="P4">
Author: 联合早报 (Person)</text:p>
      <text:p text:style-name="P4">
Publisher: 联合早报 (Organization)</text:p>
      <text:p text:style-name="P4">
Published Time: 2023-07-02T11:59</text:p>
      <text:p text:style-name="P4">
Modified Time: 2023-07-02T12:24</text:p>
      <text:p text:style-name="P4">
Description: The King of the Netherlands William Alexander's participation in slavery in the history of the Netherlands officially apologized. Based on the report of the United States CNN (CNN) and Fa Guangwang, the Netherlands will designate July 1 on July 1st as the annotation of the Nontein Memorial (Keti Koti ...</text:p>
      <text:p text:style-name="P4">
Videos: []</text:p>
      <text:p text:style-name="P4">
Audios: []</text:p>
      <text:p text:style-name="P4">
Images: []</text:p>
      <text:p text:style-name="P4">
Type: NewsArticle</text:p>
      <text:p text:style-name="P4">
Breadcrumbs: ['即时', '国际']</text:p>
      <text:p text:style-name="P4">
Keywords: ['荷兰', '殖民主义']</text:p>
      <!--METADATA-->
      <text:p text:style-name="P4">
The King of the Netherlands William Alexander's participation in slavery in the history of the Netherlands officially apologized.</text:p>
      <text:p text:style-name="P4">
Comprehensive US CNN (CNN) and Fa Guangwang reported that the Netherlands will designate July 1 on July 1st to abolish Keti Koti. William-Alexander's Saturday (July 1) attended the 160th anniversary of the dispersion of slavery in the Netherlands.</text:p>
      <text:p text:style-name="P4">
In his speech, he said: "On the day we commemorate the history of Dutch slavery, I asked everyone to forgive this anti -human crime."</text:p>
      <text:p text:style-name="P4">
He said that although his remarks do not represent the entire country, most Dutch people support the skin color or cultural background and strive for equality for everyone. He mentioned that after admitting the past and apology, everyone could cooperate to reconcile and restore trust.</text:p>
      <text:p text:style-name="P4">
The Dutch Prime Minister Lutter also apologized for the slavery implemented by the Netherlands last December, emphasizing that the "humanitarian crime" must be recorded in the most obvious words.</text:p>
      <text:p text:style-name="P4">
The Netherlands became the main colonial country in the 17th century. According to a study announced in June, the Dutch royal family obtained the income of 545 million euros (approximately $ 805 million) from 1675 to 1770. William-Alexander described that these behaviors are terrible.</text:p>
      <text:p text:style-name="P4">
William Alexander also apologized for "excessive violence" during the period of Dutch colonial rule in Indonesia in 2020.</text:p>
      <text:p text:style-name="P4">
News Source: <text:a xlink:type="simple" xlink:href="https://www.zaobao.com.sg/realtime/world/story20230702-1409828" text:style-name="Internet_20_link" text:visited-style-name="Visited_20_Internet_20_Link">
https://www.zaobao.com.sg/realtime/world/story20230702-1409828</text:a>
</text:p>
      <!--NEWS-->
      <text:h text:style-name="P10" text:outline-level="1">
<text:span text:style-name="T4">
Before even worse, get out of China's second -hand housing listing volume surged</text:span>
</text:h>
      <text:p text:style-name="P4">
Author: None</text:p>
      <text:p text:style-name="P4">
Publisher: Radio Free Asia (Organization)</text:p>
      <text:p text:style-name="P4">
Published Time: 2023-07-02T12:22:43-04:00</text:p>
      <text:p text:style-name="P4">
Modified Time: 2023-07-02T12:22: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4.679014in" draw:z-index="0">
<draw:image xlink:href="../Images/rfamandarin/2023-07-02T12-22-43-04-00/000000.png" xlink:type="simple" xlink:show="embed" xlink:actuate="onLoad" draw:mime-type="image/png"/>
</draw:frame>
Beijing residential area <text:a xlink:type="simple" xlink:href="https://www.rfa.org/mandarin/Xinwen/1-07022023121843.html/@@images/image" text:style-name="Internet_20_link" text:visited-style-name="Visited_20_Internet_20_Link">
</text:a>
Reuters pictures</text:p>
      <text:p text:style-name="P4">
According to the Wall Street Journal, the Chinese real estate market is entering a new stage of struggle. The desire to buy a house is weakening, but the number of second -hand housing listed has surged.</text:p>
      <text:p text:style-name="P4">
According to data from the Shanghai Yiju Real Estate Research Institute, 13 major cities including Shanghai, Beijing, Guangzhou, and Hangzhou have increased by 25%from December last year, of which Shanghai's listing increased by 82% , Wuhan's listing increased by 72%.</text:p>
      <text:p text:style-name="P4">
According to reports, the growth of second -hand housing listings shows that after more than two years of epidemic prevention and control, the Chinese economy is beginning to be normalized. During the epidemic, many people suspended their life plans; but after the epidemic, people now start to get married, have children or relocate. For this reason, they will sell the house.</text:p>
      <text:p text:style-name="P4">
However, many sellers said that they were getting off before the housing market worse because of the deterioration of financial conditions.</text:p>
      <text:p text:style-name="P4">
Some analysts pointed out that if the housing market is too serious, it will drag the price of the entire housing market further and cause damage to the already weak economy.</text:p>
      <text:p text:style-name="P4">
(Responsible editor: Wang Yun)</text:p>
      <text:p text:style-name="P4">
News Source: <text:a xlink:type="simple" xlink:href="https://www.rfa.org/mandarin/Xinwen/1-07022023121843.html" text:style-name="Internet_20_link" text:visited-style-name="Visited_20_Internet_20_Link">
https://www.rfa.org/mandarin/Xinwen/1-07022023121843.html</text:a>
</text:p>
      <!--NEWS-->
      <text:h text:style-name="P10" text:outline-level="1">
<text:span text:style-name="T4">
In the past 60 years</text:span>
</text:h>
      <text:p text:style-name="P4">
Author: None</text:p>
      <text:p text:style-name="P4">
Publisher: Radio Free Asia (Organization)</text:p>
      <text:p text:style-name="P4">
Published Time: 2023-07-02T12:32:05-04:00</text:p>
      <text:p text:style-name="P4">
Modified Time: 2023-07-02T12:32: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897317in" draw:z-index="0">
<draw:image xlink:href="../Images/rfamandarin/2023-07-02T12-32-05-04-00/000000.png" xlink:type="simple" xlink:show="embed" xlink:actuate="onLoad" draw:mime-type="image/png"/>
</draw:frame>
From January 1st to June 30th, the average high temperature daily changes in the country (1961-2023) <text:a xlink:type="simple" xlink:href="https://www.rfa.org/mandarin/Xinwen/2-07022023122323.html/@@images/image" text:style-name="Internet_20_link" text:visited-style-name="Visited_20_Internet_20_Link">
</text:a>
Network Screenshot/China National Climate Center Official WeChat account</text:p>
      <text:p text:style-name="P4">
China National Climate Center Sunday (July 2) published a document through the official WeChat account that as of June 30, China's average high -temperature day was the most history since 1961. The maximum temperature is greater than that of 35 degrees of grade Celsius is 4.1 days, which is 1.9 days more than the same period of the same year.</text:p>
      <text:p text:style-name="P4">
The article states that four regional high temperature process has occurred this year, namely from May 28th to June 5th, June 6th to 12th, June 14th to 17th, and June 21st to 30th. From May 28th to June 5th is the first regional high temperature process in China this year, 16 days earlier than usual, mainly affecting 15 provinces and cities including Shanghai, Yunnan, Sichuan, Anhui, and Guangdong.</text:p>
      <text:p text:style-name="P4">
Compared with the same period of the same year, high temperature weather in eastern North China, northern parts of East China, western South China, southern parts of the south and southern Xinjiang, and western Inner Mongolia is 5 to 10 days, and local areas are more than 10 days. Among them, the maximum temperature of Yunnan Qiaojia and Yuanmou, Beijing Tanghekou, and Langfang, Hebei reached or broke through the historical pole daily.</text:p>
      <text:p text:style-name="P4">
The China National Climate Center predicts that in the summer of July to August this year, the temperature in North China, Central China and South China, and the northeast of the southwest region is 1 to 2 degrees higher than the same period of the year, and a stage high temperature process will also occur.</text:p>
      <text:p text:style-name="P4">
(Responsible editor: Wang Yun)</text:p>
      <text:p text:style-name="P4">
News Source: <text:a xlink:type="simple" xlink:href="https://www.rfa.org/mandarin/Xinwen/2-07022023122323.html" text:style-name="Internet_20_link" text:visited-style-name="Visited_20_Internet_20_Link">
https://www.rfa.org/mandarin/Xinwen/2-07022023122323.html</text:a>
</text:p>
      <!--NEWS-->
      <text:h text:style-name="P10" text:outline-level="1">
<text:span text:style-name="T4">
The PLA delegation visited Britain and France to talk about Russia and Ukraine</text:span>
</text:h>
      <text:p text:style-name="P4">
Author: None</text:p>
      <text:p text:style-name="P4">
Publisher: Radio Free Asia (Organization)</text:p>
      <text:p text:style-name="P4">
Published Time: 2023-07-02T12:39:18-04:00</text:p>
      <text:p text:style-name="P4">
Modified Time: 2023-07-02T12:39: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4618in" draw:z-index="0">
<draw:image xlink:href="../Images/rfamandarin/2023-07-02T12-39-18-04-00/000000.png" xlink:type="simple" xlink:show="embed" xlink:actuate="onLoad" draw:mime-type="image/png"/>
</draw:frame>
The PLA delegation visits English and France <text:a xlink:type="simple" xlink:href="https://www.rfa.org/mandarin/Xinwen/3-07022023123242.html/@@images/image" text:style-name="Internet_20_link" text:visited-style-name="Visited_20_Internet_20_Link">
</text:a>
Network Screenshot/China Department of Defense Official WeChat account</text:p>
      <text:p text:style-name="P4">
The Chinese Ministry of National Defense issued an official WeChat public account on Saturday (July 1) that the PLA Defense Strategy Consultation delegation launched an eight -day visit to Britain and France from June 24 to July 1. The two sides have discussed the development of bilateral defense relations, and in -depth exchanges on international and regional security issues that are concerned about common concern, and enhanced the understanding and mutual trust of the two parties.</text:p>
      <text:p text:style-name="P4">
According to Reuters, a spokesman for the British Ministry of Defense said in a statement that China and Britain mainly discussed their respective defense strategies, Ukraine situation, security in the Indo -Pacific region, strategic stability, South China Sea and Taiwan, and British and Chinese military relations. Essence</text:p>
      <text:p text:style-name="P4">
British officials said that British Foreign Minister Cleverly may visit China in July because Britain is seeking to improve relations with China.</text:p>
      <text:p text:style-name="P4">
(Responsible editor: Wang Yun)</text:p>
      <text:p text:style-name="P4">
News Source: <text:a xlink:type="simple" xlink:href="https://www.rfa.org/mandarin/Xinwen/3-07022023123242.html" text:style-name="Internet_20_link" text:visited-style-name="Visited_20_Internet_20_Link">
https://www.rfa.org/mandarin/Xinwen/3-07022023123242.html</text:a>
</text:p>
      <!--NEWS-->
      <text:h text:style-name="P10" text:outline-level="1">
<text:span text:style-name="T4">
You must pay the price!American Senator calls for sanctions on Fantany's issue in China</text:span>
</text:h>
      <text:p text:style-name="P4">
Author: None</text:p>
      <text:p text:style-name="P4">
Publisher: Radio Free Asia (Organization)</text:p>
      <text:p text:style-name="P4">
Published Time: 2023-07-02T12:45:02-04:00</text:p>
      <text:p text:style-name="P4">
Modified Time: 2023-07-02T12:45: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4.746016in" draw:z-index="0">
<draw:image xlink:href="../Images/rfamandarin/2023-07-02T12-45-02-04-00/000000.png" xlink:type="simple" xlink:show="embed" xlink:actuate="onLoad" draw:mime-type="image/png"/>
</draw:frame>
The Ohio Republican Senator J.D.VANCE called for sanctions on the Findni issue in an interview with the National Broadcasting Corporation (NBC) on Sunday. <text:a xlink:type="simple" xlink:href="https://www.rfa.org/mandarin/Xinwen/4-07022023124005.html/@@images/image" text:style-name="Internet_20_link" text:visited-style-name="Visited_20_Internet_20_Link">
</text:a>
Reuters pictures</text:p>
      <text:p text:style-name="P4">
According to the U.S. media "Politician" website, the Ohio Republican Senator J.D.VANCE said in an interview with the National Broadcasting Corporation (NBC) on Sunday that if China does not stop sending to Mexico and the United States, it will send drugs to the port of drugs. Niger's pre -chemicals, the United States responded to China's severe economic punishment.</text:p>
      <text:p text:style-name="P4">
Democratic Senator Sen. Sherrodbrown also agreed to the appeal. He emphasized that if these sanctions are correctly enforced, the Chinese economy will be huge, and the United States must pursue all channels for providing funds for this and money laundering.</text:p>
      <text:p text:style-name="P4">
Anne Melissamilgram, director of the U.S. Disasia, also accused the role of China in this crisis. She said that the anti -drug bureau hopes to cooperate with other countries, but in the past year, the United States has not received the hope of cooperation from China. She also pointed out that US Secretary of State Anthony Brincken discussed this issue with Chinese leaders in the Beijing trip not long ago.</text:p>
      <text:p text:style-name="P4">
Senator Van Sisa even proposed to use the US military forces to combat Mexican drug trafficking groups. Former President Trump also talked about if he was elected president in 2024, he would dispatch special forces and use online wars to combat the leaders of drug trafficking groups.</text:p>
      <text:p text:style-name="P4">
(Responsible editor: Wang Yun)</text:p>
      <text:p text:style-name="P4">
News Source: <text:a xlink:type="simple" xlink:href="https://www.rfa.org/mandarin/Xinwen/4-07022023124005.html" text:style-name="Internet_20_link" text:visited-style-name="Visited_20_Internet_20_Link">
https://www.rfa.org/mandarin/Xinwen/4-07022023124005.html</text:a>
</text:p>
      <!--NEWS-->
      <text:h text:style-name="P10" text:outline-level="1">
<text:span text:style-name="T4">
Russia resume regular flights to Cuba twice a week</text:span>
</text:h>
      <text:p text:style-name="P4">
Author: 联合早报 (Person)</text:p>
      <text:p text:style-name="P4">
Publisher: 联合早报 (Organization)</text:p>
      <text:p text:style-name="P4">
Published Time: 2023-07-02T13:59</text:p>
      <text:p text:style-name="P4">
Modified Time: 2023-07-02T14:22</text:p>
      <text:p text:style-name="P4">
Description: After flying more than a year, Russia resumed regular flights flying to Cuba on Saturday (July 1), and the first flight has landed in Cuba. Tas News reported on Sunday (2nd) that Russia's flight to Cuba was Russian international airline subsidiaries Ross ...</text:p>
      <text:p text:style-name="P4">
Videos: []</text:p>
      <text:p text:style-name="P4">
Audios: []</text:p>
      <text:p text:style-name="P4">
Images: []</text:p>
      <text:p text:style-name="P4">
Type: NewsArticle</text:p>
      <text:p text:style-name="P4">
Breadcrumbs: ['即时', '国际']</text:p>
      <text:p text:style-name="P4">
Keywords: ['俄罗斯', '古巴', '航班']</text:p>
      <!--METADATA-->
      <text:p text:style-name="P4">
After flying more than a year, Russia resumed regular flights flying to Cuba on Saturday (July 1), and the first flight has landed in Cuba.</text:p>
      <text:p text:style-name="P4">
Tas News reported on Sunday (2nd) that Russia's flight to Cuba was operated by Russia International Airlines subsidiary Rossiya Airlines, and it was the Boeing 777 aircraft.</text:p>
      <text:p text:style-name="P4">
The first flight after the resurrection has flew to Cuba from the Moscow Shelieme Jievo Airport. The flight time was about 13 hours, and the seat usage rate was almost 100%.</text:p>
      <text:p text:style-name="P4">
The official spokesman of the Russian Airlines Corporation, Sergey Starikov, said that the air ticket demand is very large, and the route will have two flights twice a week, on Thursday and Saturday, respectively.</text:p>
      <text:p text:style-name="P4">
According to the same day, the Russian satellite news agency is reported by the same day, and the current flight is currently flying from Moscow to Cuban resort, Varadero. The Russian Ambassador to Cuban said that it is necessary to open a route from Moscow to the Cuban capital Havana, hoping that the Russian Airlines company can hear this opinion.</text:p>
      <text:p text:style-name="P4">
Coronley pointed out that at least once a week, it was necessary to fly from Moscow to Havana, which was not only related to tourism, but also about the development of economic and trade relations between the two countries.</text:p>
      <text:p text:style-name="P4">
He also said that a large number of representatives of the Russian Federal Administrative Authority work in Cuba, and many Cuban people work in Moscow, and business connections have continued to increase. Although Paradaro is a very good destination, it is still 150 kilometers away from Havana.</text:p>
      <text:p text:style-name="P4">
News Source: <text:a xlink:type="simple" xlink:href="https://www.zaobao.com.sg/realtime/world/story20230702-1409833" text:style-name="Internet_20_link" text:visited-style-name="Visited_20_Internet_20_Link">
https://www.zaobao.com.sg/realtime/world/story20230702-1409833</text:a>
</text:p>
      <!--NEWS-->
      <text:h text:style-name="P10" text:outline-level="1">
<text:span text:style-name="T4">
Iranian Party Chairman Hadi Awang was discharged from hospital</text:span>
</text:h>
      <text:p text:style-name="P4">
Author: 联合早报 (Person)</text:p>
      <text:p text:style-name="P4">
Publisher: 联合早报 (Organization)</text:p>
      <text:p text:style-name="P4">
Published Time: 2023-07-02T14:08</text:p>
      <text:p text:style-name="P4">
Modified Time: 2023-07-02T17:07</text:p>
      <text:p text:style-name="P4">
Description: Hadi Awang, the largest party chairman of the Malaysian Parliament, was admitted to the hospital for a few days after physical discomfort. After he transferred to the general ward on Sunday (July 2), he was approved to be discharged in the afternoon. The eldest son of Hadi Awang is also a member of Mohada Carilel, a member of the State Councilor of Batu District, Dengjialou, told "Star Chau ...</text:p>
      <text:p text:style-name="P4">
Videos: []</text:p>
      <text:p text:style-name="P4">
Audios: []</text:p>
      <text:p text:style-name="P4">
Images: []</text:p>
      <text:p text:style-name="P4">
Type: NewsArticle</text:p>
      <text:p text:style-name="P4">
Breadcrumbs: ['即时', '国际']</text:p>
      <text:p text:style-name="P4">
Keywords: ['伊斯兰党', '哈迪阿旺', '马来西亚']</text:p>
      <!--METADATA-->
      <text:p text:style-name="P4">
Hadi Awang, the largest party chairman of the Malaysian Parliament <text:a xlink:type="simple" xlink:href="https://www.zaobao.com/news/sea/story20230701-1409715" text:style-name="Internet_20_link" text:visited-style-name="Visited_20_Internet_20_Link">
admitted to the hospital due to physical discomfort</text:a>
A few days later, after he transferred to the ordinary ward on Sunday (July 2), he was approved to be discharged in the afternoon.</text:p>
      <text:p text:style-name="P4">
The eldest son of Hadi Awang was also Mohamad Karilir, a member of the State State Council of Batlow District, Dengjialou, and told the Star Chau Daily that Hadawwon was discharged from the hospital Sunday. Currently recuperating at home and will continue to be treated and observed by doctors.</text:p>
      <text:p text:style-name="P4">
He said that Hadi Awang would not attend any activities in recent days until he really recovered health.</text:p>
      <text:p text:style-name="P4">
Mohada Karille pointed out on Facebook on Saturday (1st) that the health situation began to worse before the Harchi Festival (June 29), and then entered the Guaden Jialou Hospital of Guaden Ladon.</text:p>
      <text:p text:style-name="P4">
The 75 -year -old Hadi Awang is also a member of the parliament of Majiang District, Dengzhou. On April 1st, April 28th, and June 6, 2021, he was sent to the National Heart Center for treatment three times for treatment. He was also admitted to the hospital twice due to overwork in April 2020.</text:p>
      <text:p text:style-name="P4">
News Source: <text:a xlink:type="simple" xlink:href="https://www.zaobao.com.sg/realtime/world/story20230702-1409836" text:style-name="Internet_20_link" text:visited-style-name="Visited_20_Internet_20_Link">
https://www.zaobao.com.sg/realtime/world/story20230702-1409836</text:a>
</text:p>
      <!--NEWS-->
      <text:h text:style-name="P10" text:outline-level="1">
<text:span text:style-name="T4">
The economic weak RMB depreciates the leadership of the central bank of China</text:span>
</text:h>
      <text:p text:style-name="P4">
Author: None (Language: zh)</text:p>
      <text:p text:style-name="P4">
Publisher: None</text:p>
      <text:p text:style-name="P4">
Time: 2023-07-02T14:26:00Z</text:p>
      <text:p text:style-name="P4">
Description: The People's Bank of China announced that the current vice president Pan Gongsheng took over as the party committee secretary, and the outside world believed that this was a step in the Chinese authorities to save the downturn's economy. Experts also pointed out that Pan Gongsheng, who has international experience, can lead the central bank to the difficulties.</text:p>
      <text:p text:style-name="P4">
Videos: []</text:p>
      <text:p text:style-name="P4">
Images: []</text:p>
      <text:p text:style-name="P4">
Subject: 经济纵横</text:p>
      <text:p text:style-name="P4">
Subjects: ['专题报道：中国经济何处去？', '中美关系']</text:p>
      <text:p text:style-name="P4">
Keywords: ['中国经济', '人民银行', '央行党委书记', '外汇', '通货紧缩', '潘功胜', '货币政策', '逆周期因子', '人民币']</text:p>
      <text:p text:style-name="P4">
Id: 66094586</text:p>
      <!--METADATA-->
      <text:p text:style-name="P4">
<text:a xlink:type="simple" xlink:href="https://www.dw.com/zh/overlay/image/article/66094586/64801060" text:style-name="Internet_20_link" text:visited-style-name="Visited_20_Internet_20_Link">
 </text:a>
Pan Gongsheng with British and American study and research background became the new secretary of the Party Committee of the People's Bank of China. The picture shows the appearance of the People's Bank of China</text:p>
      <text:p text:style-name="P4">
(Voice of Germany Chinese) The official changes of the central bank -the People's Bank of China on Saturday (July 1) of China. Pan Gongsheng, deputy president of the People's Bank of China and director of the State Administration of Foreign Exchange, took over as the party secretary of the People's Bank of China, eliminating Guo Shuqing's party secretary of the Central Bank of China and the deputy secretary of the Central Bank Party Committee of Yi Gang.</text:p>
      <text:p text:style-name="P4">
Among them, Yi Gang has also served as the governor of the central bank since 2018, and is still staying in office. However, the Wall Street Journal reported that Pan Gongsheng might be appointed by the government as the president of the central bank after taking over as the party secretary of the central bank.</text:p>
      <text:p text:style-name="P4">
According to the website of the State Administration of Foreign Exchange, Pan Gongsheng, who is about to be 60 years old this month, has served as the Deputy Governor of the People's Bank of China since 2012 and has deep business experience and policy experience. He used to be a master's degree in the School of Labor and Personnel of Renmin University of China and a doctoral student at the Department of Economics. From 1997 to 1998, Pan Gongsheng studied at the University of Cambridge, England; in the first half of 2011, he served as a senior researcher at the Kennedy School of Government Management in Harvard University.</text:p>
      <text:h text:style-name="P12" text:outline-level="3">
<text:span text:style-name="T4">
By the international background?</text:span>
</text:h>
      <text:p text:style-name="P4">
On the day before this personnel change announced, the People's Bank of China issued a statement of the "Second quarter of the 2023" statement on Friday, " Consumption environment, promoting a virtuous cycle of economy, and providing more powerful support for the real economy](https://www.dw.com/zh/zh/中國推就業攻堅救青年失業率-網民質疑/a-66029450)"". The outside world believes that the appointment of Pan Gongsheng as the party committee secretary is one of the authorities to save China's downturn economy.</text:p>
      <text:p text:style-name="P4">
The Wall Street Journal quoted people familiar with the matter and said that Pan Gongsheng won the candidate because of his international background, and the authorities expect him to cooperate more harmoniously with the governor of the world.</text:p>
      <text:p text:style-name="P4">
Former International Monetary Fund Organization, Plazal, Professor of Economics, Professor of Economics, Cornete University(EswarPrasad)It is pointed out to the Wall Street Journal: "Pan Gongsheng has technical capabilities and skills, which can guide the Bank of China to spend difficulties, provide support for economic growth, promote the market -oriented reform of the financial sector, and manage the risk of banking systems."</text:p>
      <text:h text:style-name="P12" text:outline-level="3">
<text:span text:style-name="T4">
Faced with the risk of currency tightening</text:span>
</text:h>
      <text:p text:style-name="P4">
<text:a xlink:type="simple" xlink:href="https://www.dw.com/zh/zh/消费疲软-中国经济面临通缩风险/a-65868466" text:style-name="Internet_20_link" text:visited-style-name="Visited_20_Internet_20_Link">
From the latest statistics in June, the prices of Chinese consumption and production departments have fallen sharply, and the risk of currency tightening risks has risen sharply. </text:a>
In view of this, many economists have called on the People's Bank of China to use monetary policy means to stimulate the economy.</text:p>
      <text:p text:style-name="P4">
Chen Long, the co -founder of Quanhui Research, the headquarters in Beijing, told the Financial Times: "Among all possible candidates, he (Pan Gongsheng) is the person who knows the market most and the person who knows the most." However, he also added that Pan Gongsheng was unlikely to take over as the Secretary of the Party Committee of the People's Republic of China, which caused a major change in China's monetary policy, because after the financial regulatory reform in Beijing in March this year, the central bank's power has been weakened.</text:p>
      <text:p text:style-name="P4">
Affected by comprehensive factors, the recent RMB exchange rate on the US dollar hit a new low since November last year.</text:p>
      <text:h text:style-name="P12" text:outline-level="3">
<text:span text:style-name="T4">
exchange rate fluctuation large or starting control tool</text:span>
</text:h>
      <text:p text:style-name="P4">
Affected by comprehensive factors at home and abroad, the RMB exchange rate to the US dollar has continued to decline in recent times. The offshore and offshore RMB fell below 7.26 and 7.28 on June 30, setting a new low since November 2022.</text:p>
      <text:p text:style-name="P4">
In this regard, the People's Bank of China also stated in a statement in the "Second quarter of the 2023" statement that it will continue to "maintain the basic stability of the RMB exchange rate at a reasonable and balanced level." The "First Financial" of China Finance Media quoted Wang Qing, the chief analyst of East Golden Cheng macroely analyst, and wrote that the recent depreciation of the renminbi has accelerated. possible ](https://www.dw.com/zh/zh/人民币兑美元创14年新低-消息人士称央行将重启旧工具/a-63268323)Essence</text:p>
      <text:p text:style-name="P4">
(Comprehensive report)</text:p>
      <text:p text:style-name="P4">
News Source: <text:a xlink:type="simple" xlink:href="https://www.dw.com/zh/经济疲软人民币贬值-中国央行领导层换将/a-66094586" text:style-name="Internet_20_link" text:visited-style-name="Visited_20_Internet_20_Link">
https://www.dw.com/zh/经济疲软人民币贬值-中国央行领导层换将/a-66094586?maca=chi-rss-chi-all-1127-rdf</text:a>
</text:p>
      <!--NEWS-->
      <text:h text:style-name="P10" text:outline-level="1">
<text:span text:style-name="T4">
In China, "green employment" is popular</text:span>
</text:h>
      <text:p text:style-name="P4">
Authors: ['为环境网站“中外对话”撰稿']</text:p>
      <text:p text:style-name="P4">
Publisher: 英国《金融时报》</text:p>
      <text:p text:style-name="P4">
Time: 2023-07-02T14:45:40+00:00</text:p>
      <text:p text:style-name="P4">
Published Time: 2023-07-01T12:00:99+08:00</text:p>
      <text:p text:style-name="P4">
Modified Time: 2023-07-02T10:45:99+08:00</text:p>
      <text:p text:style-name="P4">
Description: Jiang Mengnan: "Social and Economic Development Comprehensive Green Transformation" and "Double Carbon" policies have triggered "green employment trend". It is expected that by 2025, practitioners in related industries will reach 1 million.</text:p>
      <text:p text:style-name="P4">
Images: ["<text:a xlink:type="simple" xlink:href="https://thumbor.ftacademy.cn/unsafe/picture/0/000182560_piclink.jpg" text:style-name="Internet_20_link" text:visited-style-name="Visited_20_Internet_20_Link">
000182560_pic...</text:a>
", "<text:a xlink:type="simple" xlink:href="https://thumbor.ftacademy.cn/unsafe/picture/5/000186215_piclink.png" text:style-name="Internet_20_link" text:visited-style-name="Visited_20_Internet_20_Link">
000186215_pic...</text:a>
"]</text:p>
      <text:p text:style-name="P4">
Themes: ['专栏', '中外对话', '关注']</text:p>
      <text:p text:style-name="P4">
Keywords: ['中外对话', '绿色经济', '就业', '环保']</text:p>
      <text:p text:style-name="P4">
Type: Article</text:p>
      <!--METADATA-->
      <text:p text:style-name="P4">
<draw:frame draw:style-name="fr1" draw:name="Image104" text:anchor-type="as-char" svg:width="6.9236in" svg:height="4.617987in" draw:z-index="0">
<draw:image xlink:href="../Images/FT Chinese Free Version/2023-07-02T14-45-40-00-00/00018256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Major technology and financial companies around the world are still undergoing layoffs. According to the data platform Layoffs.fyi, in 2022, the number of layoffs of technology companies worldwide reached 164,000, and in the first quarter of 2023, it reduced 166,000 positions. In China, statistical data show that the youth unemployment rate has further increased, reaching 20%in April this year.</text:p>
      <text:p text:style-name="P4">
"Green Employment" ushered in spring. In the United States, where the layoffs are the most turbulent, since August last year, companies have released more than 100,000 green position recruitment information in half a year. A report released by Lingying showed that the proportion of green talents in global labor increased from 9.6%in 2015 to 13.3%in 2021, with a growth rate of 38.5%.</text:p>
      <text:p text:style-name="P4">
In China, the government -led "comprehensive green transformation of socio -economic development" and the "double carbon" policy have triggered "green employment trend". It is expected that by 2025, practitioners in related industries will reach 1 million. The Internet is even more popular, and the monthly salary of related green positions can reach 150,000.</text:p>
      <text:p text:style-name="P4">
According to the "Green Industry Guidance Catalog" updated in 2023, the green industry includes energy -saving carbon reduction, environmental protection, resource recycling, clean energy, ecological protection and repair and utilization, green upgrade and green services of infrastructure. Many industries are emerging industries and are constantly creating employment.</text:p>
      <text:p text:style-name="P4">
On the other hand, in the past ten years, due to policy supervision, enterprises and investors have added green departments inside the company, such as the sustainable development department or the ENVIRONMENT, social responsibility, and ESG of Governance. Department, these departments also created more "green positions". This trend has also created positions focusing on green topics in many academic institutions and media.</text:p>
      <text:p text:style-name="P4">
The above two dimensions constitute the so -called "green employment": one is the opportunity of the green industry, and the other is the environment and social responsibility related positions of the business or administrative department.</text:p>
      <text:p text:style-name="P4">
So, what is the overall situation of "green employment" in China?</text:p>
      <text:p text:style-name="P4">
<text:span text:style-name="T4">
 Policy Promotion: The "double carbon" employment of the leading array </text:span>
</text:p>
      <text:p text:style-name="P4">
The popularity of green positions is mainly from policy promotion. According to the statistics of Lingying, although from 2017 to 2021, Chinese green positions decreased year by year in all recruitment shares, in 2021, positions required for green skills increased significantly, accounting for about 50%of the total number of recruitment. Far higher than the global average.</text:p>
      <text:p text:style-name="P4">
This may be related to the "double carbon" goal of 2030 carbon peaks and 2060 carbon neutralization in September 2020. After the "double carbon" target was released, the green industry, which was originally concentrated in problems such as air and water pollution, and wildlife protection, began to attach importance to the problem of climate change.</text:p>
      <text:p text:style-name="P4">
The "Double Carbon" Talent Insight Report released by the Climate Action Youth Alliance (Caya) pointed out that although China's carbon industry has gradually begun since the "Kyoto Protocol" has gradually started since 2005, it has always been in At a very primary stage, even the Milestone "Paris Agreement" in 2015 has a small impact on employees in China's carbon industry. Establishing a "1+N" policy system issued by the government and the government (1 top -level design document+double -carbon implementation plan in multiple sub -field branches) finally brought the trend of in -depth adjustment of socio -economic development. This expands the gap in green talent. At present, "double carbon" related practitioners have grown from about 10,000 to about 100,000 before. The number of related employees is expected to increase to 50,000-1 million in 2025.</text:p>
      <text:p text:style-name="P4">
The "Double Carbon" Talent Insight Report "is currently the author, Zhihan, is currently working in a head Internet company, and is mainly responsible for the work of carbon neutralization and ESG management. Before 2018, she did not know the future employment direction when she was studying at an environmental economy in college. "After the carbon neutralization became a hot topic, many students and sisters came to me to consult with employment issues." Zhihan told Chinese and foreign dialogue: "This industry is relatively new. So I hope to use a report to summarize the problem of 'double carbon' employment. "</text:p>
      <text:p text:style-name="P4">
According to the research results of the report, the employment of "double carbon" includes four major businesses: carbon management, carbon emissions accounting, carbon market transaction, carbon neutralization technology, and involves multiple industries such as energy, industry, construction, transportation, and finance. Among them, there are the most carbon management consulting, followed by carbon emissions accounting. Most of the 121 investigators work in consulting agencies and Party A. In addition, Zhihan also introduced that some comprehensive businesses are gradually developing, including carbon neutralization, carbon neutralization training, and so on.</text:p>
      <text:p text:style-name="P4">
<draw:frame draw:style-name="fr1" draw:name="Image105" text:anchor-type="as-char" svg:width="6.9236in" svg:height="2.964296in" draw:z-index="0">
<draw:image xlink:href="../Images/FT Chinese Free Version/2023-07-02T14-45-40-00-00/000186215_piclink.png" xlink:type="simple" xlink:show="embed" xlink:actuate="onLoad" draw:mime-type="image/png"/>
</draw:frame>
<text:span text:style-name="T4">
 The market is hot: popular ESG and green finance </text:span>
</text:p>
      <text:p text:style-name="P4">
Policy supervision has become increasingly perfect, and the popularity of the market has followed. In an enterprise, ESG, including "double carbon", has become a more popular topic. ESG is an abbreviation of environmental, social and governance. It not only focuses on a series of environmental issues including climate change and biological diversity, but also pay attention to the social impact of corporate behavior, as well as the company's governance on issues such as mechanism structure. With the strengthening of supervision and the improvement of public environmental and social consciousness, more and more enterprises have begun to set up the ESG department to strengthen environmental and social surveys, supply chain management, and relevant information disclosure in daily operations to avoid risks, maintain brand image, and Improve long -term returns. Because of business and finance, ESG has become one of the most considerable wages in green employment in recent years, and has also been favored by many job seekers.</text:p>
      <text:p text:style-name="P4">
Du Bowen, who has recently joined the United Nations institution, told China and foreign countries that the road of career development "lucky on the two industries": Internet and ESG. As a student, Du Bowen began to pay attention to public welfare, and therefore chose to study for a master's degree in humanitarian aid. After graduating in 2015, he has worked in two large international public welfare organizations for four years, and has accumulated experience in social problems such as environmental protection, reducing poverty and hunger. After that, he entered the byte beating with these experiences and began to work in charge of cooperating with international organizations in the Tiktok Marketing Department. "Tiktok set up the function of corporate social liability around 2020 (CSR) functions, and later recruited some talents in Europe and the United States. There are also the motivation for the supervision of Internet platforms around the world around the world. . "Du Bowen introduced.Behind the enterprise also has the driving force of investors. Data show that at present, more than 110 investors in China have signed the UN Support Principles Forresible Investment (UNPRI), and most of the institutions signed after 2017. After calculation, the public offering fund signed by PRI manages more than half of the Chinese fund market. These investors promise to incorporate ESG considerations in investment decisions and will strive to promote the ESG performance of the investing enterprise through communication and voting. When talking about ESG's job job, Zhihan mentioned: "There are many issues involved in ESG. In addition to carbon neutralization and such climate issues, we will also pay attention to the direction of other investors such as human capital and corporate governance. "She introduced that the popularity of employment in the ESG industry has continued to increase in recent years, and Caya will also focus on the next green talent report to ESG.</text:p>
      <text:p text:style-name="P4">
"I feel that I have worked in these years. It is really difficult for people to solve the environment and social problems alone by people's goodwill, so I personally think that it is a good trend for capital participation." Du Bowen mentioned that investment and investment and investment in the green industry and Investors' management of the invested enterprise, "In addition, the government's supervision was relatively loose before, the motivation was even more insufficient. Now the policy is gradually improved, and some investors are incentives.</text:p>
      <text:p text:style-name="P4">
Because ESG and Green Finance became popular, the saying of "ESG Manager's monthly salary is as high as 150,000" on the Internet, which caused heated discussions. However, many industry insiders told China and foreign countries that such salary should be very small even if they exist. The salary level of an ESG position mainly depends on the overall salary level of its company. If it is originally a position set by the financial industry company, the salary will be relatively high. But if it is only an ESG position within non -financial enterprises, the salary will not exceed the general level of the company. After the "halo" from leaving finance, according to the survey results of the "Double Carbon" Talent Insight Report, most of the monthly salary of "double carbon" practitioners is between 10 and 20,000 yuan, and the region is concentrated in Beijing. Lord's first -tier city.</text:p>
      <text:p text:style-name="P4">
<text:span text:style-name="T4">
 Women become the main force of green talents? </text:span>
</text:p>
      <text:p text:style-name="P4">
"I have a observation, I'm not sure if it is accurate." Du Bowen shared: "The proportion of women practitioners in the ESG industry is very high. If you go to some ESG summits, you may find that many companies in charge of ESG are women. , Including the entire Asia -Pacific region, it seems that this is the case. "</text:p>
      <text:p text:style-name="P4">
Similar to his feelings, the China -British bilingual podcast "Environment China" also put forward an observation of "sustainable circle or more girls", and therefore created a series of programs for young people engaged in sustainable work. The guests of this show include many outstanding young women, such as officials engaged in climate and green finance -related work in the embassy, female sustainable managers of consumer goods companies, and female founders of environmental protection agencies. Yuan Xiaodan, the producer of the podcast and the former head of the Beijing Energy Network, told China and foreign countries that "the green industry is a large category. Generally speaking, I think that girls are not small, and the participation is very high."</text:p>
      <text:p text:style-name="P4">
This has always been verified to a certain extent. RBC Global Asset Management Co., Ltd. has done a survey and found that female customers are twice the possibility of promoting ESG. In this regard, Du Bowen said that it may be because ESG itself contains the attention of gender equality and diversified tolerance, so women may also be more likely to have interest in such work.</text:p>
      <text:p text:style-name="P4">
The results of big data analysis in the green industry are more conservative. Lingying's "Green Skills Report" shows that from 2015-2021, only 62 women were considered green talents compared to every 100 men. Although the proportion of men and women's green talents increased in general talents, men's transfer to green positions is faster than women. However, the report also pointed out that in half of the countries interviewed (mostly in Europe), the gender gap has been narrowed, and the growth rate of female green talents is faster than male green talents.</text:p>
      <text:p text:style-name="P4">
"The definition of the green industry is very wide. It may be in some research and lifestyle -related interesting industries. You will see more women's participation, such as climate change think tanks and academic research, ESG dual carbon media reports, sustainable sustainable, sustainable Restaurant, second -hand market, vegetarian industry, etc. "Yuan Xiaodan shared:" But according to my observation, there are many men in the emerging departments of traditional industries, such as the promotion of energy transformation, the traditional automobile industry has a new student electric vehicle department. , Traditional energy companies have set up renewable energy departments and so on. "</text:p>
      <text:p text:style-name="P4">
<text:span text:style-name="T4">
 Early emerging industries </text:span>
</text:p>
      <text:p text:style-name="P4">
The "sustainable upsurge" that came into being under policy and market -driven also brought a more mixed employment environment.</text:p>
      <text:p text:style-name="P4">
The first is the mixed fish and dragons on the market. "After the target of 2060 carbon neutrality, China has set off a sustainable wave, especially the boom of carbon emission reduction." Yang Yifan, the sustainable development manager of Oatly China office, shared it in "Environment China Podcast": "But I am A pain point that I feel is that although there is this boom, the knowledge accumulated behind it and related professionals are still insufficient, so there will be a group of green washing. For example, a variety of 'zero carbon' suddenly appeared on the market. Products. "Sino -foreign dialogue had analyzed such phenomena in 2021.</text:p>
      <text:p text:style-name="P4">
Yang Yifan also pointed out that it makes everyone feel like it is easy to achieve zero carbon. "Followers should do a good job of professional work, so as to promote consumers to understand how their choices will affect carbon emissions, and what impact these carbon emissions will affect the earth."</text:p>
      <text:p text:style-name="P4">
The other is the problem of no matching of talents. The survey results of the "Double Carbon" Talent Insight Report also showed that many job seekers temporarily decided to enter the carbon industry because of the favorable macro policies and "bet" in the industry. Compared with the space for personal growth and learning, job applicants are more concerned about the development prospects of units or departments. Zhi Hanzheng told China and foreign dialogue: "These job seekers may not have enough channels to understand the actual content of the work, resulting in a large deviation of the last actual work and imagination."</text:p>
      <text:p text:style-name="P4">
Enterprises are suffering from candidates' skills and knowledge levels that do not meet their requirements, and middle -level talents are even more difficult to recruit. Job seekers found that it was difficult to obtain and understand recruitment information, posts did not meet the expectations, and the place of work was too concentrated in first -tier cities.</text:p>
      <text:p text:style-name="P4">
The absence of education may be a major reason behind this. According to the "Insight Report", nearly half of the carbon industry job seekers graduated from environmental related majors. However, there are currently few majors for climatic changes and carbon -related majors in Chinese higher education, and the training system is not perfect. The seemingly related "environmental engineering" and "environmental science" and other majors are mainly concerned about water and air pollutants. It may rarely set up carbon -related courses at all.</text:p>
      <text:p text:style-name="P4">
During the two sessions, "Double Carbon Talent Training" also appeared in the proposal of members of the CPPCC. The proposal pointed out that the high -end scientific and technological talents currently facing the development of double carbon are still scarce. It should build a talent training model for integration of production and education, so that students can contact the front line of the "double carbon" industry.</text:p>
      <text:p text:style-name="P4">
It is foreseeable that the "green" industry related to the environment, energy and even sustainable consumption, and future employment demand will be further increased. It is only a microcosm to fill the gap in green talents, which is an important reminder of Chinese education and labor transformation.</text:p>
      <text:p text:style-name="P4">
<text:span text:style-name="T4">
 Author: Jiang Mengnan, a Chinese and foreign dialogue strategy communication officer, has engaged in sustainable financial consulting and ESG communication in many companies and non -profit organizations. </text:span>
</text:p>
      <text:p text:style-name="P4">
News Source: <text:a xlink:type="simple" xlink:href="http://www.ftchinese.com/story/001100128" text:style-name="Internet_20_link" text:visited-style-name="Visited_20_Internet_20_Link">
http://www.ftchinese.com/story/001100128</text:a>
</text:p>
      <!--NEWS-->
      <text:h text:style-name="P10" text:outline-level="1">
<text:span text:style-name="T4">
Germany is also involved in the chip subsidy competition? (Free version)</text:span>
</text:h>
      <text:p text:style-name="P4">
Authors: ['']</text:p>
      <text:p text:style-name="P4">
Publisher: 英国《金融时报》</text:p>
      <text:p text:style-name="P4">
Time: 2023-07-02T14:48:45+00:00</text:p>
      <text:p text:style-name="P4">
Published Time: 2023-07-01T12:00:99+08:00</text:p>
      <text:p text:style-name="P4">
Modified Time: 2023-07-02T10:48:99+08:00</text:p>
      <text:p text:style-name="P4">
Description: Zhang Dongfang: In Intel, the controversy points of input and output are mainly concentrated in two aspects: Do you really need to focus on supporting chip manufacturing? Do you really want to make advanced chips in chip manufacturing?</text:p>
      <text:p text:style-name="P4">
Images: ["<text:a xlink:type="simple" xlink:href="https://thumbor.ftacademy.cn/unsafe/picture/7/000184007_piclink.jpg" text:style-name="Internet_20_link" text:visited-style-name="Visited_20_Internet_20_Link">
000184007_pic...</text:a>
"]</text:p>
      <text:p text:style-name="P4">
Themes: ['专栏', '产业政策', '关注']</text:p>
      <text:p text:style-name="P4">
Keywords: ['产业政策', '半导体', '芯片', '英特尔', '德国', '补贴']</text:p>
      <text:p text:style-name="P4">
Type: Article</text:p>
      <!--METADATA-->
      <text:p text:style-name="P4">
<draw:frame draw:style-name="fr1" draw:name="Image106" text:anchor-type="as-char" svg:width="6.9236in" svg:height="3.894525in" draw:z-index="0">
<draw:image xlink:href="../Images/FT Chinese Free Version/2023-07-02T14-48-45-00-00/00018400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construction of a factory for chip manufacturers, all countries and regions have begun to sprinkle money. The amount of money and subsidy amount of nearly 10 billion Euros is unprecedented, and throw money out of the window ... These description words are enough to reflect how controversy caused by Intel in the German government in the German government's huge subsidy commitment.</text:p>
      <text:p text:style-name="P4">
The chip manufacturer Intel invested in Magdeburg, Germany, and the construction factory was above the schedule, and in the past few months, Intel and the German government have been negotiating for subsidies. At the beginning of this year, the subsidy mentioned by the German government was obviously 6.8 billion euros, and now it is tentatively scheduled to be at 9.9 billion euros. It shows that Intel's powerful bargaining ability is not included, which does not include possible industrial electricity subsidies in the future. In June, the German federal government signed a letter of intent for investment with Intel. The German Economic Minister of Economic Head said that the investment shows that Germany is very attractive as a high -tech base. Obviously, the subsidy of these 9.9 billion euros is actually attractive.</text:p>
      <text:p text:style-name="P4">
This is the largest foreign investment in Germany so far. The German government said that Intel will invest more than 30 billion euros in Magdeburg, thereby directly generating 3,000 jobs in Germany, and 7,000 jobs will be generated in the process of building factories. Other employment opportunities. Germany Prime Minister Shuerz said that the investment allowed Germany to establish its own chip production capacity is an important step in Germany to consolidate high -tech bases and improve resistance. It's all good news.</text:p>
      <text:p text:style-name="P4">
On the issue of incompatible, the Director of the Institute of Economics (IWH), Germany, Reintgropp, which came to the conclusion different from the German government. He bluntly said that Germany was "throwing it out the window "Money", "distribution of gifts", ask why subsidies are quite profitable. He pointed out that the investment cost of an average of 1 million euros per job on the subsidy is too expensive. The director of the Institute of Economics (IFW), also known as the buying and selling between Intel and the German government, also seems to be quite expensive. He pointed out that the government often holds the subsidy policy regardless of its primary and second subsidies, and often cannot bring expected results. Significantly subsidies in chip manufacturing cannot ensure that Germany will obtain a cost -effective chip supply in the future.</text:p>
      <text:p text:style-name="P4">
In addition to questioning the amount, there is also controversy in input and output. The resources are limited, the funds are limited, what to support, and the decision of subsidies needs to distinguish the weight and make the screening. In Intel, the controversy points of input and output are mainly concentrated in two aspects: Does it really focus on supporting chip manufacturing? Do you really want to make advanced chips in chip manufacturing?</text:p>
      <text:p text:style-name="P4">
The first aspect is actually whether to join the chip competition. Groop said in a media interview, "Of course, I do not call for 100 % to depend on Taiwan in semiconductors, but it does not mean that we must be self -sufficient in all aspects." However, the world has entered a chip subsidy competition. Essence The United States took 50 billion euros, and the European Union intends to leverage more private investment with the EU chip law. The production capacity of the "European Chip Law" is the current 10%of the global chip production capacity, which has doubled in 2030. The President of the European Commission Feng Delin has invested Intel Germany as the first great achievement of the EU chip law.</text:p>
      <text:p text:style-name="P4">
During the shortage of chip supply during the epidemic, the European automobile industry was particularly impacted. The European Union's judgment on the new situation is that the shortage of supply in the epidemic and the dependence consequences exposed by the Russian and Ukraine War explained that in terms of chip supply, the EU cannot rely too much on a certain country. Clemensfuest, director of the Institute of Economic Research Institute, also said that Intel subsidies are very problematic and are bets in the future. He pointed out that the risk of supply chain is a normal economic phenomenon, and how to alleviate it is not the government's task. Groop also said that it cannot determine whether the chip supply will be shortage in the future.</text:p>
      <text:p text:style-name="P4">
The 2023 opinion of the research and innovation expert committee supports the German government's decision to support semiconductors. This opinion advocates strengthening Germany's technical independence in the era of globalization, saying that Germany's dependence on important raw materials and key technologies such as semiconductors is getting worse, making Germany gradually lose technology. In the future, a large number of private investment is essential, and it is supplemented by strategic and wise public investment, especially in the research and innovation of key technologies. The opinion emphasizes investment in research and innovation.</text:p>
      <text:p text:style-name="P4">
Groop also believes that Germany and Europe should invest funds into the development and innovation of future technology. He advocates supporting innovation in universities, research institutions and enterprises, and said that the effective German model has always been based on innovation, and it is not possible to give up their own model because of the bad consequences of the epidemic. Alicia García-Herrero from the think tank BRUEGEL also wrote that it should be vigorously invested in research and development to increase the EU's weight in chip design instead of waste a large number of public funds in other regions. Chip production. She stands at a high degree of strategy and pointed out that there is no need to produce high -end chips, as long as it controls part of the value chain.</text:p>
      <text:p text:style-name="P4">
As for the need for advanced process chips in Europe or mature process chips, I have already made in the "EU's advanced chip manufacturing. Can I help realize the semiconductor industry strategy? "A discussion in one article. The three pillars in the Draft EU Chip Law can be summarized as: investment research and development and innovation, and allowing manufacturers of government subsidies to subsidize member states to settle in and respond to the supply crisis in the European Union. The second pillar is the top priority. The EU believes that the lack of advanced chip manufacturing is the main weak link of its semiconductor industry. The draft emphasizes the insufficient professional technology of the EU in semiconductor production capacity and less than 20nm process manufacturing. Although Europe has the only manufacturing equipment below 7nm, there is no process manufacturing plant below 22nm, and the future trend will be chip below 5nm. The European Union focused its strategic focus on chip manufacturing, and the focus was on TSMC, Samsung, and Intel with the most advanced process technology. The European Union wants to build a semiconductor ecosystem that can compete with the United States to attract the three giants of the chip to establish a manufacturing plant in Europe.</text:p>
      <text:p text:style-name="P4">
Intel establishes two semiconductor manufacturing factories in Magdeburg, Germany, and will use Intel's most advanced Angstrom-Era crystal pipe technology to produce chips for computer equipment, servers and smartphones. The questioner believes that Europe does not need a computer or mobile phone industry for advanced process chips. Because European demand for chips is mainly from automotive and industrial applications, European domestic semiconductor companies have not tried to enter the advanced process runway. Sensor, power semiconductor, and radio frequency chip. In other words, investing in a large amount of public funds in Europe may not be able to benefit from it.<text:span text:style-name="T5">
 (This article only represents the author's own point of view, responsible editor: Yanman man.yan@ftchinese.com)</text:span>
</text:p>
      <text:p text:style-name="P4">
News Source: <text:a xlink:type="simple" xlink:href="http://www.ftchinese.com/story/001100129" text:style-name="Internet_20_link" text:visited-style-name="Visited_20_Internet_20_Link">
http://www.ftchinese.com/story/001100129</text:a>
</text:p>
      <!--NEWS-->
      <text:h text:style-name="P10" text:outline-level="1">
<text:span text:style-name="T4">
Wall foreign striking: Who will "Qingjun side" by Xi Jinping's force to attack Taiwan?</text:span>
</text:h>
      <text:p text:style-name="P4">
Author: None (Language: zh)</text:p>
      <text:p text:style-name="P4">
Publisher: None</text:p>
      <text:p text:style-name="P4">
Time: 2023-07-02T14:53:00Z</text:p>
      <text:p text:style-name="P4">
Description: Some comments believe that the Xi Jinping authorities will definitely make noise to settle the accounts on the autumn of the Wagner soldiers, strictly punish it, leaving a period of reference to the absolute reference of the general leader of the CCP army.</text:p>
      <text:p text:style-name="P4">
Videos: []</text:p>
      <text:p text:style-name="P4">
Images: []</text:p>
      <text:p text:style-name="P4">
Subject: 评论分析</text:p>
      <text:p text:style-name="P4">
Subjects: ['薄熙来', '专题报道：习近平访美', '乌克兰', '温家宝', '谷歌', '中国共产党', '专题报道：全景观看“习马会”', '中国反腐风暴', '20国集团', '香港']</text:p>
      <text:p text:style-name="P4">
Keywords: ['墙外文摘', '习近平', '中共', '攻台', '武统', '兵变', '清君侧', '普京', '香港', '香港警察', '香港媒体', '苹果日报', '立场新闻']</text:p>
      <text:p text:style-name="P4">
Id: 66094620</text:p>
      <!--METADATA-->
      <text:p text:style-name="P4">
<text:a xlink:type="simple" xlink:href="https://www.dw.com/zh/overlay/image/article/66094620/63171323" text:style-name="Internet_20_link" text:visited-style-name="Visited_20_Internet_20_Link">
 </text:a>
What is the impact of Xi Jinping's mutiny in Russia? The picture shows Xi Jinping and Putin in September last year to meet in Samalham</text:p>
      <text:p text:style-name="P4">
(Voice of Germany Chinese website) Taiwan "reported" published an article "Xi Jinping Wu's attack on Taiwan will also" also "Huaga Group's Disposal". The CCP's response should be the strongest. Of course, netizens are lucky enough, and the words "Qingjun side" are masked by Weibo, indicating that the authorities are very nervous now. As if Biden said that Xi Jinping is a dictator, all the media in the mainland avoided the words "Xi Jinping dictatorship", "Qingjun side" It is in this subtle.</text:p>
      <text:p text:style-name="P4">
The author pointed out that in the June 4th incident, the Communist Army was completely reduced to the SS. The shame that could not be dropped by the washing and brushed a huge shadow for the Communist Army to attack the Taiwan compatriots. This problem is not like Xi Jinping's anti -corruption in the army, and it can be solved by cleaning aliens. When more and more people are perceived, Xi Jinping's control of the Communist Army can be maintained on the most surface. Once major events occur, the dissatisfaction of the army's savings, and the hope of changing. of.</text:p>
      <text:p text:style-name="P4">
Xi Jinping inspected the Joint Combat Command Center of the Military Commission in November last year</text:p>
      <text:p text:style-name="P4">
The author believes that the reason why Pricigin was instantly prosperous and the instantly "surrendering" was that the mercenary was fighting for money. They were machines, and prison prisoners were not interested in politics. The CCP soldiers are not criminals. They have relatively thoughts. In the military command, the possibility of listening to the mountain is more likely. But it should not be "scattered" like Russian mercenaries. What they can learn from is the last direction of the soldiers after the soldiers. From this point of view, Xi Jinping's authorities will definitely make noise to settle Putin after the autumn, and strictly punish them, leaving a period of reference to the general leader of the CCP's army.</text:p>
      <text:h text:style-name="P12" text:outline-level="3">
<text:span text:style-name="T4">
Hong Kong media, from critical to archived</text:span>
</text:h>
      <text:p text:style-name="P4">
Recently, the female anchor of cable news in Hong Kong has suspected that it is a controversy to imitate the change of colleagues to change their jobs and imitate the Korean group dance steps. The online media headquarters in Washington published an article "Hong Kong News Ten Years", and the author Lusda pointed out that in the industry's internal remarks that aimed at maintaining the "serious professional image" of the press in the press. The news anchor suddenly played his heart and danced, and the problems in the press structure seemed to be more distressed. The critical overall decline of news content is seen, and it is replaced by "information". The loss of the audience is actually very real.</text:p>
      <text:p text:style-name="P4">
The article said that from the end of 2021 to the beginning of 2022, the editor and leader of the two media of "Apple Daily" and "Position News" were accused of publishing incite publication crimes or other crimes](https://www.dw.com/zh/zh/立場新聞煽動案17篇涉案文章被指控什麼/a-63616772)Essence At that time, the immediate impact was that the white snow was snowy. There were many local news and local journalists who were unemployed. Later, the problem was that the incident was fast, and the public did not have much means to archive previous news in the past. The so -called archive, in this era, plus the essence of the Internet media, is actually just searching for the engine of the engine, and then whether it can be connected to read, graphic, and even videos. After this batch of online media is lost, there will be many empty caves that are no longer determined during that period.</text:p>
      <text:p text:style-name="P4">
*#</text:p>
      <text:h text:style-name="P13" text:outline-level="4">
<text:span text:style-name="T4">
Hong Kong Farewell "Apple Daily"</text:span>
</text:h>
      <text:h text:style-name="P12" text:outline-level="3">
<text:span text:style-name="T4">
Founder Li Zhiying</text:span>
</text:h>
      <text:p text:style-name="P4">
"Apple Daily" was founded by the wealthy businessman Li Zhiying in 1995. Li Zhiying, who smuggled from Guangdong to Hong Kong when he was a teenager, publicly supported the 89 Democratic Games and was therefore officially sanctioned by the mainland. After he founded One Media Co., Ltd. in 1990, he published newspapers such as "One Weekly" and other newspapers and magazines, and then expanded to TV, the Internet and other media, and founded the Taiwan "Apple Daily" in 2003. Li Zhiying bit the apple in the TV advertisement and said, "One apple daily, no one cheated me!"</text:p>
      <text:p text:style-name="P4">
*#</text:p>
      <text:h text:style-name="P13" text:outline-level="4">
<text:span text:style-name="T4">
Hong Kong Farewell "Apple Daily"</text:span>
</text:h>
      <text:h text:style-name="P12" text:outline-level="3">
<text:span text:style-name="T4">
Undverted Hong Kong newspapers</text:span>
</text:h>
      <text:p text:style-name="P4">
In order to attract readers, "Apple Daily" uses color printing, trendy typesetting and spoken titles, which are also available in content. In just a few months, the newspapers were completely subverted to Hong Kong's newspaper rules. However, in order to sell well, the newspaper was accused of excessive sensation and entertainment because of the paparazzi culture, selling pornographic violence, etc., and from time to time to fall into ethical accusations and judicial disputes. However, its survey report has also been recognized by readers. The Credit Credit Survey of the Chinese University of Hong Kong in 2019 shows that "Apple Daily" ranks third in Hong Kong's charging newspapers.</text:p>
      <text:p text:style-name="P4">
*#</text:p>
      <text:h text:style-name="P13" text:outline-level="4">
<text:span text:style-name="T4">
Hong Kong Farewell "Apple Daily"</text:span>
</text:h>
      <text:h text:style-name="P12" text:outline-level="3">
<text:span text:style-name="T4">
Refusing to be "dyed red"</text:span>
</text:h>
      <text:p text:style-name="P4">
The newspaper has a clear position. There are many current affairs review columns to criticize the CCP's senior management and Hong Kong Government, and often report to the mainland rights defenders such as Liu Xiaobo. At the same time, they support the Hong Kong Democracy Movement high -profile. After the transfer of sovereignty in Hong Kong in 1997, many local newspapers such as the South China Morning Post and Ming Pao were successively entered and acquired by Chinese capital. The Apple Daily was regarded as the only mainstream media in Hong Kong that had not been "dyed".</text:p>
      <text:p text:style-name="P4">
*#</text:p>
      <text:h text:style-name="P13" text:outline-level="4">
<text:span text:style-name="T4">
Hong Kong Farewell "Apple Daily"</text:span>
</text:h>
      <text:h text:style-name="P12" text:outline-level="3">
<text:span text:style-name="T4">
Guoan Law Tight Curse</text:span>
</text:h>
      <text:p text:style-name="P4">
From the 2014 Umbrella Movement to the Rebate Campaign in 2019, the Apple Daily can be described as clear. On August 10, 2020, the founder of the newspaper Li Zhiying was arrested for the "Hong Kong National Security Law" and the headquarters of the Apple Daily was searched by the police. The headline of the newspaper the next day was "Apple must support it". The printing volume rose from more than 70,000 two weeks ago to 550,000 copies.</text:p>
      <text:p text:style-name="P4">
*#</text:p>
      <text:h text:style-name="P13" text:outline-level="4">
<text:span text:style-name="T4">
Hong Kong Farewell "Apple Daily"</text:span>
</text:h>
      <text:h text:style-name="P12" text:outline-level="3">
<text:span text:style-name="T4">
Taiwan stop publishing</text:span>
</text:h>
      <ul>
        <li>
#</li>
      </ul>
      <text:h text:style-name="P13" text:outline-level="4">
<text:span text:style-name="T4">
Hong Kong Farewell "Apple Daily"</text:span>
</text:h>
      <text:h text:style-name="P12" text:outline-level="3">
<text:span text:style-name="T4">
Except high -level frozen assets</text:span>
</text:h>
      <text:p text:style-name="P4">
On June 17, 2021, the police searched the Apple Daily for the second time the Police Law was suspected of violating the National Security Law and arrested 5 newspaper executives. The newspaper was called on foreign sanctions to sanction Hong Kong and China, suspected of "conspiring collusion with foreign forces to endangers national security." The authorities also frozen three related companies in the "Apple Daily" with a total of HK $ 18 million in assets, making the newspaper unable to continue operation.</text:p>
      <text:p text:style-name="P4">
*#</text:p>
      <text:h text:style-name="P13" text:outline-level="4">
<text:span text:style-name="T4">
Hong Kong Farewell "Apple Daily"</text:span>
</text:h>
      <text:h text:style-name="P12" text:outline-level="3">
<text:span text:style-name="T4">
people queuing to buy the last newspaper</text:span>
</text:h>
      <text:p text:style-name="P4">
On June 23, Yi Media announced that "Apple Daily" was released on the 24th, and the publication was suspended on the same day, and the online version was also terminated at the same time. The final version of the front version of the title is "Hong Kong people's rain is painful, I support apples", printed 1 million copies of record. On the streets of Hong Kong, the citizens have once again appeared to buy "App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Hong Kong Police has become a "foreign nation"</text:span>
</text:h>
      <text:p text:style-name="P4">
Taiwan's "Wind Media" published an article "How Hong Kong Police Become a" Foreign Race "". Kai Daxiong believes that in the summer of 2019, Hong Kong people recognize the difference between citizens and police and gradually treat them as foreign nations. Although this is quite micro Change, but the entire process and macro identity have been evolved. In this summer, Hong Kong has experienced a series of hopes and torture, and the hostility between the police and the people has continued to spirally upgrade with the conflict on both sides. However, if only everything is used as a hostile reincarnation of continuous spiral upgrades, it is a pity, which will flatten the entire process, ignore how the two hostile ethnic groups view each other, build each other's image, and generate follow -up ones Behavior. <text:a xlink:type="simple" xlink:href="https://www.dw.com/zh/zh/831五週年港人自发上街-警出動水炮臥底/a-50237879" text:style-name="Internet_20_link" text:visited-style-name="Visited_20_Internet_20_Link">
After the atrocities of the Prince Station on August 31 of that year, the gap between the police and the civilians of Hong Kong can no longer be able to make up for it</text:a>
The resistance no longer thought that the police were only infiltrated by foreign ethnic groups, but directly regarded them as foreign people.</text:p>
      <text:p text:style-name="P4">
On August 31, 2019, the police arrested a number of demonstrators and people</text:p>
      <text:p text:style-name="P4">
The article said that the policeman confrontation turned the police into a foreign nation, which specifically reflected the entire history since 1997. "In the process of becoming a foreign ethnic group, there are not only anger and opposition, but also various observations and analysis. People have gradually realized that the so -called" people's babysitters' are protecting another foreign colonial regime. Regardless of whether they are Is it the source and development of the dismissal of the unity of the illusion, the source and development of the misconduct in Hong Kong, or the use of "Hong Kong is not China" to express the power of being suppressed in the past, which will bring power. "</text:p>
      <text:p text:style-name="P4">
<text:span text:style-name="T5">
Inding the content of other media, does not represent the position or view of the Voice of Germany. _ </text:span>
 _ 吧 _</text:p>
      <text:p text:style-name="P4">
News Source: <text:a xlink:type="simple" xlink:href="https://www.dw.com/zh/墙外文摘：习近平武力攻台谁来-清君侧-？/a-66094620" text:style-name="Internet_20_link" text:visited-style-name="Visited_20_Internet_20_Link">
https://www.dw.com/zh/墙外文摘：习近平武力攻台谁来-清君侧-？/a-66094620?maca=chi-rss-chi-all-1127-rdf</text:a>
</text:p>
      <!--NEWS-->
      <text:h text:style-name="P10" text:outline-level="1">
<text:span text:style-name="T4">
Biden will go to Europe to visit the UK and attend the NATO and the Nordic Summit</text:span>
</text:h>
      <text:p text:style-name="P4">
Publisher: 法新社</text:p>
      <text:p text:style-name="P4">
Published Time: 2023-07-02T15:02:09+00:00</text:p>
      <text:p text:style-name="P4">
Modified Time: 2023-07-02T18:35:03+00:00</text:p>
      <text:p text:style-name="P4">
Description: (Agence France -Presse, Washington, 2nd) The White House said today that US President Biden has scheduled a trip to Europe this month, scheduled to visit the UK, and attended the North Atlantic Treaty Organization (NATO) Summit held in Lithuania, and and and and also. Participated in the Nordic Summit in Finla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7-02T15-02-09-00-00/000000.png" xlink:type="simple" xlink:show="embed" xlink:actuate="onLoad" draw:mime-type="image/png"/>
</draw:frame>
The White House issued a statement saying that Biden scheduled to start to the UK on the 9th and would meet with King Charles III and Prime Minister Rishisunak. He will subsequently go to Vilnius, the capital of Lithuania, to attend the NATO National Summit on the 11th to 12th. Finally, he will stay at the Finnish capital Helsinki for a day to participate in the United States and the Nordic Leadership Summit.</text:p>
      <text:p text:style-name="P4">
The White House is currently preparing to welcome Swedish Prime Minister Ulfkristerson to visit this week to discuss the issue of Sweden joining NATO; the United States has previously stated that NATO has approached how to deal with Ukraine requests to reach the Alliance.</text:p>
      <text:p text:style-name="P4">
Ukraine President Volodymyrzlenskyy said yesterday that he hopes that Ukraine, which is still invasion of Russia, can receive "invitations" at the NATO summit and be able to join NATO after the war.</text:p>
      <text:p text:style-name="P4">
News Source: <text:a xlink:type="simple" xlink:href="https://www.rfi.fr/cn/%E5%9B%BD%E9%99%85%E6%8A%A5%E9%81%93/20230702-%E6%8B%9C%E7%99%BB%E5%B0%86%E8%B5%B4%E6%AC%A7%E6%8B%9A%E5%A4%96%E4%BA%A4-%E8%AE%BF%E9%97%AE%E8%8B%B1%E5%9B%BD%E5%B9%B6%E5%87%BA%E5%B8%AD%E5%8C%97%E7%BA%A6%E4%B8%8E%E5%8C%97%E6%AC%A7%E5%B3%B0%E4%BC%9A" text:style-name="Internet_20_link" text:visited-style-name="Visited_20_Internet_20_Link">
https://www.rfi.fr/cn/%E5%9B%BD%E9%99%85%E6%8A%A5%E9%81%93/20230702-%E6%8B%9C%E7%99%BB%E5%B0%86%E8%B5%B4%E6%AC%A7%E6%8B%9A%E5%A4%96%E4%BA%A4-%E8%AE%BF%E9%97%AE%E8%8B%B1%E5%9B%BD%E5%B9%B6%E5%87%BA%E5%B8%AD%E5%8C%97%E7%BA%A6%E4%B8%8E%E5%8C%97%E6%AC%A7%E5%B3%B0%E4%BC%9A</text:a>
</text:p>
      <!--NEWS-->
      <text:h text:style-name="P10" text:outline-level="1">
<text:span text:style-name="T4">
"Dest -risk" and "diversity" are easy to do and difficult to do</text:span>
</text:h>
      <text:p text:style-name="P4">
Author: None (Language: zh)</text:p>
      <text:p text:style-name="P4">
Publisher: None</text:p>
      <text:p text:style-name="P4">
Time: 2023-07-02T15:13:00Z</text:p>
      <text:p text:style-name="P4">
Description: For a period of time, "risks" and "diversified supply chain" have become keywords in Germany's relations with China. However, a new survey at the German Industry and Commerce Conference showed that overseas German enterprises encountered major difficulties in diversified.</text:p>
      <text:p text:style-name="P4">
Videos: []</text:p>
      <text:p text:style-name="P4">
Images: []</text:p>
      <text:p text:style-name="P4">
Subject: 经济纵横</text:p>
      <text:p text:style-name="P4">
Subjects: ['德中关系', '欧债危机', '欧盟', '德国', '留学德国', '留学德国', '德国联邦大选', '默克尔']</text:p>
      <text:p text:style-name="P4">
Keywords: ['去风险', '多样化', '产业链', '供应链', '德国', '德企', '海外德企', '德国工商大会', '调查']</text:p>
      <text:p text:style-name="P4">
Id: 66094843</text:p>
      <!--METADATA-->
      <text:p text:style-name="P4">
<text:a xlink:type="simple" xlink:href="https://www.dw.com/zh/overlay/image/article/66094843/63937155" text:style-name="Internet_20_link" text:visited-style-name="Visited_20_Internet_20_Link">
 </text:a>
A survey of the German Industry and Commerce Conference shows that overseas German companies are trying their best to make their industrial chain diversify, but when doing so, obstacles are encountered.</text:p>
      <text:p text:style-name="P4">
(Voice of Germany Chinese Network) The "Global Commercial Outlook for the German Overseas Chamber of Commerce" by the German Industry and Commerce Conference (DIHK) shows that German overseas companies are currently trying to make their industrial chain diversified, but they have encountered obstacles at this time. Nearly half (47%) of German companies who are active in overseas encountered difficulties when looking for appropriate suppliers and business partners.</text:p>
      <text:p text:style-name="P4">
"For many companies, diversification is now necessary, but everything is not successful." The head of the foreign trade field of the German Business Conference told Reuters on Sunday. He introduced the situation of the survey, saying that many things "cannot change overnight."</text:p>
      <text:p text:style-name="P4">
Volker Treier, head of the German Foreign Trade Congress</text:p>
      <text:p text:style-name="P4">
Reuters reports that the German business conference asked the survey to inquire about 5,100 branches around the world.</text:p>
      <text:p text:style-name="P4">
The new crown epidemic made many companies realize that they are <text:a xlink:type="simple" xlink:href="https://www.dw.com/zh/zh/德国在哪方面依赖中国脱钩是否可行/a-65492863" text:style-name="Internet_20_link" text:visited-style-name="Visited_20_Internet_20_Link">
how dependent on overseas suppliers such as China. </text:a>
This situation was further prominent in the Russian and Ukraine War. Because of its high dependence on Russia's natural gas, Germany once faced an energy crisis. According to the previous investigation of the German Business Conference, two -thirds of German companies began to find new or additional suppliers, and some have found such suppliers.</text:p>
      <text:p text:style-name="P4">
The head of the foreign trade sector of the German Industry and Commerce Conference said to Reuters: "Obviously, the German economic community does not simply restore daily business, but is currently analyzing the impact of the new crown epidemic and new geographical risks."</text:p>
      <text:p text:style-name="P4">
He said that companies have felt multiple crises, and these crises have been rarely considered in the business strategy before. However, now, companies have begun to look at the business model with a wider range of framework so that they can be better prepared during the crisis. Essence</text:p>
      <text:h text:style-name="P12" text:outline-level="3">
<text:span text:style-name="T4">
China: Is it a partner or an opponent?</text:span>
</text:h>
      <text:p text:style-name="P4">
In some cases, "this requires huge investment", the goal is to decentralized risks and establish flexibility in the supply chain, production place, and sales and income markets.</text:p>
      <text:p text:style-name="P4">
Among the respondents, 86%said that the process brought them a challenge. 29%of people believe that there are challenges in finding the right sales and procurement market; 14%believe that there are challenges in finding the production place with a suitable infrastructure; 27%said that the cost is worthy of a diversification. Pay attention.</text:p>
      <text:p text:style-name="P4">
In addition, there are political barrier factors. "The supply chain investigation law, the opaque regulations and trade barriers of individual countries will slow down the pace of diversification." One -third (34%) companies believe that the increase in legal and regulatory issues is a challenge, and the phase In comparison, less than a quarter of companies believe that trade barriers are a problem.</text:p>
      <text:p text:style-name="P4">
(Reuters)</text:p>
      <text:p text:style-name="P4">
News Source: <text:a xlink:type="simple" xlink:href="https://www.dw.com/zh/去风险-多样化-说起来容易做起来难/a-66094843" text:style-name="Internet_20_link" text:visited-style-name="Visited_20_Internet_20_Link">
https://www.dw.com/zh/去风险-多样化-说起来容易做起来难/a-66094843?maca=chi-rss-chi-all-1127-rdf</text:a>
</text:p>
      <!--NEWS-->
      <text:h text:style-name="P10" text:outline-level="1">
<text:span text:style-name="T4">
Promoting a stronger attitude towards the DPRK, President South Korea appointed conservative scholars as unified ministers</text:span>
</text:h>
      <text:p text:style-name="P4">
Author: 联合早报 (Person)</text:p>
      <text:p text:style-name="P4">
Publisher: 联合早报 (Organization)</text:p>
      <text:p text:style-name="P4">
Published Time: 2023-07-02T15:18</text:p>
      <text:p text:style-name="P4">
Modified Time: 2023-07-02T15:25</text:p>
      <text:p text:style-name="P4">
Description: Senior civil servants of the South Korean government changed blood. South Korean President Yin Xiyue appointed a new unified minister and pointed out that the unity of the Ministry had paid too much attention to providing assistance to North Korea and needed to change. Yonhap reported that Yin Xiyue's senior secretary Kim Eun-Hye Sunday (July 2 ...</text:p>
      <text:p text:style-name="P4">
Videos: []</text:p>
      <text:p text:style-name="P4">
Audios: []</text:p>
      <text:p text:style-name="P4">
Images: []</text:p>
      <text:p text:style-name="P4">
Type: NewsArticle</text:p>
      <text:p text:style-name="P4">
Breadcrumbs: ['即时', '国际']</text:p>
      <text:p text:style-name="P4">
Keywords: ['朝鲜半岛', '韩国', '尹锡悦', '朝鲜', '韩朝关系']</text:p>
      <!--METADATA-->
      <text:p text:style-name="P4">
Senior civil servants of the South Korean government changed blood. South Korean President Yin Xiyue appointed a new unified minister and pointed out that the unity of the Ministry had paid too much attention to providing assistance to North Korea and needed to change.</text:p>
      <text:p text:style-name="P4">
Yonhap reported that Yin Xiyue's senior secretary Kim Eun-Hye revealed on Sunday (July 2) that Yin Xiyue believes that the operation of the unified department so far is like a supporting department to the DPRK. This situation should not continue. " The unity department is time to make changes. "</text:p>
      <text:p text:style-name="P4">
Yin Xiyue appointed conservative scholar Kim Yung-Ho as the new unity minister. Jin Yinghao served as a professor of political science at the Honesty Girls' University and touched the position of the DPRK. He once talked about pressure on North Korea by emphasizing the human rights of the North Korean regime, and pointed out that North Korean human rights issues should be given priority in the North Korean policy of Seoul.</text:p>
      <text:p text:style-name="P4">
Yin Xiyue emphasized at the appointment meeting that from now on, the Unification Department must fulfill its appropriate responsibilities based on the principles of the Constitution, that is, on the basis of the free and democratic order. "The unity we (South Korea) must be the people in the south and the north must enjoy a better life and get better treatment as a person."</text:p>
      <text:p text:style-name="P4">
A senior official in the Presidential Office said that the Unified Department will mainly analyze and respond to the latest trends in North Korea, while dealing with North Korea's human rights issues.</text:p>
      <text:p text:style-name="P4">
However, critics believe that once Congress certification is used as a unified minister, the role of the unified department may be weakened, because the priority of the ministry is to seek communication and reconciliation with North Korea.</text:p>
      <text:p text:style-name="P4">
News Source: <text:a xlink:type="simple" xlink:href="https://www.zaobao.com.sg/realtime/world/story20230702-1409953" text:style-name="Internet_20_link" text:visited-style-name="Visited_20_Internet_20_Link">
https://www.zaobao.com.sg/realtime/world/story20230702-1409953</text:a>
</text:p>
      <!--NEWS-->
      <text:h text:style-name="P10" text:outline-level="1">
<text:span text:style-name="T4">
In the past 4 years, the EU ambassador has not made progress with China's trade negotiations.</text:span>
</text:h>
      <text:p text:style-name="P4">
Publisher: 法新社</text:p>
      <text:p text:style-name="P4">
Published Time: 2023-07-02T15:32:09+00:00</text:p>
      <text:p text:style-name="P4">
Modified Time: 2023-07-02T15:20:02+00:00</text:p>
      <text:p text:style-name="P4">
Description: (Agence France -Presse, Beijing, 2nd) The European Union (EU) Try to reduce its own economy on the occasion of relying on China. It is also said that the two sides will hold a high -level economic dialogue in Septemb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617581in" draw:z-index="0">
<draw:image xlink:href="../Images/rficn/2023-07-02T15-32-09-00-00/000000.png" xlink:type="simple" xlink:show="embed" xlink:actuate="onLoad" draw:mime-type="image/png"/>
</draw:frame>
Jorge Toledoalbinana said in a forum in Beijing: "I regret that we have no progress in the past four years on the dialogue between economic (topic) and trade, or at least a major progress."</text:p>
      <text:p text:style-name="P4">
"We want to negotiate with China, but we must move forward. We need progress this year."</text:p>
      <text:p text:style-name="P4">
He also said that the European Union and China will hold a high -level economic dialogue in September.</text:p>
      <text:p text:style-name="P4">
Yao Yaozhi said that for the European Union, China "is also a partner, competitors and institutional opponents."</text:p>
      <text:p text:style-name="P4">
News Source: <text:a xlink:type="simple" xlink:href="https://www.rfi.fr/cn/%E5%9B%BD%E9%99%85%E6%8A%A5%E9%81%93/20230702-%E8%BF%87%E5%8E%BB4%E5%B9%B4%E8%B7%9F%E4%B8%AD%E5%9B%BD%E8%B4%B8%E6%98%93%E8%B0%88%E5%88%A4%E6%B2%A1%E8%BF%9B%E5%B1%95-%E6%AC%A7%E7%9B%9F%E5%A4%A7%E4%BD%BF%E8%A1%A8%E9%81%97%E6%86%BE" text:style-name="Internet_20_link" text:visited-style-name="Visited_20_Internet_20_Link">
https://www.rfi.fr/cn/%E5%9B%BD%E9%99%85%E6%8A%A5%E9%81%93/20230702-%E8%BF%87%E5%8E%BB4%E5%B9%B4%E8%B7%9F%E4%B8%AD%E5%9B%BD%E8%B4%B8%E6%98%93%E8%B0%88%E5%88%A4%E6%B2%A1%E8%BF%9B%E5%B1%95-%E6%AC%A7%E7%9B%9F%E5%A4%A7%E4%BD%BF%E8%A1%A8%E9%81%97%E6%86%BE</text:a>
</text:p>
      <!--NEWS-->
      <text:h text:style-name="P10" text:outline-level="1">
<text:span text:style-name="T4">
Musk restricted user tweet view volume: stay away from the mobile phone and see relatives and friends</text:span>
</text:h>
      <text:p text:style-name="P4">
Author: None (Language: zh)</text:p>
      <text:p text:style-name="P4">
Publisher: None</text:p>
      <text:p text:style-name="P4">
Time: 2023-07-02T15:41:00Z</text:p>
      <text:p text:style-name="P4">
Description: Musk, who acquired Twitter last year, is still underway. He recently announced that he would restrict the daily pushing volume of users to avoid "data search and system manipulation" of Twitter using artificial intelligence models. He also called on everyone, "Stay away from your mobile phone and see your family and friends."</text:p>
      <text:p text:style-name="P4">
Videos: []</text:p>
      <text:p text:style-name="P4">
Images: []</text:p>
      <text:p text:style-name="P4">
Subject: 科技环境</text:p>
      <text:p text:style-name="P4">
Subjects: ['推特', '社交媒体']</text:p>
      <text:p text:style-name="P4">
Keywords: ['马斯克', '推特', '浏览量限制', '沉迷', '推特用户', '认证用户', '人工智能', '大数据']</text:p>
      <text:p text:style-name="P4">
Id: 66093998</text:p>
      <!--METADATA-->
      <text:p text:style-name="P4">
<text:a xlink:type="simple" xlink:href="https://www.dw.com/zh/overlay/image/article/66093998/63935911" text:style-name="Internet_20_link" text:visited-style-name="Visited_20_Internet_20_Link">
 </text:a>
The Twitter boss advised users not to be overly obsessed with Twitter</text:p>
      <text:p text:style-name="P4">
(Voice of Germany Chinese) Twitter Elon Musk limits the number of tweets that most users can view every day.</text:p>
      <text:p text:style-name="P4">
On Friday, Musk announced that without a Twitter account, he could no longer read the tweet. Musk said at the time that companies using artificial intelligence models were searching for a large amount of Twitter data, causing website traffic problems. He said: "Hundreds of institutions (perhaps more) are searching for data and pushing data, which has affected the experience of those real users."</text:p>
      <text:p text:style-name="P4">
In a tweeter on Saturday, Musk said, "In order to solve the problem of data search and system manipulation of extreme levels, we have adopted the following temporary restrictions: the certification account can only read 6,000 posts per day, and the uncover account can read 600 per day. A post; the new unjust account can read 300 posts a day. "</text:p>
      <text:p text:style-name="P4">
Musk also wrote: "You wake up from your sleep, stay away from your mobile phone, and see your family and friends."</text:p>
      <text:p text:style-name="P4">
In addition, Musk also reposted an Elon MuskParody. This tweet imitated Musk's tone that the reason for the restriction of browsing is "We are all Twitter addicts, we need to go outside outside "Go to the world".</text:p>
      <text:h text:style-name="P12" text:outline-level="3">
<text:span text:style-name="T4">
A large number of users are dissatisfied with Musk quickly increase the reading limit</text:span>
</text:h>
      <text:p text:style-name="P4">
Saturday, thousands of users complained that they could not access Twitter. Many users have criticized this move, and there are also popular labels such as #GoodBye Twitter</text:p>
      <text:p text:style-name="P4">
Some users say that if restrictions continue, they will give up using Twitter and <text:a xlink:type="simple" xlink:href="https://www.dw.com/zh/zh/推特太作了不妨试试别的社交平台/a-63736758" text:style-name="Internet_20_link" text:visited-style-name="Visited_20_Internet_20_Link">
and use other social media. </text:a>
In this regard, Musk seemed to respond quickly. It was only a few hours after the announcement of the initial limit, and Musk tweeted again that the upper limit for the three types of users is now increased to 8000, 800, and 400; soon, he once again increased the upper limit to 10000, 5000 and 500 posts again Essence</text:p>
      <text:p text:style-name="P4">
<text:a xlink:type="simple" xlink:href="https://www.dw.com/zh/zh/新官上任三把火推特开始马斯克化/a-63614138" text:style-name="Internet_20_link" text:visited-style-name="Visited_20_Internet_20_Link">
Musk acquired Twitter for about $ 44 billion in October last year</text:a>
Since then, the subscriber service (Lan Gou certification) was launched. According to the Twitter website, the price of Twitter Blue is $ 8 or an annual fee of $ 84. This is to increase Twitter's income.</text:p>
      <text:p text:style-name="P4">
The Associated Press reported that since Musk took over Twitter, <text:a xlink:type="simple" xlink:href="https://www.dw.com/zh/zh/马斯克的最后通牒要么拼命工作-要么拿钱走人/a-63790745" text:style-name="Internet_20_link" text:visited-style-name="Visited_20_Internet_20_Link">
he cut off about three -quarters of employees to cut costs</text:a>
At the same time, Twitter's advertising revenue also declined sharply. <text:a xlink:type="simple" xlink:href="https://www.dw.com/zh/zh/马斯克找到推特新任ceo她将于六周后上任/a-65600560" text:style-name="Internet_20_link" text:visited-style-name="Visited_20_Internet_20_Link">
Musk recently hired Linda Yaccarino, the former senior executive of NBC Global Corporation as Twitter CEO</text:a>
, Try to win back to advertisers.</text:p>
      <text:p text:style-name="P4">
(Associated Press, Agence France -Presse, etc.)</text:p>
      <text:p text:style-name="P4">
News Source: <text:a xlink:type="simple" xlink:href="https://www.dw.com/zh/马斯克限制用户推文浏览量：远离手机，去看看亲朋/a-66093998" text:style-name="Internet_20_link" text:visited-style-name="Visited_20_Internet_20_Link">
https://www.dw.com/zh/马斯克限制用户推文浏览量：远离手机，去看看亲朋/a-66093998?maca=chi-rss-chi-all-1127-rdf</text:a>
</text:p>
      <!--NEWS-->
      <text:h text:style-name="P10" text:outline-level="1">
<text:span text:style-name="T4">
The first Xi Jinping ideological research institution outside China was established in Russia</text:span>
</text:h>
      <text:p text:style-name="P4">
Author: None</text:p>
      <text:p text:style-name="P4">
Publisher: Radio Free Asia (Organization)</text:p>
      <text:p text:style-name="P4">
Published Time: 2023-07-02T15:59:41-04:00</text:p>
      <text:p text:style-name="P4">
Modified Time: 2023-07-02T15:59: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623178in" draw:z-index="0">
<draw:image xlink:href="../Images/rfamandarin/2023-07-02T15-59-41-04-00/000000.png" xlink:type="simple" xlink:show="embed" xlink:actuate="onLoad" draw:mime-type="image/png"/>
</draw:frame>
Russian President Putin and Chinese President Xi Jinping held talks in Moscow in March 2023. <text:a xlink:type="simple" xlink:href="https://www.rfa.org/mandarin/Xinwen/5-07022023155445.html/@@images/image" text:style-name="Internet_20_link" text:visited-style-name="Visited_20_Internet_20_Link">
</text:a>
Reuters pictures</text:p>
      <text:p text:style-name="P4">
According to a report from the Chinese official media Xinhua News Agency, the first Xi Jinping ideological research institution outside China was established in Russia. Russian is called "Chinese Contemporary Ideology and Xi Jinping Ideological Research Office". The Asian Institute was established to systematically study Xi Jinping's thoughts on socialism with Chinese characteristics in the new era.</text:p>
      <text:p text:style-name="P4">
Kiril Barbayev, director of the Institute of China and Hyundai Asia, said that the research center aims to objectively analyze the ideas and concepts that constitute the foundation of modern China, which will enable the Russian government, business and scientific circles to better Understand modern China and formulate more accurate strategies and predictions for Russian -China relations.</text:p>
      <text:p text:style-name="P4">
According to Hong Kong's "South China Morning Post", Li Lifan, an expert in Russia and Central Asia at the Shanghai Academy of Social Sciences, said that this new research center has reflected the changes in the Russian academic community in the West and China in the past two years. The point of ‘looking east’ is becoming more and more important in Russia. Some of China's success in poverty reduction and industrial development policies are considered to be useful for some problems in the Russian academic community. He predicts that in the future, researchers and students who specialize in Chinese ideology and students enter Russia's institutes, think tanks, and decision -making institutions will increase China's influence there.</text:p>
      <text:p text:style-name="P4">
It is worth noting that from the 19th National Congress of the Communist Party of China in 2017, by the end of 2021, China has established at least 18 similar Xi Jinping ideological research institutions to study this theory. In 2018, the constitutional amendment canceled the term system of the President of the State, and paved the way for Xi Jinping's re -election of the third national chairman.</text:p>
      <text:p text:style-name="P4">
(Responsible editor: Wang Yun)</text:p>
      <text:p text:style-name="P4">
News Source: <text:a xlink:type="simple" xlink:href="https://www.rfa.org/mandarin/Xinwen/5-07022023155445.html" text:style-name="Internet_20_link" text:visited-style-name="Visited_20_Internet_20_Link">
https://www.rfa.org/mandarin/Xinwen/5-07022023155445.html</text:a>
</text:p>
      <!--NEWS-->
      <text:h text:style-name="P10" text:outline-level="1">
<text:span text:style-name="T4">
Hong Kong asked Google to remove "Wish Rongguang Back to Hong Kong" Google: Take the court's order</text:span>
</text:h>
      <text:p text:style-name="P4">
Author: None</text:p>
      <text:p text:style-name="P4">
Publisher: Radio Free Asia (Organization)</text:p>
      <text:p text:style-name="P4">
Published Time: 2023-07-02T16:08:26-04:00</text:p>
      <text:p text:style-name="P4">
Modified Time: 2023-07-02T16:08: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612011in" draw:z-index="0">
<draw:image xlink:href="../Images/rfamandarin/2023-07-02T16-08-26-04-00/000000.png" xlink:type="simple" xlink:show="embed" xlink:actuate="onLoad" draw:mime-type="image/png"/>
</draw:frame>
The Hong Kong government demanded that Google removed the results of the national anthem of Hong Kong to remove the "Wish Reward to Hong Kong", but Google did not accept the request and asked the Hong Kong government to prove that related songs violated Hong Kong law. <text:a xlink:type="simple" xlink:href="https://www.rfa.org/mandarin/Xinwen/6-07022023160025.html/@@images/image" text:style-name="Internet_20_link" text:visited-style-name="Visited_20_Internet_20_Link">
</text:a>
Reuters pictures</text:p>
      <text:p text:style-name="P4">
According to Hong Kong media reports such as Ming Pao and Sing Tao Daily, Sun Dong, director of innovation technology and industry, recently revealed that the Hong Kong government has previously requested that Google will set the correct national anthem when showing the results of the national anthem in Hong Kong, and removed the "wish "Rongguang returns to Hong Kong"; but Google did not accept this request and asked the Hong Kong government to prove that related songs violated Hong Kong law. There must be a court order to remove the results of the search.</text:p>
      <text:p text:style-name="P4">
Sun Dong said that since Google raises legal issues, the Hong Kong Government uses legal means to solve it.</text:p>
      <text:p text:style-name="P4">
He also introduced that Google's proposal to the Hong Kong Government has a strong rebound, and emphasized that it is not the right national anthem that cannot be settled by scientific and technological reasons. Pushed to the forefront.</text:p>
      <text:p text:style-name="P4">
Since last year, in many international sports events in Hong Kong, it is not the Chinese national anthem on the field, but the song "Wish to Gongguang Hong Kong" by Hong Kong's anti -Chinese protesters in 2019. Hong Kong has repeatedly negotiated to Google, but has been rejected by Google.</text:p>
      <text:p text:style-name="P4">
It is reported that the Hong Kong government has officially applied for a ban to the court to prohibit anyone from spreading this song.</text:p>
      <text:p text:style-name="P4">
(Responsible editor: Wang Yun)</text:p>
      <text:p text:style-name="P4">
News Source: <text:a xlink:type="simple" xlink:href="https://www.rfa.org/mandarin/Xinwen/6-07022023160025.html" text:style-name="Internet_20_link" text:visited-style-name="Visited_20_Internet_20_Link">
https://www.rfa.org/mandarin/Xinwen/6-07022023160025.html</text:a>
</text:p>
      <!--NEWS-->
      <text:h text:style-name="P10" text:outline-level="1">
<text:span text:style-name="T4">
News: Anwar has not signed a number of secretary secretary of the Malaysian State.</text:span>
</text:h>
      <text:p text:style-name="P4">
Author: 联合早报 (Person)</text:p>
      <text:p text:style-name="P4">
Publisher: 联合早报 (Organization)</text:p>
      <text:p text:style-name="P4">
Published Time: 2023-07-02T16:10</text:p>
      <text:p text:style-name="P4">
Modified Time: 2023-07-02T16:30</text:p>
      <text:p text:style-name="P4">
Description: The unity government led by Malaysian Prime Minister Anhua has been in power for about seven months. Many ministers' press secretaries revealed that they have not received salary in the past few months because Anhua has not signed their employment books. Three press secretaries who requested anonymous told the online media "Free Malaysia Today", he ...</text:p>
      <text:p text:style-name="P4">
Videos: []</text:p>
      <text:p text:style-name="P4">
Audios: []</text:p>
      <text:p text:style-name="P4">
Images: []</text:p>
      <text:p text:style-name="P4">
Type: NewsArticle</text:p>
      <text:p text:style-name="P4">
Breadcrumbs: ['即时', '国际']</text:p>
      <text:p text:style-name="P4">
Keywords: ['安华', '薪金', '马来西亚']</text:p>
      <!--METADATA-->
      <text:p text:style-name="P4">
The unity government led by Malaysian Prime Minister Anhua has been in power for about seven months. Many ministers' press secretaries revealed that they have not received salary in the past few months because Anhua has not signed their employment books.</text:p>
      <text:p text:style-name="P4">
The three press secretaries requested anonymous told the online media that "Liberty Today Malaysia", in addition to not receiving salary, they have not received a notice of delayed salary of the government. They said that if there is no salary, they may resign.</text:p>
      <text:p text:style-name="P4">
A press secretary pointed out that he intends to go to the company with better treatment, but does not want the current work halfway. Another press secretary who has been working for six months revealed that he only received a business subsidy when he was on a business trip. According to him, some minister assistants have not received any salary as this year.</text:p>
      <text:p text:style-name="P4">
He said: "I only receive the allowance when traveling on a business trip, and I usually use savings. I really like to work in the government department, but if there is no salary, I may not be able to support it in December."</text:p>
      <text:p text:style-name="P4">
A press secretary said that the government has notified the press secretaries of all ministers that their salary will be delayed because Anhua has not signed a letter of employment. He did not know the reason why the government delayed paid or how much salary he had received. He said that even the minister did not know the salary of his secretary.</text:p>
      <text:p text:style-name="P4">
He revealed that they have sent a letter to the Public Service Bureau through a senior private secretary of a minister, but have not received a reply. Those who are arrears are not only press secretaries, but also officials from multiple departments. They could only receive business business since last year, and they could not receive salary and special allowances at all.</text:p>
      <text:p text:style-name="P4">
News Source: <text:a xlink:type="simple" xlink:href="https://www.zaobao.com.sg/realtime/world/story20230702-1409967" text:style-name="Internet_20_link" text:visited-style-name="Visited_20_Internet_20_Link">
https://www.zaobao.com.sg/realtime/world/story20230702-1409967</text:a>
</text:p>
      <!--NEWS-->
      <text:h text:style-name="P10" text:outline-level="1">
<text:span text:style-name="T4">
China's Internet companies have risen but the overall economy is worrying</text:span>
</text:h>
      <text:p text:style-name="P4">
Author: None</text:p>
      <text:p text:style-name="P4">
Publisher: Radio Free Asia (Organization)</text:p>
      <text:p text:style-name="P4">
Published Time: 2023-07-02T16:24:00-04:00</text:p>
      <text:p text:style-name="P4">
Modified Time: 2023-07-02T16:26: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070952in" draw:z-index="0">
<draw:image xlink:href="../Images/rfamandarin/2023-07-02T16-24-00-04-00/000000.png" xlink:type="simple" xlink:show="embed" xlink:actuate="onLoad" draw:mime-type="image/png"/>
</draw:frame>
Cumulative growth of Internet business incomeNetwork screenshot/China Industry and Information Department</text:p>
      <text:p text:style-name="P4">
According to data released by the Ministry of Industry and Information Technology on Saturday (July 1), from January to May, the Internet business revenue of the Internet and related service companies above designated size was 531 billion yuan, an increase of 2.8%year-on-year; 57.62 billion yuan, a year -on -year increase of 43%.</text:p>
      <text:p text:style-name="P4">
Data in the subdivided field show that enterprises focusing on information services(Including news, search, social, game, music videos, etc.)Internet business revenue decreased by 1%year -on -year;(Including local life, car rental, travel, travel, financial services, cars, houses and houses, etc.)Internet business revenue increased by 12.5%year -on -year; companies that mainly provide online sales services(Including commodities, agricultural and sideline products, comprehensive e -commerce, medical supplies, express delivery, etc.)Internet business revenue increased by 33.9%year -on -year.</text:p>
      <text:p text:style-name="P4">
Hong Kong's "South China Morning Post" pointed out in the report that the downturn in the Internet industry in the same period last year was largely because the Chinese government's suppression of the industry at the end of 2020. Now this industry is trying to leave the negative impact of these measures behind.</text:p>
      <text:p text:style-name="P4">
But the pace of recovery of China's economy is still slow. A few days ago, the manufacturing procurement manager index (PMI) in June was 49.0%, which was still lower than the Rongku Line 50.</text:p>
      <text:p text:style-name="P4">
(Responsible editor: Wang Yun)</text:p>
      <text:p text:style-name="P4">
News Source: <text:a xlink:type="simple" xlink:href="https://www.rfa.org/mandarin/Xinwen/7-07022023160904.html" text:style-name="Internet_20_link" text:visited-style-name="Visited_20_Internet_20_Link">
https://www.rfa.org/mandarin/Xinwen/7-07022023160904.html</text:a>
</text:p>
      <!--NEWS-->
      <text:h text:style-name="P10" text:outline-level="1">
<text:span text:style-name="T4">
China purchase a large amount of natural gas for energy safety</text:span>
</text:h>
      <text:p text:style-name="P4">
Author: None</text:p>
      <text:p text:style-name="P4">
Publisher: Radio Free Asia (Organization)</text:p>
      <text:p text:style-name="P4">
Published Time: 2023-07-02T16:31:48-04:00</text:p>
      <text:p text:style-name="P4">
Modified Time: 2023-07-02T16:31: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12011in" draw:z-index="0">
<draw:image xlink:href="../Images/rfamandarin/2023-07-02T16-31-48-04-00/000000.png" xlink:type="simple" xlink:show="embed" xlink:actuate="onLoad" draw:mime-type="image/png"/>
</draw:frame>
China Dalian LNG (LNG) storage tank receiving station <text:a xlink:type="simple" xlink:href="https://www.rfa.org/mandarin/Xinwen/8-07022023162640.html/@@images/image" text:style-name="Internet_20_link" text:visited-style-name="Visited_20_Internet_20_Link">
</text:a>
Reuters pictures</text:p>
      <text:p text:style-name="P4">
According to Bloomberg, although the global energy crisis has been reduced, China still purchases a large number of natural gas from various countries.</text:p>
      <text:p text:style-name="P4">
Data show that so far this year, 33%of long -term liquefied natural gas transactions have flowed to China. China is expected to become the world's largest liquefied natural gas importing country in 2023. And Chinese companies have agreed to buy more natural gas with a long -term basis for the third consecutive year, and the number exceeds any country.</text:p>
      <text:p text:style-name="P4">
The report emphasized that China's purchase strategy is to scattered imports between countries to buffer geopolitical interference in one step. Last month, China Petroleum Natural Gas Group signed a 27 -year agreement with Qatar and obtained its equity in the country's large expansion projects. At the same time Signed a contract with American developer Chenierenergy Inc. for decades.</text:p>
      <text:p text:style-name="P4">
Traders who understand the government's strategy revealed that the power outage and supply in the past few years have changed the way of thinking of Chinese policy makers. They are now more inclined to protect energy and safety, rather than considering fuel importers that may be overdone.</text:p>
      <text:p text:style-name="P4">
(Responsible editor: Wang Yun)</text:p>
      <text:p text:style-name="P4">
News Source: <text:a xlink:type="simple" xlink:href="https://www.rfa.org/mandarin/Xinwen/8-07022023162640.html" text:style-name="Internet_20_link" text:visited-style-name="Visited_20_Internet_20_Link">
https://www.rfa.org/mandarin/Xinwen/8-07022023162640.html</text:a>
</text:p>
      <!--NEWS-->
      <text:h text:style-name="P10" text:outline-level="1">
<text:span text:style-name="T4">
Japanese economy: Is the sun back? (Free version)</text:span>
</text:h>
      <text:p text:style-name="P4">
Authors: ['']</text:p>
      <text:p text:style-name="P4">
Publisher: 英国《金融时报》</text:p>
      <text:p text:style-name="P4">
Time: 2023-07-02T16:34:31+00:00</text:p>
      <text:p text:style-name="P4">
Published Time: 2023-07-01T12:00:99+08:00</text:p>
      <text:p text:style-name="P4">
Modified Time: 2023-07-02T11:39:99+08:00</text:p>
      <text:p text:style-name="P4">
Description: Xu Jin: Under the holding of Buffett, the Japanese economy seems to be the focus of people's attention, and Chinese social media has also begun to pay attention to Gu Chaoming's theory of great recession. What are the biggest misunderstandings and experiences about Japan's "20 years of loss"?</text:p>
      <text:p text:style-name="P4">
Images: ["<text:a xlink:type="simple" xlink:href="https://thumbor.ftacademy.cn/unsafe/picture/7/000186237_piclink.jpg" text:style-name="Internet_20_link" text:visited-style-name="Visited_20_Internet_20_Link">
000186237_pic...</text:a>
"]</text:p>
      <text:p text:style-name="P4">
Themes: ['徐瑾经济人', '关注']</text:p>
      <text:p text:style-name="P4">
Keywords: ['徐瑾经济人', '日本经济', '经济衰退']</text:p>
      <text:p text:style-name="P4">
Type: Article</text:p>
      <!--METADATA-->
      <text:p text:style-name="P4">
<draw:frame draw:style-name="fr1" draw:name="Image130" text:anchor-type="as-char" svg:width="6.9236in" svg:height="3.901286in" draw:z-index="0">
<draw:image xlink:href="../Images/FT Chinese Free Version/2023-07-02T16-34-31-00-00/00018623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Japanese economy seems to return to the World Following Center.</text:p>
      <text:p text:style-name="P4">
In the past, when talking about Japan, the first impression was that the "lost twenty years" or even thirty years, so that many investment banks reported that Asia is a benchmark for emerging markets as a vigorous growth, it is often removed from Japan. Nowadays, the stock god Buffett has increased its holdings of the five comprehensive marketing of Japan. Japan has become its largest investment place outside the United States. The Japanese stock market has recently reached a new high, and it is even expected to become the best performance in the world this year. Everything has made the world re -examine. Is the Japanese economy really back?</text:p>
      <text:p text:style-name="P4">
Looking at the Japanese economy in the world, it is always easy to fall into extreme myths. Regardless of criticism or praise, it is often easy to associate the gains and losses of the Japanese economy more with factors such as culture. It seems that Japan's success or failure is accompanied by Japanese characteristics. This simplified perspective in fact makes understanding that Japan has entered a dead cycle of explanation. Because of the characteristics of Japan, Japan becomes like this, which makes the Japanese problem become a self -derived ambiguous mystery, becoming an unable to explain.</text:p>
      <text:p text:style-name="P4">
In the past ten years, I have been paying attention to the Japanese economy, and I have written Japanese trilogy in the process. From the perspective of economic perspective, although the Japanese economy has its own characteristics, it is essentially the basic law of separation from the economy -the essence behind the restoration of the Japanese economic story is still a post -developed economy fell from reform to a decline in growth rate. The struggle story, the standard economics principles are still effective, helping to understand the many seemingly unique characteristics of the Japanese economy.</text:p>
      <text:p text:style-name="P4">
For Chinese people, the most concerned is naturally the story of "20 years lost" after Japan in the 1990s. Regarding this period of history, there are still a lot of controversy. Some people think that "the loss of 20 years" does not exist, and some people emphasize that they have been "lost thirty years". Overall, everyone tends to treat the past Japanese economy as a overall stage: either think this is a thorough "lost twenty years", which is the era of failure. Many people even think that this is a typical Japanese strategy that is daring. For example, there is always a saying that Japanese overseas investment has re -created an overseas Japan.</text:p>
      <text:p text:style-name="P4">
How is the truth? In fact, "the 20 years of loss" exist naturally, but it is difficult to simply judge the right and wrong, but this history is actually divided into different stages in these twenty years. The so -called "lost twenty years" is generally identified as from 1992 to 2012. During this period, the economic growth rate was low or even close to 0. Data showed that in the past 20 years, the actual annual growth rate of the Japanese economy was 0.8%. The growth rate is 0%; at the same time, the inflation is even negative, and the contraction is raging. Obviously, this is obviously contrasting with the era of high -speed growth in the high -speed growth of Japanese fire, and it also makes people reflect. What happened?</text:p>
      <text:p text:style-name="P4">
It is undeniable that this is the 20 years of lost and 20 years of shrinking. Long -term low growth means that in the era of stock economy, enterprises and individuals need enough effort to survive. In the past 20 years, in fact, it has experienced different stages. It can be said that the reason why the Japanese economy has not performed well is often due to the internal and external transportation. It is often the internal adjustment that is exterior and encountered a storm.</text:p>
      <text:p text:style-name="P4">
I visited Japan in 2017 and could not visit people in the economy. I talked about a lot of macro problems, but a micro -case impressed me. Once, my friend took me to visit an enterprise that is an foundry for Apple. This company is a typical Japanese small and medium -sized enterprise with some technologies, but the scale is not large. The main business is that large companies are foundry. They were founded before the war. The products have also experienced several iterations. The chairman of the reception is the third -generation business owner. He shared the decades of development of his own company. It can be described as a thrilling. It is a microcosm of different cycles in a macro environment. The shock is not waiting; the early 1990s had recession, and the economy had just returned to 3%in the mid -1990s. Japan broke out in a bank crisis. After that, there was a relatively stable period of development after the reform of the Koizumi era, but suddenly the 2008 financial crisis and the aging of Japan all affected the company's strategy and development to varying degrees.</text:p>
      <text:p text:style-name="P4">
For this visit, the deepest thing I feel is that in a society where investment returns are gradually declining, the stock economy has become the main body. Even a small company, the macro cycle can be described as far -reaching impact on them. It can be said that enterprises in the macro -ripple nuclear and waves need to work hard to grasp the trend in order to barely seek for survival.</text:p>
      <text:p text:style-name="P4">
A few years ago, Chinese companies did not seem to feel the harsh experience of Japanese counterparts. After all, they are in an incremental economy era. It seems that there are new opportunities every day. Grasp a wave of bonus and fast money. After I returned to China, when I talked about Japan in economic sharing, many people always disagreed. Everyone felt that no matter from the growth rate or the volume, Japan and China were not comparable after all. Unexpectedly, a few years have passed, and when the growth rate falls "accidents", everyone realizes that everything we have experienced, Japan may have gone through, in a sense, it can even be said that Many people began to study the golden track of the downward era of Japan.</text:p>
      <text:p text:style-name="P4">
Recently, domestic social media has re -paid attention to the research by Gu Chaoming, the Institute of Institute of Obuya. The core theory of Gu Chaoming is to explain the 20 years that Japan lost in the decline of the balance sheet. Simply put, if the liabilities of the enterprise are too high, once the decline occurs, enterprises tend to repay debts, and the economy will face the lack of demand, which will lead to a simple decline evolution to a more serious long -term depression. I personally think that in a sense, the decline of the balance sheet can be regarded as a severe form of shrinking.</text:p>
      <text:p text:style-name="P4">
When I was in Japan, I met Gu Chaoming once. I had a long talk. The most impressive point is that he told me that China is the best candidate for the crisis of the balance sheet. For this reason, he is very worried and his expression is moving.</text:p>
      <text:p text:style-name="P4">
From the perspective of Japanese corporate asset -liability statements, explaining the sinking of the Japanese economy undoubtedly provided a good angle, and it also has a strong reference significance for the Chinese situation today. Of course, the behavior of the balance sheet itself is not the ultimate source of itself. The reduction of the return on investment behind it and the changes in the international political and economic pattern change are more valued. Compared to how to explain for two decades, what is important is how to get out. The difficulty is that no matter how close the economic explanation, it cannot avoid reforms, because economic difficulties are not only economical, but also politics, and even the combination of geopolitics. Vertical.</text:p>
      <text:p text:style-name="P4">
In a sense, the success or failure of an economy itself is the success of a subsystem in a complex system, not the success of a separate system. It depends directly on the surrounding geographical relationships, and sometimes it is even a zero -sum game game. For example, sometimes the loss of Japan is the gain of other countries, and sometimes the gain of Japan also means the loss of other countries.The sun falls, the sun rises again, and the Japanese economy will return, but who will leave the scene? ** Note: This article only represents the author's own point of view. Xu Jin is the author of the "Japanese trilogy", and it is also the "important economy" of the public account.</text:p>
      <text:p text:style-name="P4">
News Source: <text:a xlink:type="simple" xlink:href="http://www.ftchinese.com/story/001100130" text:style-name="Internet_20_link" text:visited-style-name="Visited_20_Internet_20_Link">
http://www.ftchinese.com/story/001100130</text:a>
</text:p>
      <!--NEWS-->
      <text:h text:style-name="P10" text:outline-level="1">
<text:span text:style-name="T4">
Hong Kong GDP has doubled in 1997 but the export has fallen for 13 consecutive months</text:span>
</text:h>
      <text:p text:style-name="P4">
Author: None</text:p>
      <text:p text:style-name="P4">
Publisher: Radio Free Asia (Organization)</text:p>
      <text:p text:style-name="P4">
Published Time: 2023-07-02T16:35:42-04:00</text:p>
      <text:p text:style-name="P4">
Modified Time: 2023-07-02T16:35: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4.612011in" draw:z-index="0">
<draw:image xlink:href="../Images/rfamandarin/2023-07-02T16-35-42-04-00/000000.png" xlink:type="simple" xlink:show="embed" xlink:actuate="onLoad" draw:mime-type="image/png"/>
</draw:frame>
Hong Kong Financial Secretary Chen Maobo <text:a xlink:type="simple" xlink:href="https://www.rfa.org/mandarin/Xinwen/9-07022023163225.html/@@images/image" text:style-name="Internet_20_link" text:visited-style-name="Visited_20_Internet_20_Link">
</text:a>
Reuters pictures</text:p>
      <text:p text:style-name="P4">
According to Sing Tao Global Network, the Hong Kong government just commemorated the 26th anniversary of the establishment of Hong Kong's return to China and the SAR on Saturday (July 1). Chen Maobo, the director of the Hong Kong Financial Secretary, published an article on the Internet on July 2, saying that Hong Kong's economy has continued to develop. The local GDP (GDP) has exceeded 2.800 billion Hong Kong dollars, which is more than doubled from 1997. 2.8%, the average growth rate of other developed economies during the same period.</text:p>
      <text:p text:style-name="P4">
He also emphasized that Hong Kong people should seize historical development opportunities, allow young people to understand the national development process and goals more deeply, give full play to the director and contribute the country.</text:p>
      <text:p text:style-name="P4">
But on the other side, Hong Kong's economy has encountered great problems. The latest data show that the cumulative decline in exports in Hong Kong in the first five months of this year reached 16.3%, and imports also fell 13.4%. The exit has fallen for 13 consecutive months. Chen Maobo also told the media last weekend that whether Hong Kong's economy can reach 3.5%to 5.5%of the forecast growth rate this year, it also depends on the improvement of the external economic environment. Qiu Yinghua, director of the Hong Kong Business and Economic Development Bureau, also told the media that the overall economy of Hong Kong may not fully recover until the fourth quarter or next year.</text:p>
      <text:p text:style-name="P4">
(Responsible editor: Wang Yun)</text:p>
      <text:p text:style-name="P4">
News Source: <text:a xlink:type="simple" xlink:href="https://www.rfa.org/mandarin/Xinwen/9-07022023163225.html" text:style-name="Internet_20_link" text:visited-style-name="Visited_20_Internet_20_Link">
https://www.rfa.org/mandarin/Xinwen/9-07022023163225.html</text:a>
</text:p>
      <!--NEWS-->
      <text:h text:style-name="P10" text:outline-level="1">
<text:span text:style-name="T4">
Peng Jiahui Breaking the Golden Melody Award Records the influence of the Chinese circle of Taiwan music scene in Taiwan</text:span>
</text:h>
      <text:p text:style-name="P4">
Author: None</text:p>
      <text:p text:style-name="P4">
Publisher: Radio Free Asia (Organization)</text:p>
      <text:p text:style-name="P4">
Published Time: 2023-07-02T16:38:25-04:00</text:p>
      <text:p text:style-name="P4">
Modified Time: 2023-07-02T16:38: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12011in" draw:z-index="0">
<draw:image xlink:href="../Images/rfamandarin/2023-07-02T16-38-25-04-00/000000.png" xlink:type="simple" xlink:show="embed" xlink:actuate="onLoad" draw:mime-type="image/png"/>
</draw:frame>
Taiwanese singer Peng Jiahui won the 34th Golden Melody Awards Best Hakka Singer Award <text:a xlink:type="simple" xlink:href="https://www.rfa.org/mandarin/Xinwen/10-07022023163609.html/@@images/image" text:style-name="Internet_20_link" text:visited-style-name="Visited_20_Internet_20_Link">
</text:a>
Facebook screenshot/Peng Jiahui</text:p>
      <text:p text:style-name="P4">
The 34th Golden Melody Awards in Taiwan ended on Saturday (July 1). Taiwanese singer Peng Jiahui won the Golden Melody Award for Best Hakka Singer Award, breaking the Golden Melody Awards record, and becoming the first singer who has the best Chinese singer award and guest singer award.</text:p>
      <text:p text:style-name="P4">
Reuters mentioned in the report that Taiwan music has a great influence in the Chinese world, partly because the creativity of music is not limited by the censorship system.</text:p>
      <text:p text:style-name="P4">
It is reported that the Golden Melody Awards are commended not only Chinese songs, but also Taiwanese, guest language and Aboriginal singers, highlighting the government's dedication to promoting Chinese language. In contrast, although the Chinese Constitution protects the language of ethnic minorities, it actually only promotes Mandarin.</text:p>
      <text:p text:style-name="P4">
Taiwan President Tsai Ing -wen said on Facebook and other social media that the heart of music loved music eliminated the language boundary between different ethnic groups.</text:p>
      <text:p text:style-name="P4">
(Responsible editor: Wang Yun)</text:p>
      <text:p text:style-name="P4">
News Source: <text:a xlink:type="simple" xlink:href="https://www.rfa.org/mandarin/Xinwen/10-07022023163609.html" text:style-name="Internet_20_link" text:visited-style-name="Visited_20_Internet_20_Link">
https://www.rfa.org/mandarin/Xinwen/10-07022023163609.html</text:a>
</text:p>
      <!--NEWS-->
      <text:h text:style-name="P10" text:outline-level="1">
<text:span text:style-name="T4">
European space telescope lifts off to explore the mystery of "Dark Universe"</text:span>
</text:h>
      <text:p text:style-name="P4">
Author: 联合早报 (Person)</text:p>
      <text:p text:style-name="P4">
Publisher: 联合早报 (Organization)</text:p>
      <text:p text:style-name="P4">
Published Time: 2023-07-02T16:59</text:p>
      <text:p text:style-name="P4">
Modified Time: 2023-07-02T17:32</text:p>
      <text:p text:style-name="P4">
Description: The European Text Mirror in Europe was lifted off on Saturday (July 1) to start its task of exploring the dark matter and dark energy of the universe. Euclid (Euclid) at 11:12 on the 1st of the Eastern United States (23:12 on the 1st Singapore time), take the United States ...</text:p>
      <text:p text:style-name="P4">
Videos: []</text:p>
      <text:p text:style-name="P4">
Audios: []</text:p>
      <text:p text:style-name="P4">
Images: []</text:p>
      <text:p text:style-name="P4">
Type: NewsArticle</text:p>
      <text:p text:style-name="P4">
Breadcrumbs: ['即时', '国际']</text:p>
      <text:p text:style-name="P4">
Keywords: ['太空', '火箭']</text:p>
      <!--METADATA-->
      <text:p text:style-name="P4">
The European Text Mirror in Europe was lifted off on Saturday (July 1) to start its task of exploring the dark matter and dark energy of the universe.</text:p>
      <text:p text:style-name="P4">
Euclid (Euclid) at 11:12 on the 1st on the 1st of the United States (at 23:12 on Singapore time 1), take the American Space Exploration Technology Company (SpaceX) Rocket "Falcon9" (Falcon9) from Florida The Kanavir Horn Air Force Base lifts off. Subsequently, Eu Jili was successfully separated from the Rockets. The European Space Administration confirmed that it has received signals from the Eujoli through the ground station in Australia.</text:p>
      <text:p text:style-name="P4">
The Xinhua News Agency quoted the European Space Agency that in order to solve the mystery of Dark Universe, European Jili has to explore the two mysterious components of the universe -dark matter and dark energy to understand the composition of the universe.</text:p>
      <text:p text:style-name="P4">
According to reports, Oujili will observe billions of galaxies within the range of 10 billion light years to create the largest and most accurate cosmic three -dimensional map so far. This detailed chart contains information such as galaxy shape, position and movement, which will reveal the distribution of cosmic material and the evolution of the universe, to help astronomers infer the attributes of the dark energy and dark matter, and increase the human understanding of the role of gravity and the essence of the universe.</text:p>
      <text:p text:style-name="P4">
Carol Mantul, director of science of the European Space Agency, said that the nature of the secret matter and dark energy and the role they play in the universe can help humans understand the universe of our lives.</text:p>
      <text:p text:style-name="P4">
Agence France -Presse reported that after the Russia's Ukrainian war was suspended from the SOYUZ Rockets, the European Space Administration turned to use SpaceX rockets to perform this task.</text:p>
      <text:p text:style-name="P4">
News Source: <text:a xlink:type="simple" xlink:href="https://www.zaobao.com.sg/realtime/world/story20230702-1409981" text:style-name="Internet_20_link" text:visited-style-name="Visited_20_Internet_20_Link">
https://www.zaobao.com.sg/realtime/world/story20230702-1409981</text:a>
</text:p>
      <!--NEWS-->
      <text:h text:style-name="P10" text:outline-level="1">
<text:span text:style-name="T4">
German Chancellor Xiao Zi is concerned about the development of French riots</text:span>
</text:h>
      <text:p text:style-name="P4">
Publisher: 法新社</text:p>
      <text:p text:style-name="P4">
Published Time: 2023-07-02T17:02:09+00:00</text:p>
      <text:p text:style-name="P4">
Modified Time: 2023-07-02T18:35:02+00:00</text:p>
      <text:p text:style-name="P4">
Description: (Agence France -Presse Berlin, 2nd) German Chancellor Xiao Zi said today that he "concerned" pay attention to the development of French riots. French President Machong had decided to postpone a visit to Germany due to domestic turmoil yester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7-02T17-02-09-00-00/000000.png" xlink:type="simple" xlink:show="embed" xlink:actuate="onLoad" draw:mime-type="image/png"/>
</draw:frame>
Olafscholz said in an interview with the German No. 1 TV (ARD) that France was a "friendly neighbor" in Germany, and the Paris and Berlin authorities cooperated to "ensure that the European Union operates well, which is important for our common future."</text:p>
      <text:p text:style-name="P4">
He pointed out: "Therefore, we will be concerned about concern (French riots develop). I very much hope, and of course I am convinced that the French president will try to ensure that the situation can be improved rapidly."</text:p>
      <text:p text:style-name="P4">
The Presidential Palace of Germany announced yesterday that Emmanuel Macron was delayed that the country was scheduled to start today. The French wave of riots killed an African -American teenager for shooting a policeman.</text:p>
      <text:p text:style-name="P4">
When the reporter asked if this wave of riots could cause the situation of France and Europe, Xiao Zi replied, "I don't think the situation in France is unstable."</text:p>
      <text:p text:style-name="P4">
He also said, "I understand the decision to stay in the country in China. I will do this if it is changed."</text:p>
      <text:p text:style-name="P4">
News Source: <text:a xlink:type="simple" xlink:href="https://www.rfi.fr/cn/%E5%9B%BD%E9%99%85%E6%8A%A5%E9%81%93/20230702-%E5%BE%B7%E5%9B%BD%E6%80%BB%E7%90%86%E8%90%A7%E5%85%B9%E5%85%B3%E6%B3%A8%E6%B3%95%E5%9B%BD%E6%9A%B4%E4%B9%B1%E5%8F%91%E5%B1%95" text:style-name="Internet_20_link" text:visited-style-name="Visited_20_Internet_20_Link">
https://www.rfi.fr/cn/%E5%9B%BD%E9%99%85%E6%8A%A5%E9%81%93/20230702-%E5%BE%B7%E5%9B%BD%E6%80%BB%E7%90%86%E8%90%A7%E5%85%B9%E5%85%B3%E6%B3%A8%E6%B3%95%E5%9B%BD%E6%9A%B4%E4%B9%B1%E5%8F%91%E5%B1%95</text:a>
</text:p>
      <!--NEWS-->
      <text:h text:style-name="P10" text:outline-level="1">
<text:span text:style-name="T4">
Cambodian nightclub fire burns to death, including Chinese and Vietnamese people</text:span>
</text:h>
      <text:p text:style-name="P4">
Author: 联合早报 (Person)</text:p>
      <text:p text:style-name="P4">
Publisher: 联合早报 (Organization)</text:p>
      <text:p text:style-name="P4">
Published Time: 2023-07-02T17:08</text:p>
      <text:p text:style-name="P4">
Modified Time: 2023-07-02T17:08</text:p>
      <text:p text:style-name="P4">
Description: A fire broke out on Saturday (July 1) in the Cambodian capital of Phnom Penh. The Phnom Penh police confirmed that the fire burned eight people, including Chinese, Vietnamese and Cambodians. According to the Khmer Times, a night name of 6969 ...</text:p>
      <text:p text:style-name="P4">
Videos: []</text:p>
      <text:p text:style-name="P4">
Audios: []</text:p>
      <text:p text:style-name="P4">
Images: []</text:p>
      <text:p text:style-name="P4">
Type: NewsArticle</text:p>
      <text:p text:style-name="P4">
Breadcrumbs: ['即时', '国际']</text:p>
      <text:p text:style-name="P4">
Keywords: ['柬埔寨', '火灾']</text:p>
      <!--METADATA-->
      <text:p text:style-name="P4">
A fire broke out on Saturday (July 1) in the Cambodian capital of Phnom Penh. The Phnom Penh police confirmed that the fire burned eight people, including Chinese, Vietnamese and Cambodians.</text:p>
      <text:p text:style-name="P4">
According to the Khmer Times, a nightclub on the fifth floor of the Toul Kork of Phnom Penh was at 5 pm on the fifth floor of the 6969.</text:p>
      <text:p text:style-name="P4">
Bo Yong, director of the Fire and Rescue Police Office, said that although firefighters arrived quickly, they failed to rescue eight victims in time because they were trapped on the top floor of the building at the time. The toxic and thick smoke released by the fire also hindered rescue.</text:p>
      <text:p text:style-name="P4">
Bo Yong also said that the fire was caused by the short circuit of the wire.</text:p>
      <text:p text:style-name="P4">
Police were also searching in the fire.</text:p>
      <text:p text:style-name="P4">
In December last year, a casino near the border of Thailand lost fire and burned 26 people. Some gamblers were forced to jump to escape.</text:p>
      <text:p text:style-name="P4">
News Source: <text:a xlink:type="simple" xlink:href="https://www.zaobao.com.sg/realtime/world/story20230702-1409982" text:style-name="Internet_20_link" text:visited-style-name="Visited_20_Internet_20_Link">
https://www.zaobao.com.sg/realtime/world/story20230702-1409982</text:a>
</text:p>
      <!--NEWS-->
      <text:h text:style-name="P10" text:outline-level="1">
<text:span text:style-name="T4">
French violence and riots entered the fifth night showing that the degree of riots weakened</text:span>
</text:h>
      <text:p text:style-name="P4">
Author: chinese@voanews.com (美国之音)</text:p>
      <text:p text:style-name="P4">
Publisher: 美国之音中文网 (Type: NewsMediaOrganization)</text:p>
      <text:p text:style-name="P4">
Published Time: 2023-07-02T17:09:28+08:00</text:p>
      <text:p text:style-name="P4">
Modified Time: 2023-07-02 09:09:28Z</text:p>
      <text:p text:style-name="P4">
Description: France conflicts with police on Saturday and Sunday earlier and earlier Sunday. The riots attacked a mayor's house with a burning car. France is facing the fifth night riots caused by police killing a teenager, but compared with the previous night, the overall violence seems to have weakened.</text:p>
      <text:p text:style-name="P4">
Videos: []</text:p>
      <text:p text:style-name="P4">
Images: []</text:p>
      <text:p text:style-name="P4">
Categories: ['欧洲', '中国']</text:p>
      <text:p text:style-name="P4">
Type: None</text:p>
      <!--METADATA-->
      <text:p text:style-name="P4">
Nonenone</text:p>
      <text:p text:style-name="P4">
News Source: <text:a xlink:type="simple" xlink:href="https://www.voachinese.com/a/france-faces-5th-night-of-rioting-over-teen-s-killing-by-police-signs-of-subsiding-violence-20230702/7163640.html" text:style-name="Internet_20_link" text:visited-style-name="Visited_20_Internet_20_Link">
https://www.voachinese.com/a/france-faces-5th-night-of-rioting-over-teen-s-killing-by-police-signs-of-subsiding-violence-20230702/7163640.html</text:a>
</text:p>
      <!--NEWS-->
      <text:h text:style-name="P10" text:outline-level="1">
<text:span text:style-name="T4">
Major in Baltimore, USA, a major shooting incident was brewed 28 injuries</text:span>
</text:h>
      <text:p text:style-name="P4">
Author: 联合早报 (Person)</text:p>
      <text:p text:style-name="P4">
Publisher: 联合早报 (Organization)</text:p>
      <text:p text:style-name="P4">
Published Time: 2023-07-02T17:15</text:p>
      <text:p text:style-name="P4">
Modified Time: 2023-07-02T21:03</text:p>
      <text:p text:style-name="P4">
Description: The US media quoted the Baltimore police spokesman said that the "large -scale shooting incident" occurred on Saturday (July 1) in Nama Bal's Momo, and the police had rushed to the scene. Comprehensive Reuters and Agence France -Presse reported on Sunday (2nd) that preliminary reports showed that at least two of them died, ...</text:p>
      <text:p text:style-name="P4">
Videos: []</text:p>
      <text:p text:style-name="P4">
Audios: []</text:p>
      <text:p text:style-name="P4">
Images: []</text:p>
      <text:p text:style-name="P4">
Type: NewsArticle</text:p>
      <text:p text:style-name="P4">
Breadcrumbs: ['即时', '国际']</text:p>
      <text:p text:style-name="P4">
Keywords: ['枪击案', '美国']</text:p>
      <!--METADATA-->
      <text:p text:style-name="P4">
The US media quoted the Baltimore police spokesman said that the "large -scale shooting incident" occurred on Saturday (July 1) in Nama Bal's Momo, and the police had rushed to the scene.</text:p>
      <text:p text:style-name="P4">
Comprehensive Reuters and Agence France -Presse reported on Sunday (2nd) that preliminary reports showed that at least two people died and 28 were injured.</text:p>
      <text:p text:style-name="P4">
According to the FOX 45 report of the Balt Momo Channel, 10 people were sent to the hospital by the police, and 19 others went to the hospital by themselves, and added that a witness said they heard that they heard twenty or thirty guns.</text:p>
      <text:p text:style-name="P4">
Rich Worley, Director of Baltimore, said at a press conference that the police received a number of alarm calls on Sunday morning on the Brooklyn District.</text:p>
      <text:p text:style-name="P4">
Police issued a statement saying that when a 18 -year -old girl was discovered, she was killed at the scene, and another 20 -year -old man died after being sent to the hospital.</text:p>
      <text:p text:style-name="P4">
Wali said the authorities are trying to determine the suspect and determine the motivation to commit crimes. He said: "This is a extensive crime scene, and our detective will stay here for a long time."</text:p>
      <text:p text:style-name="P4">
News Source: <text:a xlink:type="simple" xlink:href="https://www.zaobao.com.sg/realtime/world/story20230702-1409983" text:style-name="Internet_20_link" text:visited-style-name="Visited_20_Internet_20_Link">
https://www.zaobao.com.sg/realtime/world/story20230702-1409983</text:a>
</text:p>
      <!--NEWS-->
      <text:h text:style-name="P10" text:outline-level="1">
<text:span text:style-name="T4">
Poland will add police forces to maintain public security with the border with the White Ross</text:span>
</text:h>
      <text:p text:style-name="P4">
Author: 联合早报 (Person)</text:p>
      <text:p text:style-name="P4">
Publisher: 联合早报 (Organization)</text:p>
      <text:p text:style-name="P4">
Published Time: 2023-07-02T17:31</text:p>
      <text:p text:style-name="P4">
Modified Time: 2023-07-02T17:31</text:p>
      <text:p text:style-name="P4">
Description: Poland will send 500 police officers around the border of the White Ross to maintain public security. Reuters reported that Mariusz Kaminski issued a tweet on Sunday (July 2), saying that 187 people tried to get more illegally on Saturday (1st) ...</text:p>
      <text:p text:style-name="P4">
Videos: []</text:p>
      <text:p text:style-name="P4">
Audios: []</text:p>
      <text:p text:style-name="P4">
Images: []</text:p>
      <text:p text:style-name="P4">
Type: NewsArticle</text:p>
      <text:p text:style-name="P4">
Breadcrumbs: ['即时', '国际']</text:p>
      <text:p text:style-name="P4">
Keywords: ['波兰', '白罗斯']</text:p>
      <!--METADATA-->
      <text:p text:style-name="P4">
Poland will send 500 police officers around the border of the White Ross to maintain public security.</text:p>
      <text:p text:style-name="P4">
Reuters reported that Mariusz Kaminski issued a tweet on Sunday (July 2) that 187 people tried to enter Poland from Beros illegally on Saturday (1st).</text:p>
      <text:p text:style-name="P4">
He added: "Due to the heating tensions between the border between Poland and the White Ross, I have decided to use 500 Polish police from prevention and counter -terrorism units to strengthen Poland's border power."</text:p>
      <text:p text:style-name="P4">
It is understood that 500 policemen will join Poland's border forces consisting of 5,000 border guards and 2,000 soldiers.</text:p>
      <text:p text:style-name="P4">
News Source: <text:a xlink:type="simple" xlink:href="https://www.zaobao.com.sg/realtime/world/story20230702-1409987" text:style-name="Internet_20_link" text:visited-style-name="Visited_20_Internet_20_Link">
https://www.zaobao.com.sg/realtime/world/story20230702-1409987</text:a>
</text:p>
      <!--NEWS-->
      <text:h text:style-name="P10" text:outline-level="1">
<text:span text:style-name="T4">
Anwar: Thoroughly investigated officials at Kuala Lumpur Airport with the detaining tourist incident</text:span>
</text:h>
      <text:p text:style-name="P4">
Author: 联合早报 (Person)</text:p>
      <text:p text:style-name="P4">
Publisher: 联合早报 (Organization)</text:p>
      <text:p text:style-name="P4">
Published Time: 2023-07-02T18:51</text:p>
      <text:p text:style-name="P4">
Modified Time: 2023-07-02T19:22</text:p>
      <text:p text:style-name="P4">
Description: The Prime Minister Anwar, the Prime Minister Anwar on Sunday (July 2nd), was reported on Friday (June 30), Malaysia's Kuala Lumpur International Airport on Friday (June 30). He pointed out that most officials have fulfilled their duties, but they do not rule out a small hand of harm. Anwar Star ...</text:p>
      <text:p text:style-name="P4">
Videos: []</text:p>
      <text:p text:style-name="P4">
Audios: []</text:p>
      <text:p text:style-name="P4">
Images: []</text:p>
      <text:p text:style-name="P4">
Type: NewsArticle</text:p>
      <text:p text:style-name="P4">
Breadcrumbs: ['即时', '国际']</text:p>
      <text:p text:style-name="P4">
Keywords: ['安华', '吉隆坡国际机场', '移民局', '贪污']</text:p>
      <!--METADATA-->
      <text:p text:style-name="P4">
Malaysia Kuala Lumpur International Airport on Friday (June 30) in Malaysia reported <text:a xlink:type="simple" xlink:href="https://www.zaobao.com.sg/realtime/world/story20230630-1409430" text:style-name="Internet_20_link" text:visited-style-name="Visited_20_Internet_20_Link">
officials with Chinese female tourist incidents</text:a>
Later, Prime Minister Anhua Sunday (July 2nd) went there to assault for inspection at noon. He pointed out that most officials have fulfilled their duties, but they do not rule out a small hand of harm.</text:p>
      <text:p text:style-name="P4">
Anhua launched a half -hour assault inspection at Kuala Lumpur International Airport on Sunday at noon. The accompaniment included the Police Chief of Police Lazarin, Shiru Sheriff Hushen, and Li James, Director of the Action Director of the Kuala Lumpur International Airport Immigration Bureau. Politicians or ministers were accompanied by the scene.</text:p>
      <text:p text:style-name="P4">
Regarding the recent enthusiastic immigration officials detained the incident of Chinese female tourists, Anwar said in a media interview that the government must thoroughly investigate the matter. He also prepared to bring the matter to the cabinet meeting on Wednesday (July 5).</text:p>
      <text:p text:style-name="P4">
He said that the operation of the Kuala Lumpur International Airport Customs Bureau and the Immigration Bureau was generally controlled. Only some problems were found. The authorities will follow up the investigation and take necessary improvements. He does not rule out that there may be a small group of horses in the immigration bureau officials. "Most immigration officials are loyal to their duties. If there is a problem, we will solve it. If officials have improper behavior, we will also take appropriate action."</text:p>
      <text:p text:style-name="P4">
Minister of Tourism, Art and Culture Zhang Qingxin told the media last Saturday (July 1) that after receiving a call from the Malaysian Consulate General in Guangzhou last Friday, he rushed to Kuala Lumpur International Airport at 3 am on Saturday.</text:p>
      <text:p text:style-name="P4">
He said that at that time, a Chinese woman was called by the immigration office for more than 15 hours due to the language of the immigration department. Essence After Zhang Qingxin negotiated with officials, the woman was allowed to enter the country.</text:p>
      <text:p text:style-name="P4">
Zhang Qingxin's actions caused the Malaysian Civil Service Union and UMNO. However, the Malaysian Travel Agency Association, Malaysia International Tourism Development Association, Malaysia Business Hotel Association and Malaysian Guide Guide Council thanked Zhang Qingxin for their timely to maintain the image of Malaysia.</text:p>
      <text:p text:style-name="P4">
In addition, Azhan Pakistan, chairman of the Anti -Corruption Commission, told the Malaysian striker for the Monday (July 3rd) to meet with Zhang Qingxin and related Chinese women on Monday (July 3) to confirm that Zhang Qingxin refers to the corruption of the airport immigration officers. Essence</text:p>
      <text:p text:style-name="P4">
News Source: <text:a xlink:type="simple" xlink:href="https://www.zaobao.com.sg/realtime/world/story20230702-1410000" text:style-name="Internet_20_link" text:visited-style-name="Visited_20_Internet_20_Link">
https://www.zaobao.com.sg/realtime/world/story20230702-1410000</text:a>
</text:p>
      <!--NEWS-->
      <text:h text:style-name="P10" text:outline-level="1">
<text:span text:style-name="T4">
Ukrainian Deputy Defense: The Russian army advances forward in 4 regions</text:span>
</text:h>
      <text:p text:style-name="P4">
Publisher: 法新社</text:p>
      <text:p text:style-name="P4">
Published Time: 2023-07-02T19:02:09+00:00</text:p>
      <text:p text:style-name="P4">
Modified Time: 2023-07-02T18:35:04+00:00</text:p>
      <text:p text:style-name="P4">
Description: (Agence France -Presse, Kiev, 2nd) Mariar, deputy minister of the Ministry of Defense of Ukraine today, said today that the Russian forces are advancing forward in the four regions of the front line of East Ukraine, and the two armies broke out "fierce fight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7-02T19-02-09-00-00/000000.png" xlink:type="simple" xlink:show="embed" xlink:actuate="onLoad" draw:mime-type="image/png"/>
</draw:frame>
Mariar said in the community media: "There are fierce battles everywhere. The situation is quite complicated."</text:p>
      <text:p text:style-name="P4">
She said: "The enemy is advancing in Avdiivka, Marinka and Lyman. The enemy forces are also advancing forward in the Svatove area."</text:p>
      <text:p text:style-name="P4">
Mariar pointed out that the Ukraine troops were "slightly progressive" in the advancement of Bakhmut in Bakhmut, as well in Berdyansk and Melitopol in southern Ukraine. "</text:p>
      <text:p text:style-name="P4">
She said that the Black Army's offensive in the south faced "the enemy's strong resistance, remote control of Brey and the reserve forces", so the progress was "slow."</text:p>
      <text:p text:style-name="P4">
News Source: <text:a xlink:type="simple" xlink:href="https://www.rfi.fr/cn/%E5%9B%BD%E9%99%85%E6%8A%A5%E9%81%93/20230702-%E4%B9%8C%E5%85%8B%E5%85%B0%E5%89%AF%E9%98%B2%E9%95%BF-%E4%BF%84%E5%86%9B%E5%9C%A84%E5%9C%B0%E5%8C%BA%E5%90%91%E5%89%8D%E6%8E%A8%E8%BF%9B" text:style-name="Internet_20_link" text:visited-style-name="Visited_20_Internet_20_Link">
https://www.rfi.fr/cn/%E5%9B%BD%E9%99%85%E6%8A%A5%E9%81%93/20230702-%E4%B9%8C%E5%85%8B%E5%85%B0%E5%89%AF%E9%98%B2%E9%95%BF-%E4%BF%84%E5%86%9B%E5%9C%A84%E5%9C%B0%E5%8C%BA%E5%90%91%E5%89%8D%E6%8E%A8%E8%BF%9B</text:a>
</text:p>
      <!--NEWS-->
      <text:h text:style-name="P10" text:outline-level="1">
<text:span text:style-name="T4">
American journalist Bei Shuying warned: Beijing's "totalitarian economy governing the country" has become a hidden danger of global</text:span>
</text:h>
      <text:p text:style-name="P4">
Author: chinese@voanews.com (黄丽玲)</text:p>
      <text:p text:style-name="P4">
Publisher: 美国之音中文网 (Type: NewsMediaOrganization)</text:p>
      <text:p text:style-name="P4">
Published Time: 2023-07-02T20:00:36+08:00</text:p>
      <text:p text:style-name="P4">
Modified Time: 2023-07-02 14:45:48Z</text:p>
      <text:p text:style-name="P4">
Description: American reporter Bethay Allen's upcoming new book "Beijing Rule" calls on global democratic countries to attach importance to Beijing's comprehensive "weapons" in recent years, in order to force democracy and multinational companies to surrender China's totalitarian values. The new book she is about to publish in August describes China's economic coercion with the "totalitarian economy", and has called on global democratic countries to form alliances and return to the route of democratic values and economic and trade.</text:p>
      <text:p text:style-name="P4">
Videos: []</text:p>
      <text:p text:style-name="P4">
Images: []</text:p>
      <text:p text:style-name="P4">
Categories: ['中国', '经济·金融·贸易', '美中关系']</text:p>
      <text:p text:style-name="P4">
Type: None</text:p>
      <!--METADATA-->
      <text:p text:style-name="P4">
Nonenone</text:p>
      <text:p text:style-name="P4">
News Source: <text:a xlink:type="simple" xlink:href="https://www.voachinese.com/a/how-china-weaponized-its-economy-to-confront-the-west-20230630/7161692.html" text:style-name="Internet_20_link" text:visited-style-name="Visited_20_Internet_20_Link">
https://www.voachinese.com/a/how-china-weaponized-its-economy-to-confront-the-west-20230630/7161692.html</text:a>
</text:p>
      <!--NEWS-->
      <text:h text:style-name="P10" text:outline-level="1">
<text:span text:style-name="T4">
British Hong Kong people Xuebu demonstration was harassed by London to mourn the victims of fighting against death</text:span>
</text:h>
      <text:p text:style-name="P4">
Author: chinese@voanews.com (郑乐捷)</text:p>
      <text:p text:style-name="P4">
Publisher: 美国之音中文网 (Type: NewsMediaOrganization)</text:p>
      <text:p text:style-name="P4">
Published Time: 2023-07-02T20:52:19+08:00</text:p>
      <text:p text:style-name="P4">
Modified Time: 2023-07-02 12:52:19Z</text:p>
      <text:p text:style-name="P4">
Description: July 1 is the 26th anniversary of the transfer of sovereignty in Hong Kong. Hong Kong people in many cities in the UK have held demonstrations, and they are harassed by the Chinese in one of them.</text:p>
      <text:p text:style-name="P4">
Videos: []</text:p>
      <text:p text:style-name="P4">
Images: []</text:p>
      <text:p text:style-name="P4">
Categories: ['港澳', '欧洲', '人权']</text:p>
      <text:p text:style-name="P4">
Type: None</text:p>
      <!--METADATA-->
      <text:p text:style-name="P4">
Nonenone</text:p>
      <text:p text:style-name="P4">
News Source: <text:a xlink:type="simple" xlink:href="https://www.voachinese.com/a/hongkongers-protest-in-uk-met-with-chinese-harassment-20230702/7163700.html" text:style-name="Internet_20_link" text:visited-style-name="Visited_20_Internet_20_Link">
https://www.voachinese.com/a/hongkongers-protest-in-uk-met-with-chinese-harassment-20230702/7163700.html</text:a>
</text:p>
      <!--NEWS-->
      <text:h text:style-name="P10" text:outline-level="1">
<text:span text:style-name="T4">
White House: Biden will launch a European itinerary</text:span>
</text:h>
      <text:p text:style-name="P4">
Author: 联合早报 (Person)</text:p>
      <text:p text:style-name="P4">
Publisher: 联合早报 (Organization)</text:p>
      <text:p text:style-name="P4">
Published Time: 2023-07-02T22:38</text:p>
      <text:p text:style-name="P4">
Modified Time: 2023-07-02T22:38</text:p>
      <text:p text:style-name="P4">
Description: The White House issued a statement saying that US President Biden has arranged a trip to Europe to plan to go to Britain, Lithuania and Finland. Agence France -Presse reported that the White House Sunday (July 2) said that Biden planned to depart from the UK next Sunday (July 9) to the British King Charles III and the first ...</text:p>
      <text:p text:style-name="P4">
Videos: []</text:p>
      <text:p text:style-name="P4">
Audios: []</text:p>
      <text:p text:style-name="P4">
Images: []</text:p>
      <text:p text:style-name="P4">
Type: NewsArticle</text:p>
      <text:p text:style-name="P4">
Breadcrumbs: ['即时', '国际']</text:p>
      <text:p text:style-name="P4">
Keywords: ['白宫', '拜登', '美国', '欧洲']</text:p>
      <!--METADATA-->
      <text:p text:style-name="P4">
The White House issued a statement saying that US President Biden has arranged a trip to Europe to plan to go to Britain, Lithuania and Finland.</text:p>
      <text:p text:style-name="P4">
Agence France -Presse reported that the White House Sunday (July 2nd) said that Biden planned to depart from the UK next Sunday (July 9) to meet with British King Charles III and Prime Minister Risanak. Then, Biden will attend the NATO Summit at Vernis, the capital of Lithuania, and then visit the Finnish capital Helsinki to participate in the United States-Nordic Leaders Summit.</text:p>
      <text:p text:style-name="P4">
News Source: <text:a xlink:type="simple" xlink:href="https://www.zaobao.com.sg/realtime/world/story20230702-1410041" text:style-name="Internet_20_link" text:visited-style-name="Visited_20_Internet_20_Link">
https://www.zaobao.com.sg/realtime/world/story20230702-1410041</text:a>
</text:p>
      <!--NEWS-->
      <text:h text:style-name="P10" text:outline-level="1">
<text:span text:style-name="T4">
German Prime Minister's concerns about French riots</text:span>
</text:h>
      <text:p text:style-name="P4">
Author: 联合早报 (Person)</text:p>
      <text:p text:style-name="P4">
Publisher: 联合早报 (Organization)</text:p>
      <text:p text:style-name="P4">
Published Time: 2023-07-02T22:54</text:p>
      <text:p text:style-name="P4">
Modified Time: 2023-07-02T22:54</text:p>
      <text:p text:style-name="P4">
Description: German Prime Minister Tsurtz said he concerned about France's increasing riots. One day before, French President Macron had not yet subsided that the violence had not subsided, and delayed his plan to go to Germany to carry out national visits. Agence France -Presse reported that Sunday (July 2) told Germany to public broadcast ...</text:p>
      <text:p text:style-name="P4">
Videos: []</text:p>
      <text:p text:style-name="P4">
Audios: []</text:p>
      <text:p text:style-name="P4">
Images: []</text:p>
      <text:p text:style-name="P4">
Type: NewsArticle</text:p>
      <text:p text:style-name="P4">
Breadcrumbs: ['即时', '国际']</text:p>
      <text:p text:style-name="P4">
Keywords: ['德国', '法国', '骚乱', '朔尔茨']</text:p>
      <!--METADATA-->
      <text:p text:style-name="P4">
German Prime Minister Tzuz said that he was in <text:a xlink:type="simple" xlink:href="https://www.zaobao.com.sg/news/world/story20230701-1409781" text:style-name="Internet_20_link" text:visited-style-name="Visited_20_Internet_20_Link">
France's increasing riots</text:a>
Represents concern. One day before, <text:a xlink:type="simple" xlink:href="https://www.zaobao.com.sg/realtime/world/story20230701-1409756" text:style-name="Internet_20_link" text:visited-style-name="Visited_20_Internet_20_Link">
French President Macron has not subsided due to violence, and postponed plans to go to Germany to carry out national visits</text:a>
Essence</text:p>
      <text:p text:style-name="P4">
Agence France -Pressene reported that Sunday (July 2nd) told the German Public Broadcasting Corporation ARD that France is a friendly neighbor that Paris and Berlin will ensure that the European Union will continue to operate well in the future.</text:p>
      <text:p text:style-name="P4">
"This is why we will pay attention to (riots), I hope, and I also believe that the French president will find a way (solve the riots) to ensure that this situation can be improved rapidly."</text:p>
      <text:p text:style-name="P4">
The Presidential Palace of Germany announced on Saturday (1st) that Macron had canceled the original visits due to large -scale violence in France; this time a state visits have been regarded as an opportunity to revitalize the relationship between Germany and France.</text:p>
      <text:p text:style-name="P4">
News Source: <text:a xlink:type="simple" xlink:href="https://www.zaobao.com.sg/realtime/world/story20230702-1410044" text:style-name="Internet_20_link" text:visited-style-name="Visited_20_Internet_20_Link">
https://www.zaobao.com.sg/realtime/world/story20230702-1410044</text:a>
</text:p>
      <!--NEWS-->
      <text:h text:style-name="P10" text:outline-level="1">
<text:span text:style-name="T4">
Philippine travel promotional video uses the landscape picture of other countries</text:span>
</text:h>
      <text:p text:style-name="P4">
Author: 联合早报 (Person)</text:p>
      <text:p text:style-name="P4">
Publisher: 联合早报 (Organization)</text:p>
      <text:p text:style-name="P4">
Published Time: 2023-07-02T22:59</text:p>
      <text:p text:style-name="P4">
Modified Time: 2023-07-02T23:05</text:p>
      <text:p text:style-name="P4">
Description: After the Philippine's official tourism promotion promotional video was revealed by the use of other gorgeous scenery, officials of the Philippine Tourism Bureau rushed to make the promotional video removed. Agence France -Presse reported that the Hengmei Advertising (DDB) Philippine Branch, responsible for the production of the promotional video, apologized to the use of extremely inappropriate pictures. the Philippines...</text:p>
      <text:p text:style-name="P4">
Videos: []</text:p>
      <text:p text:style-name="P4">
Audios: []</text:p>
      <text:p text:style-name="P4">
Images: []</text:p>
      <text:p text:style-name="P4">
Type: NewsArticle</text:p>
      <text:p text:style-name="P4">
Breadcrumbs: ['即时', '国际']</text:p>
      <text:p text:style-name="P4">
Keywords: ['菲律宾', '旅游业']</text:p>
      <!--METADATA-->
      <text:p text:style-name="P4">
After the Philippine's official tourism promotion promotional video was revealed by the use of other gorgeous scenery, officials of the Philippine Tourism Bureau rushed to make the promotional video removed.</text:p>
      <text:p text:style-name="P4">
Agence France -Presse reported that the Hengmei Advertising (DDB) Philippine Branch, responsible for the production of the promotional video, apologized to the use of extremely inappropriate pictures.</text:p>
      <text:p text:style-name="P4">
The Philippine government cost $ 900,000 (about S $ 1.2 million), and launched a tourism promotional activity of "Love Thephilippines" on June 27. The Ministry of Tourism said on the evening of Saturday (July 1) that the promotional videos of Hengmei advertising were investigating the allegations of non -original shooting. The Ministry of Tourism then deleted the video from the Facebook page.</text:p>
      <text:p text:style-name="P4">
The famous Philippine blog Sassat posted on Facebook that several pictures in the promotional video came from other countries.</text:p>
      <text:p text:style-name="P4">
After analyzing the promotional videos of the France -France -France -France -France -France, the beauty of Brazil, the terraces in Indonesia, and the beauty of Switzerland and the United Arab Emirates appeared in the promotional video.</text:p>
      <text:p text:style-name="P4">
Hengmei Advertising Sunday (2nd) to apologize to the use of "foreign materials", saying that "it is very inappropriate to use foreign materials in the Philippine tourism propaganda and contradiction with the target of the Ministry of Tourism."</text:p>
      <text:p text:style-name="P4">
Tourism is one of the key industries in the Philippines. The Philippines has undeveloped diving attractions and white beaches, but due to poor infrastructure and high tourism costs, the number of tourists is behind neighboring countries.</text:p>
      <text:p text:style-name="P4">
According to data from the World Tourism Organization of the United Nations, there were 2.7 million tourists entering the Philippines last year, a decrease of 68%from the level in 2019.</text:p>
      <text:p text:style-name="P4">
News Source: <text:a xlink:type="simple" xlink:href="https://www.zaobao.com.sg/realtime/world/story20230702-1410046" text:style-name="Internet_20_link" text:visited-style-name="Visited_20_Internet_20_Link">
https://www.zaobao.com.sg/realtime/world/story20230702-1410046</text:a>
</text:p>
      <!--NEWS-->
      <text:h text:style-name="P10" text:outline-level="1">
<text:span text:style-name="T4">
Patriotic education law, welcome more "small pink"</text:span>
</text:h>
      <text:p text:style-name="P4">
Author: chinese@voanews.com (王刚)</text:p>
      <text:p text:style-name="P4">
Publisher: 美国之音中文网 (Type: NewsMediaOrganization)</text:p>
      <text:p text:style-name="P4">
Published Time: 2023-07-02T23:11:38+08:00</text:p>
      <text:p text:style-name="P4">
Modified Time: 2023-07-02 15:37:03Z</text:p>
      <text:p text:style-name="P4">
Description: The Chinese People's Congress is expected to officially pass the Legislative Law of the Patriotic Education Law of the People's Republic of China. Analysts pointed out that in the context of the current economic downturn, the CCP especially needs to continuously strengthen patriotic education to maintain its governing legitimacy. This law will also create more "small pink" to create more "small pink" among young people.</text:p>
      <text:p text:style-name="P4">
Videos: []</text:p>
      <text:p text:style-name="P4">
Images: []</text:p>
      <text:p text:style-name="P4">
Categories: ['中国', '法律']</text:p>
      <text:p text:style-name="P4">
Type: None</text:p>
      <!--METADATA-->
      <text:p text:style-name="P4">
Nonenone</text:p>
      <text:p text:style-name="P4">
News Source: <text:a xlink:type="simple" xlink:href="https://www.voachinese.com/a/china-plans-to-roll-out-patriotic-education-law-20230702/7163797.html" text:style-name="Internet_20_link" text:visited-style-name="Visited_20_Internet_20_Link">
https://www.voachinese.com/a/china-plans-to-roll-out-patriotic-education-law-20230702/7163797.html</text:a>
</text:p>
      <!--NEWS-->
      <text:h text:style-name="P10" text:outline-level="1">
<text:span text:style-name="T4">
New satellite terminals at Suwan Napu International Airport in Thailand</text:span>
</text:h>
      <text:p text:style-name="P4">
Author: 联合早报 (Person)</text:p>
      <text:p text:style-name="P4">
Publisher: 联合早报 (Organization)</text:p>
      <text:p text:style-name="P4">
Published Time: 2023-07-02T23:47</text:p>
      <text:p text:style-name="P4">
Modified Time: 2023-07-02T23:48</text:p>
      <text:p text:style-name="P4">
Description: The Thai Airport Administration (Airports of Thailand) will open up a new satellite terminal at Suwannap International Airport in September to increase the airport's entry and exit passenger processing volume. "Bangkok Post" reported that Gerat ...</text:p>
      <text:p text:style-name="P4">
Videos: []</text:p>
      <text:p text:style-name="P4">
Audios: []</text:p>
      <text:p text:style-name="P4">
Images: []</text:p>
      <text:p text:style-name="P4">
Type: NewsArticle</text:p>
      <text:p text:style-name="P4">
Breadcrumbs: ['即时', '国际']</text:p>
      <text:p text:style-name="P4">
Keywords: ['泰国', '旅游业', '机场']</text:p>
      <!--METADATA-->
      <text:p text:style-name="P4">
The Thai Airport Administration (Airports of Thailand) will open up a new satellite terminal at Suwannap International Airport in September to increase the airport's entry and exit passenger processing volume.</text:p>
      <text:p text:style-name="P4">
"Bangkok Post" reported that Keratikijmanawat, president of the Airport Management Bureau, said that the new satellite terminal can handle 15 million passengers per year to enable the passenger processing capabilities of Suwan Napu International Airport to 6,000 per year per year Thousands of people.</text:p>
      <text:p text:style-name="P4">
The terminals covering an area of 216,000 square meters have 28 boards and a children's amusement area. The project is close to the end. It is currently waiting for a chair with a USB power socket.</text:p>
      <text:p text:style-name="P4">
The passenger flow from October last year from October last year from October last year, the number of passengers increased by 230.8%compared with the same period last year, reaching 31.6 million people, of which 23.46 million were international passengers and 8.14 million were domestic passengers.</text:p>
      <text:p text:style-name="P4">
The average daily passenger flow of the airport this year is about 140,000 to 150,000.</text:p>
      <text:p text:style-name="P4">
Geladi said that the Airport Administration also plans to install automatic customs clearance facilities for immigration passengers from Singapore and Hong Kong next year to solve the problem of crowding at the airport entry department.</text:p>
      <text:p text:style-name="P4">
He said that in the future, other 90 countries holding electronic passports can also use automatic relationships when they leave the country.</text:p>
      <text:p text:style-name="P4">
The departure passenger processing capabilities of Suwan Napu International Airport will increase from 6,200 people per hour to 8,800 people in the future; entry passenger processing capabilities will be improved from the current hourly 11,000 people to every future to every future. Hill 13,300 people.</text:p>
      <text:p text:style-name="P4">
He also said that the Airport Administration will introduce automatic biometric systems with facial recognition technology next year to provide services to passengers with boarding procedures.</text:p>
      <text:p text:style-name="P4">
News Source: <text:a xlink:type="simple" xlink:href="https://www.zaobao.com.sg/realtime/world/story20230702-1410052" text:style-name="Internet_20_link" text:visited-style-name="Visited_20_Internet_20_Link">
https://www.zaobao.com.sg/realtime/world/story20230702-1410052</text:a>
</text:p>
      <!--NEWS-->
      <text:h text:style-name="P10" text:outline-level="1">
<text:span text:style-name="T4">
A French mayor control riots driving into a home and causing injuries to his wife and children</text:span>
</text:h>
      <text:p text:style-name="P4">
Publisher: 法新社</text:p>
      <text:p text:style-name="P4">
Published Time: 2023-07-02T4:02:09+00:00</text:p>
      <text:p text:style-name="P4">
Modified Time: 2023-07-02T14:50:02+00:00</text:p>
      <text:p text:style-name="P4">
Description: (AFP, France, France, 2nd), L'haÿ-leses mayor Vincent Jeanbrun, the mayor , Resulting in his wife and one of the children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7-02T4-02-09-00-00/000000.png" xlink:type="simple" xlink:show="embed" xlink:actuate="onLoad" draw:mime-type="image/png"/>
</draw:frame>
Shangbulun said on Twitter that after he and his family were asleep, the protesters first "drove in" in his home and then "set fire".</text:p>
      <text:p text:style-name="P4">
Shangbulun wrote: "Last night, horror and disgraceful behavior reached a milestone."</text:p>
      <text:p text:style-name="P4">
This incident occurred at the fifth night of the riots that set off a riots in France. In the suburbs of African -American Youth Nahel, after driving, he refused to obey the roadside inspection due to driving. After being shot and killed by the police. Facilities and conflicts with security forces.</text:p>
      <text:p text:style-name="P4">
Shang Bulun charged: "My wife and one of them were injured. This is an attempt to murder out for the cowardice that cannot be described."</text:p>
      <text:p text:style-name="P4">
News Source: <text:a xlink:type="simple" xlink:href="https://www.rfi.fr/cn/%E5%9B%BD%E9%99%85%E6%8A%A5%E9%81%93/20230702-%E6%B3%95%E5%9B%BD%E4%B8%80%E5%B8%82%E9%95%BF%E6%8E%A7%E6%9A%B4%E5%8A%A8%E5%88%86%E5%AD%90%E5%BC%80%E8%BD%A6%E5%86%B2%E8%BF%9B%E4%BD%8F%E5%AE%B6-%E5%AF%BC%E8%87%B4%E5%A6%BB%E5%84%BF%E5%8F%97%E4%BC%A4" text:style-name="Internet_20_link" text:visited-style-name="Visited_20_Internet_20_Link">
https://www.rfi.fr/cn/%E5%9B%BD%E9%99%85%E6%8A%A5%E9%81%93/20230702-%E6%B3%95%E5%9B%BD%E4%B8%80%E5%B8%82%E9%95%BF%E6%8E%A7%E6%9A%B4%E5%8A%A8%E5%88%86%E5%AD%90%E5%BC%80%E8%BD%A6%E5%86%B2%E8%BF%9B%E4%BD%8F%E5%AE%B6-%E5%AF%BC%E8%87%B4%E5%A6%BB%E5%84%BF%E5%8F%97%E4%BC%A4</text:a>
</text:p>
      <!--NEWS-->
      <text:h text:style-name="P10" text:outline-level="1">
<text:span text:style-name="T4">
Kiev attacked Ukraine and said that all Russian missiles and drones were shot down</text:span>
</text:h>
      <text:p text:style-name="P4">
Publisher: 法新社</text:p>
      <text:p text:style-name="P4">
Published Time: 2023-07-02T6:02:09+00:00</text:p>
      <text:p text:style-name="P4">
Modified Time: 2023-07-02T14:35:01+00:00</text:p>
      <text:p text:style-name="P4">
Description: (Agence France -Presse, Kiev, 2nd) The Ukrainian Air Force said today that the Russian forces fired 3 cruise missiles and 8 attack drones at night, and the Ukraine shot down all the strikes. This is the first time Russia launched an air raid against Kiev in the past 12 day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7-02T6-02-09-00-00/000000.png" xlink:type="simple" xlink:show="embed" xlink:actuate="onLoad" draw:mime-type="image/png"/>
</draw:frame>
The Ukrainian Air Force stated that it had destroyed "all air targets", including eight Iranian drones and 3 Kalibr cruise missiles.</text:p>
      <text:p text:style-name="P4">
In the statement, the Ukrainian Air Force pointed out: "8 witnesses (Shahet) drones were launched from the southeast, and 3" caliber "patrol missiles were launched from the Black Sea."</text:p>
      <text:p text:style-name="P4">
Kislan Kravchenko, the Chief Executive of Kiev, said three people in the Kiev area were damaged by the fragments of the house in the Kiev area.</text:p>
      <text:p text:style-name="P4">
Claver Chengke added that a man's leg was injured.</text:p>
      <text:p text:style-name="P4">
After providing more powerful air defense capabilities to Western allies, Ukraine is more and more good at repel -wave cruise missiles and drones from Russia.</text:p>
      <text:p text:style-name="P4">
Since the beginning of this year, Kiev, which has been relatively less attacked, has faced frequent night air strikes in May. (Translator: Wang Jiayu/Calculate: Chen Zhengyi)</text:p>
      <text:p text:style-name="P4">
News Source: <text:a xlink:type="simple" xlink:href="https://www.rfi.fr/cn/%E5%9B%BD%E9%99%85%E6%8A%A5%E9%81%93/20230702-%E5%9F%BA%E8%BE%85%E9%81%87%E8%A2%AD-%E4%B9%8C%E5%85%8B%E5%85%B0%E7%A7%B0%E5%87%BB%E8%90%BD%E6%89%80%E6%9C%89%E4%BF%84%E5%9B%BD%E9%A3%9E%E5%BC%B9%E5%8F%8A%E6%97%A0%E4%BA%BA%E6%9C%BA" text:style-name="Internet_20_link" text:visited-style-name="Visited_20_Internet_20_Link">
https://www.rfi.fr/cn/%E5%9B%BD%E9%99%85%E6%8A%A5%E9%81%93/20230702-%E5%9F%BA%E8%BE%85%E9%81%87%E8%A2%AD-%E4%B9%8C%E5%85%8B%E5%85%B0%E7%A7%B0%E5%87%BB%E8%90%BD%E6%89%80%E6%9C%89%E4%BF%84%E5%9B%BD%E9%A3%9E%E5%BC%B9%E5%8F%8A%E6%97%A0%E4%BA%BA%E6%9C%BA</text:a>
</text:p>
      <!--NEWS-->
      <text:h text:style-name="P10" text:outline-level="1">
<text:span text:style-name="T4">
The reputation of the Saudi Wan Wash in the Saudi Wash? Jokovic hopes to maintain the tennis tradition</text:span>
</text:h>
      <text:p text:style-name="P4">
Publisher: 法新社</text:p>
      <text:p text:style-name="P4">
Published Time: 2023-07-02T8:32:09+00:00</text:p>
      <text:p text:style-name="P4">
Modified Time: 2023-07-02T15:20:03+00:00</text:p>
      <text:p text:style-name="P4">
Description: (Agence France -Presse, London 1st) Serbian star Novak Djokovic said today that if ATP, WTA and Saudi Arabia reached an agreement, they will run in the country. Sex and tradition.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7-02T8-32-09-00-00/000000.png" xlink:type="simple" xlink:show="embed" xlink:actuate="onLoad" draw:mime-type="image/png"/>
</draw:frame>
Saudi Arabia was accused of "whitewashing" for its human rights with sports, and now the World Professional Tennis Association (ATP) and World Women's Professional Tennis Association (WTA), which are responsible for men's and female professional tennis events.</text:p>
      <text:p text:style-name="P4">
Saudi Arabia has successively signed the Portuguese football superstar "Cristiano Ronaldo" Cristiano Ronaldo and the Ballon D'Or winner Karimbenzema and other old stars to play for their local leagues and also funded their local league. Newcastle in the Premier League.</text:p>
      <text:p text:style-name="P4">
Saudi Arabia founded the LIV League, which set off a wave of waves in the high golf world. In addition, the Saudi State also held the Formula ONE Grand Prix.</text:p>
      <text:p text:style-name="P4">
Jokovic, who won the 23 Grand Slam championship in his career, said during Wimbledon: "As far as how to view sports activities, I think tennis is a world -class personal movement, which may be closest to golf."</text:p>
      <text:p text:style-name="P4">
"I think, from the example of golf, we should be able to learn a lot. If you want to protect the integrity, tradition and history of this sport, let it develop in a suitable way. "</text:p>
      <text:p text:style-name="P4">
WTA Chairman Steve Simon said on June 30 that WTA is evaluating "challenging topics" such as Saudi Arabia with Saudi Arabia.</text:p>
      <text:p text:style-name="P4">
Saudi Arabia has been mentioned that this year's WTA year -end game may be held.</text:p>
      <text:p text:style-name="P4">
Simon said: "This is a very difficult and challenging topic, which is currently being measured by many units."</text:p>
      <text:p text:style-name="P4">
"In February, I went to the Saudi Arabia to see it in February. I also brought two players and some representatives to go. We want to see what happened there."</text:p>
      <text:p text:style-name="P4">
ATP Chairman Andrea Gaudenzi said that ATP had a "positive" discussion with Public InvestmentFund.</text:p>
      <text:p text:style-name="P4">
The news attracted criticisms from the legendary of the net altar John Mcenro and Chris Evert.</text:p>
      <text:p text:style-name="P4">
Although the Saudi Arabia provides a lot of costs, the former world ball, Andymurray, still refuses to go to the Saudi Arabia to play the show. He said that if the Saudi Arabian game becomes a formal tour, it will be a "distinctive and difficult issue."</text:p>
      <text:p text:style-name="P4">
He pointed out: "Because, if you don't play those games, it will be obviously punished because of this, which is definitely what I must consider; unfortunately, this is the direction of many sports now."</text:p>
      <text:p text:style-name="P4">
News Source: <text:a xlink:type="simple" xlink:href="https://www.rfi.fr/cn/%E8%BF%90%E5%8A%A8%E5%A4%A9%E5%9C%B0/20230702-%E6%B2%99%E4%B9%8C%E5%9C%B0%E5%8A%9E%E7%BD%91%E8%B5%9B%E6%B4%97%E7%99%BD%E5%A3%B0%E8%AA%89-%E4%B9%94%E7%A7%91%E7%BB%B4%E5%A5%87%E7%9B%BC%E7%BB%B4%E6%8A%A4%E7%BD%91%E7%90%83%E4%BC%A0%E7%BB%9F" text:style-name="Internet_20_link" text:visited-style-name="Visited_20_Internet_20_Link">
https://www.rfi.fr/cn/%E8%BF%90%E5%8A%A8%E5%A4%A9%E5%9C%B0/20230702-%E6%B2%99%E4%B9%8C%E5%9C%B0%E5%8A%9E%E7%BD%91%E8%B5%9B%E6%B4%97%E7%99%BD%E5%A3%B0%E8%AA%89-%E4%B9%94%E7%A7%91%E7%BB%B4%E5%A5%87%E7%9B%BC%E7%BB%B4%E6%8A%A4%E7%BD%91%E7%90%83%E4%BC%A0%E7%BB%9F</text:a>
</text:p>
      <!--NEWS-->
      <text:h text:style-name="P10" text:outline-level="1">
<text:span text:style-name="T4">
Beijing is interested in sparse beauty, sending military delegations to visit English and France</text:span>
</text:h>
      <text:p text:style-name="P4">
Author: chinese@voanews.com (美国之音)</text:p>
      <text:p text:style-name="P4">
Publisher: 美国之音中文网 (Type: NewsMediaOrganization)</text:p>
      <text:p text:style-name="P4">
Published Time: 2023-07-03T00:15:59+08:00</text:p>
      <text:p text:style-name="P4">
Modified Time: 2023-07-02 16:15:59Z</text:p>
      <text:p text:style-name="P4">
Description: As China continued to refuse to recover with the US military, the Ministry of National Defense said on Saturday that China sent a military delegation to visit the UK and France for a week from June 24th to July 1st to discuss bilateral defense relations.</text:p>
      <text:p text:style-name="P4">
Videos: []</text:p>
      <text:p text:style-name="P4">
Images: []</text:p>
      <text:p text:style-name="P4">
Categories: ['美中关系', '欧洲', '军事']</text:p>
      <text:p text:style-name="P4">
Type: None</text:p>
      <!--METADATA-->
      <text:p text:style-name="P4">
Nonenone</text:p>
      <text:p text:style-name="P4">
News Source: <text:a xlink:type="simple" xlink:href="https://www.voachinese.com/a/chinese-military-delegation-visited-uk-france-20230702/7163841.html" text:style-name="Internet_20_link" text:visited-style-name="Visited_20_Internet_20_Link">
https://www.voachinese.com/a/chinese-military-delegation-visited-uk-france-20230702/7163841.html</text:a>
</text:p>
      <!--NEWS-->
      <text:h text:style-name="P10" text:outline-level="1">
<text:span text:style-name="T4">
New Zealand Prime Minister's visit to Xi Jinping Scholars: Fear of becoming the weakness of the Indo -Pacific Strategy</text:span>
</text:h>
      <text:p text:style-name="P4">
Author: chinese@voanews.com (向凌)</text:p>
      <text:p text:style-name="P4">
Publisher: 美国之音中文网 (Type: NewsMediaOrganization)</text:p>
      <text:p text:style-name="P4">
Published Time: 2023-07-03T00:42:04+08:00</text:p>
      <text:p text:style-name="P4">
Modified Time: 2023-07-02 16:54:46Z</text:p>
      <text:p text:style-name="P4">
Description: The New Zealand Prime Minister ended in China on June 30 for many days and cities. During the period, he met with senior officials such as Xi Jinping and Li Qiang to strengthen bilateral relations with China. Experts believe that New Zealand and Australia are different in resistance, but the continuous improvement of relations with China will cause the weaknesses of Indo -Pacific strategy.</text:p>
      <text:p text:style-name="P4">
Videos: []</text:p>
      <text:p text:style-name="P4">
Images: []</text:p>
      <text:p text:style-name="P4">
Categories: ['中国', '美洲', '亚太']</text:p>
      <text:p text:style-name="P4">
Type: None</text:p>
      <!--METADATA-->
      <text:p text:style-name="P4">
Nonenone</text:p>
      <text:p text:style-name="P4">
News Source: <text:a xlink:type="simple" xlink:href="https://www.voachinese.com/a/a-subtle-shift-in-the-anti-china-allies-from-the-oceania-20230702/7163864.html" text:style-name="Internet_20_link" text:visited-style-name="Visited_20_Internet_20_Link">
https://www.voachinese.com/a/a-subtle-shift-in-the-anti-china-allies-from-the-oceania-20230702/7163864.html</text:a>
</text:p>
      <!--NEWS-->
      <text:h text:style-name="P10" text:outline-level="1">
<text:span text:style-name="T4">
"709 Human Rights Lawyers Award" announced the list of winners of the year</text:span>
</text:h>
      <text:p text:style-name="P4">
Author: chinese@voanews.com (郑乐捷)</text:p>
      <text:p text:style-name="P4">
Publisher: 美国之音中文网 (Type: NewsMediaOrganization)</text:p>
      <text:p text:style-name="P4">
Published Time: 2023-07-03T05:28:01+08:00</text:p>
      <text:p text:style-name="P4">
Modified Time: 2023-07-02 21:44:16Z</text:p>
      <text:p text:style-name="P4">
Description: The seventh "China Human Rights Lawyer Award" was renamed the "709 Human Rights Lawyer Award". It praised not only Chinese human rights lawyers, but also lawyers suppressed in Hong Kong and other places. The winners of this session include Yu Wensheng and Zhou Shifeng of Chinese human rights lawyers, as well as Zou Xingtong, a lawyer of Hong Kong and former vice chairman of the Federation of Branch.</text:p>
      <text:p text:style-name="P4">
Videos: []</text:p>
      <text:p text:style-name="P4">
Images: []</text:p>
      <text:p text:style-name="P4">
Categories: ['港澳', '中国', '法律']</text:p>
      <text:p text:style-name="P4">
Type: None</text:p>
      <!--METADATA-->
      <text:p text:style-name="P4">
Nonenone</text:p>
      <text:p text:style-name="P4">
News Source: <text:a xlink:type="simple" xlink:href="https://www.voachinese.com/a/the-7th-human-rights-lawyers-day-2023-award-winners/7164010.html" text:style-name="Internet_20_link" text:visited-style-name="Visited_20_Internet_20_Link">
https://www.voachinese.com/a/the-7th-human-rights-lawyers-day-2023-award-winners/716401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